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05cm"/>
    </style:style>
    <style:style style:name="co2" style:family="table-column">
      <style:table-column-properties fo:break-before="auto" style:column-width="17.59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987cm"/>
    </style:style>
    <style:style style:name="co5" style:family="table-column">
      <style:table-column-properties fo:break-before="auto" style:column-width="2.406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7.89cm"/>
    </style:style>
    <style:style style:name="co8" style:family="table-column">
      <style:table-column-properties fo:break-before="auto" style:column-width="2.238cm"/>
    </style:style>
    <style:style style:name="co9" style:family="table-column">
      <style:table-column-properties fo:break-before="auto" style:column-width="1.82cm"/>
    </style:style>
    <style:style style:name="co10" style:family="table-column">
      <style:table-column-properties fo:break-before="auto" style:column-width="1.586cm"/>
    </style:style>
    <style:style style:name="co11" style:family="table-column">
      <style:table-column-properties fo:break-before="auto" style:column-width="1.349cm"/>
    </style:style>
    <style:style style:name="co12" style:family="table-column">
      <style:table-column-properties fo:break-before="auto" style:column-width="1.453cm"/>
    </style:style>
    <style:style style:name="co13" style:family="table-column">
      <style:table-column-properties fo:break-before="auto" style:column-width="2.318cm"/>
    </style:style>
    <style:style style:name="co14" style:family="table-column">
      <style:table-column-properties fo:break-before="auto" style:column-width="1.48cm"/>
    </style:style>
    <style:style style:name="co15" style:family="table-column">
      <style:table-column-properties fo:break-before="auto" style:column-width="2.422cm"/>
    </style:style>
    <style:style style:name="co16" style:family="table-column">
      <style:table-column-properties fo:break-before="auto" style:column-width="1.716cm"/>
    </style:style>
    <style:style style:name="co17" style:family="table-column">
      <style:table-column-properties fo:break-before="auto" style:column-width="2.004cm"/>
    </style:style>
    <style:style style:name="co18" style:family="table-column">
      <style:table-column-properties fo:break-before="auto" style:column-width="1.873cm"/>
    </style:style>
    <style:style style:name="co19" style:family="table-column">
      <style:table-column-properties fo:break-before="auto" style:column-width="2.736cm"/>
    </style:style>
    <style:style style:name="co20" style:family="table-column">
      <style:table-column-properties fo:break-before="auto" style:column-width="3.023cm"/>
    </style:style>
    <style:style style:name="co21" style:family="table-column">
      <style:table-column-properties fo:break-before="auto" style:column-width="3.888cm"/>
    </style:style>
    <style:style style:name="co22" style:family="table-column">
      <style:table-column-properties fo:break-before="auto" style:column-width="1.595cm"/>
    </style:style>
    <style:style style:name="co23" style:family="table-column">
      <style:table-column-properties fo:break-before="auto" style:column-width="4.734cm"/>
    </style:style>
    <style:style style:name="co24" style:family="table-column">
      <style:table-column-properties fo:break-before="auto" style:column-width="1.296cm"/>
    </style:style>
    <style:style style:name="co25" style:family="table-column">
      <style:table-column-properties fo:break-before="auto" style:column-width="2.145cm"/>
    </style:style>
    <style:style style:name="co26" style:family="table-column">
      <style:table-column-properties fo:break-before="auto" style:column-width="1.323cm"/>
    </style:style>
    <style:style style:name="co27" style:family="table-column">
      <style:table-column-properties fo:break-before="auto" style:column-width="0.512cm"/>
    </style:style>
    <style:style style:name="co28" style:family="table-column">
      <style:table-column-properties fo:break-before="auto" style:column-width="2.291cm"/>
    </style:style>
    <style:style style:name="co29" style:family="table-column">
      <style:table-column-properties fo:break-before="auto" style:column-width="1.637cm"/>
    </style:style>
    <style:style style:name="co30" style:family="table-column">
      <style:table-column-properties fo:break-before="auto" style:column-width="1.794cm"/>
    </style:style>
    <style:style style:name="co31" style:family="table-column">
      <style:table-column-properties fo:break-before="auto" style:column-width="2.579cm"/>
    </style:style>
    <style:style style:name="co32" style:family="table-column">
      <style:table-column-properties fo:break-before="auto" style:column-width="2.84cm"/>
    </style:style>
    <style:style style:name="co33" style:family="table-column">
      <style:table-column-properties fo:break-before="auto" style:column-width="3.678cm"/>
    </style:style>
    <style:style style:name="co34" style:family="table-column">
      <style:table-column-properties fo:break-before="auto" style:column-width="0.836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009cm"/>
    </style:style>
    <style:style style:name="co37" style:family="table-column">
      <style:table-column-properties fo:break-before="auto" style:column-width="1.245cm"/>
    </style:style>
    <style:style style:name="co38" style:family="table-column">
      <style:table-column-properties fo:break-before="auto" style:column-width="1.589cm"/>
    </style:style>
    <style:style style:name="co39" style:family="table-column">
      <style:table-column-properties fo:break-before="auto" style:column-width="4.731cm"/>
    </style:style>
    <style:style style:name="co40" style:family="table-column">
      <style:table-column-properties fo:break-before="auto" style:column-width="1.3cm"/>
    </style:style>
    <style:style style:name="co41" style:family="table-column">
      <style:table-column-properties fo:break-before="auto" style:column-width="2.14cm"/>
    </style:style>
    <style:style style:name="co42" style:family="table-column">
      <style:table-column-properties fo:break-before="auto" style:column-width="1.319cm"/>
    </style:style>
    <style:style style:name="co43" style:family="table-column">
      <style:table-column-properties fo:break-before="auto" style:column-width="0.5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.078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page" style:use-optimal-row-height="true"/>
    </style:style>
    <style:style style:name="ta1" style:family="table" style:master-page-name="Default">
      <style:table-properties table:display="true" style:writing-mode="lr-tb" table:tab-color="#ff0000"/>
    </style:style>
    <style:style style:name="ta2" style:family="table" style:master-page-name="Default">
      <style:table-properties table:display="true" style:writing-mode="lr-tb" table:tab-color="#008000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style:cell-protect="protected formula-hidden" style:print-content="false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cell-protect="protected formula-hidden" style:print-content="false"/>
      <style:text-properties fo:font-weight="bold" style:font-weight-asian="bold" style:font-weight-complex="bold"/>
    </style:style>
    <style:style style:name="ce4" style:family="table-cell" style:parent-style-name="Default">
      <style:table-cell-properties style:cell-protect="formula-hidden" style:print-content="false" style:text-align-source="fix" style:repeat-content="false" fo:wrap-option="wrap" fo:border="0.06pt solid #000000"/>
      <style:paragraph-properties fo:text-align="start" fo:margin-left="0cm"/>
    </style:style>
    <style:style style:name="ce6" style:family="table-cell" style:parent-style-name="Default">
      <style:table-cell-properties style:cell-protect="protected formula-hidden" style:print-content="false" style:text-align-source="fix" style:repeat-content="false" fo:wrap-option="wrap"/>
      <style:paragraph-properties fo:text-align="start" fo:margin-left="0cm"/>
    </style:style>
    <style:style style:name="ce7" style:family="table-cell" style:parent-style-name="Default">
      <style:table-cell-properties style:cell-protect="protected formula-hidden" style:print-content="false" style:text-align-source="fix" style:repeat-content="false" fo:wrap-option="wrap"/>
      <style:paragraph-properties fo:text-align="start" fo:margin-left="0cm"/>
      <style:text-properties fo:color="#ff0000"/>
    </style:style>
    <style:style style:name="ce8" style:family="table-cell" style:parent-style-name="Default">
      <style:table-cell-properties style:cell-protect="protected formula-hidden" style:print-content="false" style:text-align-source="fix" style:repeat-content="false" fo:wrap-option="wrap"/>
      <style:paragraph-properties fo:text-align="start" fo:margin-left="0cm"/>
      <style:text-properties fo:color="#008000"/>
    </style:style>
    <style:style style:name="ce9" style:family="table-cell" style:parent-style-name="Default">
      <style:table-cell-properties style:cell-protect="protected formula-hidden" style:print-content="false"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cell-protect="protected formula-hidden" style:print-content="false" style:text-align-source="fix" style:repeat-content="false" fo:wrap-option="wrap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style:cell-protect="protected formula-hidden" style:print-content="false" style:text-align-source="fix" style:repeat-content="false" fo:wrap-option="wrap"/>
      <style:paragraph-properties fo:text-align="start" fo:margin-left="0cm"/>
      <style:text-properties style:text-line-through-style="solid" style:text-line-through-type="single"/>
    </style:style>
    <style:style style:name="ce149" style:family="table-cell" style:parent-style-name="Default">
      <style:table-cell-properties style:cell-protect="protected formula-hidden" style:print-content="false"/>
    </style:style>
    <style:style style:name="ce150" style:family="table-cell" style:parent-style-name="Default">
      <style:table-cell-properties style:cell-protect="protected formula-hidden" style:print-content="false" style:text-align-source="fix" style:repeat-content="false" fo:background-color="transparent" fo:wrap-option="no-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2" style:family="table-cell" style:parent-style-name="Default">
      <style:table-cell-properties style:cell-protect="protected formula-hidden" style:print-content="false" fo:background-color="transparent" fo:wrap-option="no-wrap" fo:border="0.06pt solid #000000"/>
      <style:text-properties fo:font-weight="bold" style:font-weight-asian="bold" style:font-weight-complex="bold"/>
    </style:style>
    <style:style style:name="ce153" style:family="table-cell" style:parent-style-name="Default">
      <style:table-cell-properties style:cell-protect="formula-hidden" style:print-content="false" fo:background-color="transparent" fo:border="0.06pt solid #000000"/>
    </style:style>
    <style:style style:name="ce154" style:family="table-cell" style:parent-style-name="Default">
      <style:table-cell-properties style:cell-protect="protected formula-hidden" style:print-content="false" fo:background-color="transparent"/>
    </style:style>
    <style:style style:name="ce155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6" style:family="table-cell" style:parent-style-name="Default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8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/>
    </style:style>
    <style:style style:name="ce159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61" style:family="table-cell" style:parent-style-name="Default">
      <style:table-cell-properties style:cell-protect="protected formula-hidden" style:print-content="false" fo:wrap-option="no-wrap"/>
      <style:text-properties style:use-window-font-color="true" fo:font-weight="bold" style:font-weight-asian="bold" style:font-weight-complex="bold"/>
    </style:style>
    <style:style style:name="ce162" style:family="table-cell" style:parent-style-name="Default">
      <style:table-cell-properties style:cell-protect="protected formula-hidden" style:print-content="false"/>
      <style:text-properties style:use-window-font-color="true"/>
    </style:style>
    <style:style style:name="ce163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Liberation Mono" fo:font-weight="bold" style:font-weight-asian="bold" style:font-weight-complex="bold"/>
    </style:style>
    <style:style style:name="ce165" style:family="table-cell" style:parent-style-name="Default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style:use-window-font-color="true" style:font-name="Liberation Mono" fo:font-weight="bold" style:font-weight-asian="bold" style:font-weight-complex="bold"/>
    </style:style>
    <style:style style:name="ce166" style:family="table-cell" style:parent-style-name="Default" style:data-style-name="N0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 style:font-name="Liberation Mono"/>
    </style:style>
    <style:style style:name="ce167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 style:font-name="Liberation Mono"/>
    </style:style>
    <style:style style:name="ce33" style:family="table-cell" style:parent-style-name="Default" style:data-style-name="N107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4" style:family="table-cell" style:parent-style-name="Default" style:data-style-name="N107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2" style:family="table-cell" style:parent-style-name="Default" style:data-style-name="N107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/>
    </style:style>
    <style:style style:name="ce173" style:family="table-cell" style:parent-style-name="Default" style:data-style-name="N2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5" style:family="table-cell" style:parent-style-name="Default" style:data-style-name="N2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6" style:family="table-cell" style:parent-style-name="Default" style:data-style-name="N109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7" style:family="table-cell" style:parent-style-name="Default" style:data-style-name="N109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8" style:family="table-cell" style:parent-style-name="Default" style:data-style-name="N109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/>
    </style:style>
    <style:style style:name="ce179" style:family="table-cell" style:parent-style-name="Default" style:data-style-name="N1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0" style:family="table-cell" style:parent-style-name="Default" style:data-style-name="N0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/>
    </style:style>
    <style:style style:name="ce187" style:family="table-cell" style:parent-style-name="Default" style:data-style-name="N1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5" style:family="table-cell" style:parent-style-name="Default">
      <style:table-cell-properties style:cell-protect="protected formula-hidden" style:print-content="false"/>
      <style:text-properties style:use-window-font-color="true" fo:font-weight="bold" style:font-weight-asian="bold" style:font-weight-complex="bold"/>
    </style:style>
    <style:style style:name="ce202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style:cell-protect="protected formula-hidden" style:print-content="true"/>
      <style:text-properties style:use-window-font-color="true"/>
    </style:style>
    <style:style style:name="ce54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5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use-window-font-color="true" fo:font-style="italic" style:font-style-asian="italic" style:font-style-complex="italic"/>
    </style:style>
    <style:style style:name="ce56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58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0.51pt solid #000000" fo:border-right="0.06pt solid #000000" fo:border-top="0.51pt solid #000000" style:vertical-align="middle"/>
      <style:paragraph-properties fo:text-align="center" fo:margin-left="0cm"/>
      <style:text-properties style:use-window-font-color="true"/>
    </style:style>
    <style:style style:name="ce59" style:family="table-cell" style:parent-style-name="Default">
      <style:table-cell-properties fo:border-bottom="0.51pt solid #000000" style:cell-protect="protected formula-hidden" style:print-content="true" fo:border-left="0.51pt solid #000000" fo:border-right="0.06pt solid #000000" fo:border-top="0.06pt solid #000000"/>
      <style:text-properties style:use-window-font-color="true"/>
    </style:style>
    <style:style style:name="ce250" style:family="table-cell" style:parent-style-name="Default">
      <style:table-cell-properties style:cell-protect="protected formula-hidden" style:print-content="true"/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style:cell-protect="protected formula-hidden" style:print-content="true"/>
    </style:style>
    <style:style style:name="ce63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84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</style:style>
    <style:style style:name="ce66" style:family="table-cell" style:parent-style-name="Default">
      <style:table-cell-properties fo:border-bottom="0.51pt solid #000000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90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</style:style>
    <style:style style:name="ce68" style:family="table-cell" style:parent-style-name="Default">
      <style:table-cell-properties style:cell-protect="protected formula-hidden" style:print-content="true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93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  <style:text-properties fo:font-size="10pt" style:font-size-asian="10pt" style:font-size-complex="10pt"/>
    </style:style>
    <style:style style:name="ce72" style:family="table-cell" style:parent-style-name="Default" style:data-style-name="N75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73" style:family="table-cell" style:parent-style-name="Default" style:data-style-name="N40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96" style:family="table-cell" style:parent-style-name="Hyperlink">
      <style:table-cell-properties fo:border-bottom="0.51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76" style:family="table-cell" style:parent-style-name="Default">
      <style:table-cell-properties fo:border-bottom="0.51pt solid #000000" style:cell-protect="formula-hidden" style:print-content="true" style:text-align-source="fix" style:repeat-content="false" fo:border-left="0.06pt solid #000000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1" style:family="table-cell" style:parent-style-name="Default">
      <style:table-cell-properties fo:border-bottom="0.51pt solid #000000" style:cell-protect="protected formula-hidden" style:print-content="true" fo:border-left="0.06pt solid #000000" fo:border-right="none" fo:border-top="0.06pt solid #000000"/>
      <style:text-properties fo:font-size="18pt" style:font-size-asian="18pt" style:font-size-complex="18pt"/>
    </style:style>
    <style:style style:name="ce147" style:family="table-cell" style:parent-style-name="Default">
      <style:table-cell-properties style:cell-protect="protected formula-hidden" style:print-content="true" style:text-align-source="fix" style:repeat-content="false" style:rotation-angle="45" style:rotation-align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000000"/>
      <style:text-properties fo:font-size="10pt" style:font-size-asian="10pt" style:font-size-complex="10pt"/>
    </style:style>
    <style:style style:name="ce104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5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  <style:text-properties fo:font-size="18pt" style:font-size-asian="18pt" style:font-size-complex="18pt"/>
    </style:style>
    <style:style style:name="ce106" style:family="table-cell" style:parent-style-name="Default">
      <style:table-cell-properties fo:border-bottom="0.06pt solid #000000" style:cell-protect="protected formula-hidden" style:print-content="true" fo:border-left="none" fo:border-right="0.06pt solid #000000" fo:border-top="0.06pt solid #000000"/>
      <style:text-properties fo:font-size="10pt" style:font-size-asian="10pt" style:font-size-complex="10pt"/>
    </style:style>
    <style:style style:name="ce95" style:family="table-cell" style:parent-style-name="Default">
      <style:table-cell-properties fo:border-bottom="0.51pt solid #000000" style:cell-protect="formula-hidden" style:print-content="true" style:text-align-source="fix" style:repeat-content="false" fo:border-left="none" fo:border-right="0.51pt solid #000000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8" style:family="table-cell" style:parent-style-name="Default">
      <style:table-cell-properties fo:border-bottom="0.51pt solid #000000" style:cell-protect="protected formula-hidden" style:print-content="true" fo:border-left="none" fo:border-right="0.51pt solid #000000" fo:border-top="0.06pt solid #000000"/>
      <style:text-properties fo:font-size="18pt" style:font-size-asian="18pt" style:font-size-complex="18pt"/>
    </style:style>
    <style:style style:name="ce241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4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243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23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246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247" style:family="table-cell" style:parent-style-name="Default">
      <style:table-cell-properties style:cell-protect="protected formula-hidden" style:print-content="true" style:text-align-source="fix" style:repeat-content="false" fo:border="none"/>
      <style:paragraph-properties fo:text-align="center" fo:margin-left="0cm"/>
    </style:style>
    <style:style style:name="ce24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4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1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2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253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 style:data-style-name="N107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255" style:family="table-cell" style:parent-style-name="Default" style:data-style-name="N107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256" style:family="table-cell" style:parent-style-name="Default" style:data-style-name="N107">
      <style:table-cell-properties style:cell-protect="protected formula-hidden" style:print-content="true" style:text-align-source="fix" style:repeat-content="false" fo:border="none"/>
      <style:paragraph-properties fo:text-align="center" fo:margin-left="0cm"/>
    </style:style>
    <style:style style:name="ce257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8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259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0" style:family="table-cell" style:parent-style-name="Default" style:data-style-name="N2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38" style:family="table-cell" style:parent-style-name="Default" style:data-style-name="N2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262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263" style:family="table-cell" style:parent-style-name="Default" style:data-style-name="N2">
      <style:table-cell-properties style:cell-protect="protected formula-hidden" style:print-content="true" style:text-align-source="fix" style:repeat-content="false" fo:border="none"/>
      <style:paragraph-properties fo:text-align="center" fo:margin-left="0cm"/>
    </style:style>
    <style:style style:name="ce264" style:family="table-cell" style:parent-style-name="Default">
      <style:table-cell-properties style:cell-protect="protected formula-hidden" style:print-content="true" style:text-align-source="fix" style:repeat-content="false" style:rotation-angle="45" style:rotation-align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65" style:family="table-cell" style:parent-style-name="Default" style:data-style-name="N109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266" style:family="table-cell" style:parent-style-name="Default" style:data-style-name="N10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 style:data-style-name="N109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268" style:family="table-cell" style:parent-style-name="Default" style:data-style-name="N109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269" style:family="table-cell" style:parent-style-name="Default" style:data-style-name="N109">
      <style:table-cell-properties style:cell-protect="protected formula-hidden" style:print-content="true" style:text-align-source="fix" style:repeat-content="false" fo:border="none"/>
      <style:paragraph-properties fo:text-align="center" fo:margin-left="0cm"/>
    </style:style>
    <style:style style:name="ce10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2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0.51pt solid #000000" fo:border-right="0.06pt solid #000000" fo:border-top="0.51pt solid #000000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0.51pt solid #000000" style:cell-protect="protected formula-hidden" style:print-content="true" fo:border-left="0.51pt solid #000000" fo:border-right="0.06pt solid #000000" fo:border-top="0.06pt solid #000000"/>
    </style:style>
    <style:style style:name="ce182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/>
    </style:style>
    <style:style style:name="ce16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</style:style>
    <style:style style:name="ce164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69" style:family="table-cell" style:parent-style-name="Default" style:data-style-name="N75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170" style:family="table-cell" style:parent-style-name="Default" style:data-style-name="N40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183" style:family="table-cell" style:parent-style-name="Default" style:data-style-name="N99">
      <style:table-cell-properties style:cell-protect="protected formula-hidden" style:print-content="true"/>
    </style:style>
    <style:style style:name="ce174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0.06pt solid #000000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86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none" fo:border-right="0.51pt solid #000000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</office:automatic-styles>
  <office:body>
    <office:spreadsheet>
      <table:content-validations>
        <table:content-validation table:name="val1" table:condition="of:cell-content-is-whole-number() and cell-content()&gt;0" table:allow-empty-cell="true" table:base-cell-address="Calendario.A9">
          <table:error-message table:message-type="stop" table:title="Errore" table:display="true">
            <text:p>Inserire un numero di gara valido</text:p>
          </table:error-message>
        </table:content-validation>
        <table:content-validation table:name="val2" table:condition="of:cell-content-is-in-list(areaNomiSquadreSquadre)" table:allow-empty-cell="true" table:display-list="sort-ascending" table:base-cell-address="Calendario.C9">
          <table:error-message table:message-type="stop" table:title="Errore" table:display="true">
            <text:p>Inserire un nome di squadra valido</text:p>
          </table:error-message>
        </table:content-validation>
        <table:content-validation table:name="val3" table:condition="of:cell-content-is-in-list(areaNomiCampiSquadre)" table:allow-empty-cell="true" table:display-list="unsorted" table:base-cell-address="Calendario.B10">
          <table:error-message table:message-type="stop" table:title="Errore" table:display="true">
            <text:p>Inserire <text:s text:c="8"/>campo valido</text:p>
          </table:error-message>
        </table:content-validation>
        <table:content-validation table:name="val4" table:condition="of:cell-content-is-date() and cell-content-is-between(36526,73050)" table:allow-empty-cell="true" table:base-cell-address="Calendario.E9">
          <table:error-message table:message-type="stop" table:title="Errore" table:display="true">
            <text:p>Inserire una data valida compresa tra 01/01/2000 e 31/12/2099</text:p>
          </table:error-message>
        </table:content-validation>
        <table:content-validation table:name="val5" table:condition="of:cell-content-is-time() and cell-content-is-between(0,0.999988425925926)" table:allow-empty-cell="true" table:base-cell-address="Calendario.F9">
          <table:error-message table:message-type="stop" table:title="Errore" table:display="true">
            <text:p>Inserire un orario valido</text:p>
          </table:error-message>
        </table:content-validation>
        <table:content-validation table:name="val6" table:condition="of:cell-content-is-whole-number() and cell-content-is-between(0,199)" table:allow-empty-cell="true" table:base-cell-address="Calendario.G9">
          <table:error-message table:message-type="stop" table:title="Errore" table:display="true">
            <text:p>Inserisci un risultato valido</text:p>
          </table:error-message>
        </table:content-validation>
        <table:content-validation table:name="val7" table:base-cell-address="Playoff.B14">
          <table:error-message table:message-type="stop" table:title="Errore" table:display="true">
            <text:p>Inserire un nome di squadra valido</text:p>
          </table:error-message>
        </table:content-validation>
      </table:content-validations>
      <table:table table:name="Campionato" table:style-name="ta1" table:protected="true">
        <loext:table-protection loext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number-columns-repeated="62" table:default-cell-style-name="ce149"/>
        <table:table-row table:style-name="ro1">
          <table:table-cell table:style-name="ce1" office:value-type="string" calcext:value-type="string">
            <text:p>Nome Campionato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1" office:value-type="string" calcext:value-type="string">
            <text:p>Nazione/Regione/Sezione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1" office:value-type="string" calcext:value-type="string">
            <text:p>Stagione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1" office:value-type="string" calcext:value-type="string">
            <text:p>Punti vittoria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1" office:value-type="string" calcext:value-type="string">
            <text:p>Punti sconfitta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1" office:value-type="string" calcext:value-type="string">
            <text:p>Punti forfait</text:p>
          </table:table-cell>
          <table:table-cell table:style-name="ce4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" office:value-type="string" calcext:value-type="string">
            <text:p>Le linguette rosse non sono da stampare o pubblicare.</text:p>
          </table:table-cell>
          <table:table-cell table:number-columns-repeated="62"/>
        </table:table-row>
        <table:table-row table:style-name="ro1">
          <table:table-cell/>
          <table:table-cell table:style-name="ce8" office:value-type="string" calcext:value-type="string">
            <text:p>Le linguette verdi sono da stampare o pubblicare.</text:p>
          </table:table-cell>
          <table:table-cell table:number-columns-repeated="62"/>
        </table:table-row>
        <table:table-row table:style-name="ro1">
          <table:table-cell/>
          <table:table-cell table:style-name="ce9" office:value-type="string" calcext:value-type="string">
            <text:p>Le celle non selezionabili sono protette perché descrittive o calcolate automaticamente.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Date e risultati vanno inseriti direttamente nel foglio Calendario.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a classifica si aggiorna automaticamente.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0" office:value-type="string" calcext:value-type="string">
            <text:p>Avvertenze: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l foglio Analisi_Risultati prende i dati riga per riga dal foglio Calendario: in caso di modifica del Calendario trascinare la formula della prima riga di Analisi_Risultati per un numero di righe pari a quelle di Calendario</text:p>
          </table:table-cell>
          <table:table-cell table:number-columns-repeated="62"/>
        </table:table-row>
        <table:table-row table:style-name="ro1">
          <table:table-cell/>
          <table:table-cell table:style-name="ce10" office:value-type="string" calcext:value-type="string">
            <text:p>Bug noti: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* la formula del coefficiente potrebbe avere malfunzionamenti per valori di differenza canestri, anche multipla, superiore a 4999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* in caso di “sorteggio” delle squadre per parità di tutti i criteri, la classifica delle squadre potrebbe cambiare riaprendo il foglio perché i numeri casuali sono rigenerati ogni volta. Per risolvere il problema fissare i coefficienti incollandoli come valori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* i link alle mappe non sono cliccabili</text:p>
          </table:table-cell>
          <table:table-cell table:number-columns-repeated="62"/>
        </table:table-row>
        <table:table-row table:style-name="ro1">
          <table:table-cell/>
          <table:table-cell table:style-name="ce9" office:value-type="string" calcext:value-type="string">
            <text:p>Todo list:</text:p>
          </table:table-cell>
          <table:table-cell table:number-columns-repeated="62"/>
        </table:table-row>
        <table:table-row table:style-name="ro1">
          <table:table-cell/>
          <table:table-cell table:style-name="ce17" office:value-type="string" calcext:value-type="string">
            <text:p>* protezione celle del foglio calendario migliorabi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* valutare inserimento analisi risultati playoff</text:p>
          </table:table-cell>
          <table:table-cell table:number-columns-repeated="62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quadre" table:style-name="ta1" table:protected="true" table:print-ranges="Squadre.A1:Squadre.C1048576">
        <loext:table-protection loext:select-unprotected-cells="true"/>
        <office:forms form:automatic-focus="false" form:apply-design-mode="false"/>
        <table:table-column table:style-name="co4" table:number-columns-repeated="3" table:default-cell-style-name="ce154"/>
        <table:table-column table:style-name="co3" table:number-columns-repeated="61" table:default-cell-style-name="ce149"/>
        <table:table-row table:style-name="ro1">
          <table:table-cell table:style-name="ce150" office:value-type="string" calcext:value-type="string" table:number-columns-spanned="1" table:number-rows-spanned="2">
            <text:p>Squadra</text:p>
          </table:table-cell>
          <table:table-cell table:style-name="ce150" office:value-type="string" calcext:value-type="string" table:number-columns-spanned="1" table:number-rows-spanned="2">
            <text:p>Nome</text:p>
            <text:p>Campo</text:p>
          </table:table-cell>
          <table:table-cell table:style-name="ce150" office:value-type="string" calcext:value-type="string" table:number-columns-spanned="1" table:number-rows-spanned="2">
            <text:p>Mappa</text:p>
            <text:p>Campo</text:p>
          </table:table-cell>
          <table:table-cell table:number-columns-repeated="61"/>
        </table:table-row>
        <table:table-row table:style-name="ro4">
          <table:covered-table-cell table:number-columns-repeated="3" table:style-name="ce152"/>
          <table:table-cell table:number-columns-repeated="61"/>
        </table:table-row>
        <table:table-row table:style-name="ro1" table:number-rows-repeated="7">
          <table:table-cell table:style-name="ce153" table:number-columns-repeated="3"/>
          <table:table-cell table:number-columns-repeated="61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nalisi_Classifica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5" table:default-cell-style-name="ce158"/>
        <table:table-column table:style-name="co6" table:default-cell-style-name="ce162"/>
        <table:table-column table:style-name="co7" table:default-cell-style-name="ce167"/>
        <table:table-column table:style-name="co8" table:default-cell-style-name="ce158"/>
        <table:table-column table:style-name="co9" table:default-cell-style-name="ce158"/>
        <table:table-column table:style-name="co10" table:number-columns-repeated="3" table:default-cell-style-name="ce158"/>
        <table:table-column table:style-name="co11" table:default-cell-style-name="ce158"/>
        <table:table-column table:style-name="co12" table:default-cell-style-name="ce158"/>
        <table:table-column table:style-name="co13" table:default-cell-style-name="ce172"/>
        <table:table-column table:style-name="co14" table:number-columns-repeated="2" table:default-cell-style-name="ce158"/>
        <table:table-column table:style-name="co13" table:default-cell-style-name="ce178"/>
        <table:table-column table:style-name="co3" table:number-columns-repeated="10" table:default-cell-style-name="ce172"/>
        <table:table-column table:style-name="co3" table:number-columns-repeated="7" table:default-cell-style-name="ce158"/>
        <table:table-column table:style-name="co3" table:number-columns-repeated="3" table:default-cell-style-name="ce172"/>
        <table:table-column table:style-name="co3" table:number-columns-repeated="30" table:default-cell-style-name="ce162"/>
        <table:table-row table:style-name="ro1">
          <table:table-cell table:style-name="ce155" office:value-type="string" calcext:value-type="string" table:number-columns-spanned="1" table:number-rows-spanned="2">
            <text:p>Posizione</text:p>
          </table:table-cell>
          <table:table-cell table:style-name="ce159" office:value-type="string" calcext:value-type="string" table:number-columns-spanned="1" table:number-rows-spanned="2">
            <text:p>Squadra</text:p>
          </table:table-cell>
          <table:table-cell table:style-name="ce163" office:value-type="string" calcext:value-type="string" table:number-columns-spanned="1" table:number-rows-spanned="2">
            <text:p>Coefficiente</text:p>
          </table:table-cell>
          <table:table-cell table:style-name="ce155" office:value-type="string" calcext:value-type="string" table:number-columns-spanned="1" table:number-rows-spanned="2">
            <text:p>Punti</text:p>
            <text:p>Classifica</text:p>
          </table:table-cell>
          <table:table-cell table:style-name="ce155" office:value-type="string" calcext:value-type="string" table:number-columns-spanned="1" table:number-rows-spanned="2">
            <text:p>Partite</text:p>
            <text:p>Giocate</text:p>
          </table:table-cell>
          <table:table-cell table:style-name="ce155" office:value-type="string" calcext:value-type="string" table:number-columns-spanned="1" table:number-rows-spanned="2">
            <text:p>Partite</text:p>
            <text:p>Vinte</text:p>
          </table:table-cell>
          <table:table-cell table:style-name="ce155" office:value-type="string" calcext:value-type="string" table:number-columns-spanned="1" table:number-rows-spanned="2">
            <text:p>Partite</text:p>
            <text:p>Perse</text:p>
          </table:table-cell>
          <table:table-cell table:style-name="ce155" office:value-type="string" calcext:value-type="string" table:number-columns-spanned="1" table:number-rows-spanned="2">
            <text:p>Partite</text:p>
            <text:p>Forfait</text:p>
          </table:table-cell>
          <table:table-cell table:style-name="ce155" office:value-type="string" calcext:value-type="string" table:number-columns-spanned="1" table:number-rows-spanned="2">
            <text:p>Punti</text:p>
            <text:p>Fatti</text:p>
          </table:table-cell>
          <table:table-cell table:style-name="ce155" office:value-type="string" calcext:value-type="string" table:number-columns-spanned="1" table:number-rows-spanned="2">
            <text:p>Punti</text:p>
            <text:p>Subiti</text:p>
          </table:table-cell>
          <table:table-cell table:style-name="ce33" office:value-type="string" calcext:value-type="string" table:number-columns-spanned="1" table:number-rows-spanned="2">
            <text:p>Differenza</text:p>
            <text:p>Punti</text:p>
          </table:table-cell>
          <table:table-cell table:style-name="ce155" office:value-type="string" calcext:value-type="string" table:number-columns-spanned="1" table:number-rows-spanned="2">
            <text:p>Media</text:p>
            <text:p>Punti</text:p>
            <text:p>Fatti</text:p>
          </table:table-cell>
          <table:table-cell table:style-name="ce175" office:value-type="string" calcext:value-type="string" table:number-columns-spanned="1" table:number-rows-spanned="2">
            <text:p>Media</text:p>
            <text:p>Punti</text:p>
            <text:p>Subiti</text:p>
          </table:table-cell>
          <table:table-cell table:style-name="ce176" office:value-type="string" calcext:value-type="string" table:number-columns-spanned="1" table:number-rows-spanned="2">
            <text:p>Media</text:p>
            <text:p>Differenza</text:p>
            <text:p>Punti</text:p>
          </table:table-cell>
          <table:table-cell table:style-name="ce33" office:value-type="string" calcext:value-type="string" table:number-columns-spanned="10" table:number-rows-spanned="1">
            <text:p>Differenza Punti Scontri Diretti</text:p>
          </table:table-cell>
          <table:covered-table-cell table:number-columns-repeated="9" table:style-name="ce34"/>
          <table:table-cell table:style-name="ce179" office:value-type="string" calcext:value-type="string" table:number-columns-spanned="10" table:number-rows-spanned="1">
            <text:p>Punti Fatti Scontri Diretti</text:p>
          </table:table-cell>
          <table:covered-table-cell table:number-columns-repeated="6" table:style-name="ce187"/>
          <table:covered-table-cell table:number-columns-repeated="3" table:style-name="ce34"/>
          <table:table-cell table:number-columns-repeated="30"/>
        </table:table-row>
        <table:table-row table:style-name="ro5">
          <table:covered-table-cell table:style-name="ce156"/>
          <table:covered-table-cell table:style-name="ce161"/>
          <table:covered-table-cell table:style-name="ce165"/>
          <table:covered-table-cell table:number-columns-repeated="7" table:style-name="ce156"/>
          <table:covered-table-cell table:style-name="ce34"/>
          <table:covered-table-cell table:number-columns-repeated="2" table:style-name="ce173"/>
          <table:covered-table-cell table:style-name="ce177"/>
          <table:table-cell table:style-name="ce34" table:formula="of:=[.$B3]">
            <text:p/>
          </table:table-cell>
          <table:table-cell table:style-name="ce34" table:formula="of:=[.$B4]">
            <text:p/>
          </table:table-cell>
          <table:table-cell table:style-name="ce34" table:formula="of:=[.$B5]">
            <text:p/>
          </table:table-cell>
          <table:table-cell table:style-name="ce34" table:formula="of:=[.$B6]">
            <text:p/>
          </table:table-cell>
          <table:table-cell table:style-name="ce34" table:formula="of:=[.$B7]">
            <text:p/>
          </table:table-cell>
          <table:table-cell table:style-name="ce34" table:formula="of:=[.$B8]">
            <text:p/>
          </table:table-cell>
          <table:table-cell table:style-name="ce34" table:formula="of:=[.$B9]">
            <text:p/>
          </table:table-cell>
          <table:table-cell table:number-columns-repeated="3" table:style-name="ce34" office:value-type="string" calcext:value-type="string">
            <text:p>---</text:p>
          </table:table-cell>
          <table:table-cell table:style-name="ce34" table:formula="of:=[.$B3]">
            <text:p/>
          </table:table-cell>
          <table:table-cell table:style-name="ce34" table:formula="of:=[.$B4]">
            <text:p/>
          </table:table-cell>
          <table:table-cell table:style-name="ce34" table:formula="of:=[.$B5]">
            <text:p/>
          </table:table-cell>
          <table:table-cell table:style-name="ce34" table:formula="of:=[.$B6]">
            <text:p/>
          </table:table-cell>
          <table:table-cell table:style-name="ce34" table:formula="of:=[.$B7]">
            <text:p/>
          </table:table-cell>
          <table:table-cell table:style-name="ce34" table:formula="of:=[.$B8]">
            <text:p/>
          </table:table-cell>
          <table:table-cell table:style-name="ce34" table:formula="of:=[.$B9]">
            <text:p/>
          </table:table-cell>
          <table:table-cell table:number-columns-repeated="3" table:style-name="ce34" office:value-type="string" calcext:value-type="string">
            <text:p>---</text:p>
          </table:table-cell>
          <table:table-cell table:number-columns-repeated="30"/>
        </table:table-row>
        <table:table-row table:style-name="ro1">
          <table:table-cell table:formula="of:=COUNTIF(areaCoefficienteSquadre;&quot;&gt;=&quot;&amp;[.$C3])-1" office:value-type="float" office:value="2" calcext:value-type="float">
            <text:p>2</text:p>
          </table:table-cell>
          <table:table-cell table:formula="of:=[Squadre.A3]&amp;&quot;&quot;">
            <text:p/>
          </table:table-cell>
          <table:table-cell table:style-name="ce166" table:formula="of:=TEXT([.$D3];&quot;0000&quot;)&amp;TEXT(5000+SUM([.$O3:.$X3]);&quot;+0000;-0000&quot;)&amp;TEXT(SUM([.$Y3:.$AH3]);&quot;+0000;-0000&quot;)&amp;TEXT(5000+[.$K3];&quot;+0000;-0000&quot;)&amp;TEXT([.$I3];&quot;+0000;-0000&quot;)&amp;TEXT(ORG.LIBREOFFICE.RANDBETWEEN.NV(0;9999);&quot;+0000;-0000&quot;)" office:value-type="string" office:string-value="0000+5000+0000+5000+0000+8034" calcext:value-type="string">
            <text:p>0000+5000+0000+5000+0000+8034</text:p>
          </table:table-cell>
          <table:table-cell table:formula="of:=[.F3]*constPuntiVittoria+[.G3]*constPuntiSconfitta+[.H3]*constPuntiForfait" office:value-type="float" office:value="0" calcext:value-type="float">
            <text:p>0</text:p>
          </table:table-cell>
          <table:table-cell table:formula="of:=SUM([.F3:.H3])" office:value-type="float" office:value="0" calcext:value-type="float">
            <text:p>0</text:p>
          </table:table-cell>
          <table:table-cell table:formula="of:=SUMIF(areaSquadraACalendario;[.B3];areaVintaACalendario)+SUMIF(areaSquadraBCalendario;[.B3];areaVintaBCalendario)" office:value-type="float" office:value="0" calcext:value-type="float">
            <text:p>0</text:p>
          </table:table-cell>
          <table:table-cell table:formula="of:=SUMIF(areaSquadraACalendario;[.B3];areaPersaACalendario)+SUMIF(areaSquadraBCalendario;[.B3];areaPersaBCalendario)" office:value-type="float" office:value="0" calcext:value-type="float">
            <text:p>0</text:p>
          </table:table-cell>
          <table:table-cell table:formula="of:=SUMIF(areaSquadraACalendario;[.B3];areaForfaitACalendario)+SUMIF(areaSquadraBCalendario;[.B3];areaForfaitBCalendario)" office:value-type="float" office:value="0" calcext:value-type="float">
            <text:p>0</text:p>
          </table:table-cell>
          <table:table-cell table:formula="of:=SUMIF(areaSquadraACalendario;[.B3];areaPuntiFattiACalendario)+SUMIF(areaSquadraBCalendario;[.B3];areaPuntiFattiBCalendario)" office:value-type="float" office:value="0" calcext:value-type="float">
            <text:p>0</text:p>
          </table:table-cell>
          <table:table-cell table:formula="of:=SUMIF(areaSquadraACalendario;[.B3];areaPuntiSubitiACalendario)+SUMIF(areaSquadraBCalendario;[.B3];areaPuntiSubitiBCalendario)" office:value-type="float" office:value="0" calcext:value-type="float">
            <text:p>0</text:p>
          </table:table-cell>
          <table:table-cell table:formula="of:=SUMIF(areaSquadraACalendario;[.B3];areaDifferenzaPuntiACalendario)+SUMIF(areaSquadraBCalendario;[.B3];areaDifferenzaPuntiBCalendario)" office:value-type="float" office:value="0" calcext:value-type="float">
            <text:p>+0</text:p>
          </table:table-cell>
          <table:table-cell table:formula="of:=IF([.E3]=0;0;ROUND([.I3]/[.E3];2))" office:value-type="float" office:value="0" calcext:value-type="float">
            <text:p>0</text:p>
          </table:table-cell>
          <table:table-cell table:formula="of:=IF([.E3]=0;0;ROUND([.J3]/[.E3];2))" office:value-type="float" office:value="0" calcext:value-type="float">
            <text:p>0</text:p>
          </table:table-cell>
          <table:table-cell table:formula="of:=IF([.E3]=0;0;ROUND([.K3]/[.E3];2))" office:value-type="float" office:value="0" calcext:value-type="float">
            <text:p>+0,00</text:p>
          </table:table-cell>
          <table:table-cell table:formula="of:=IF(AND([.$B3]&lt;&gt;[.O$2];VLOOKUP([.$B3];areaCercaPuntiClassificaSquadre;3;0)=VLOOKUP([.O$2];areaCercaPuntiClassificaSquadre;3;0));SUMIFS(areaDifferenzaPuntiACalendario;areaSquadraACalendario;[.$B3];areaSquadraBCalendario;[.O$2])+SUMIFS(areaDifferenzaPuntiBCalendario;areaSquadraBCalendario;[.$B3];areaSquadraACalendario;[.O$2]);&quot;-&quot;)" office:value-type="string" office:string-value="-" calcext:value-type="string">
            <text:p>-</text:p>
          </table:table-cell>
          <table:table-cell table:formula="of:=IF(AND([.$B3]&lt;&gt;[.P$2];VLOOKUP([.$B3];areaCercaPuntiClassificaSquadre;3;0)=VLOOKUP([.P$2];areaCercaPuntiClassificaSquadre;3;0));SUMIFS(areaDifferenzaPuntiACalendario;areaSquadraACalendario;[.$B3];areaSquadraBCalendario;[.P$2])+SUMIFS(areaDifferenzaPuntiBCalendario;areaSquadraBCalendario;[.$B3];areaSquadraACalendario;[.P$2]);&quot;-&quot;)" office:value-type="string" office:string-value="-" calcext:value-type="string">
            <text:p>-</text:p>
          </table:table-cell>
          <table:table-cell table:formula="of:=IF(AND([.$B3]&lt;&gt;[.Q$2];VLOOKUP([.$B3];areaCercaPuntiClassificaSquadre;3;0)=VLOOKUP([.Q$2];areaCercaPuntiClassificaSquadre;3;0));SUMIFS(areaDifferenzaPuntiACalendario;areaSquadraACalendario;[.$B3];areaSquadraBCalendario;[.Q$2])+SUMIFS(areaDifferenzaPuntiBCalendario;areaSquadraBCalendario;[.$B3];areaSquadraACalendario;[.Q$2]);&quot;-&quot;)" office:value-type="string" office:string-value="-" calcext:value-type="string">
            <text:p>-</text:p>
          </table:table-cell>
          <table:table-cell table:formula="of:=IF(AND([.$B3]&lt;&gt;[.R$2];VLOOKUP([.$B3];areaCercaPuntiClassificaSquadre;3;0)=VLOOKUP([.R$2];areaCercaPuntiClassificaSquadre;3;0));SUMIFS(areaDifferenzaPuntiACalendario;areaSquadraACalendario;[.$B3];areaSquadraBCalendario;[.R$2])+SUMIFS(areaDifferenzaPuntiBCalendario;areaSquadraBCalendario;[.$B3];areaSquadraACalendario;[.R$2]);&quot;-&quot;)" office:value-type="string" office:string-value="-" calcext:value-type="string">
            <text:p>-</text:p>
          </table:table-cell>
          <table:table-cell table:formula="of:=IF(AND([.$B3]&lt;&gt;[.S$2];VLOOKUP([.$B3];areaCercaPuntiClassificaSquadre;3;0)=VLOOKUP([.S$2];areaCercaPuntiClassificaSquadre;3;0));SUMIFS(areaDifferenzaPuntiACalendario;areaSquadraACalendario;[.$B3];areaSquadraBCalendario;[.S$2])+SUMIFS(areaDifferenzaPuntiBCalendario;areaSquadraBCalendario;[.$B3];areaSquadraACalendario;[.S$2]);&quot;-&quot;)" office:value-type="string" office:string-value="-" calcext:value-type="string">
            <text:p>-</text:p>
          </table:table-cell>
          <table:table-cell table:formula="of:=IF(AND([.$B3]&lt;&gt;[.T$2];VLOOKUP([.$B3];areaCercaPuntiClassificaSquadre;3;0)=VLOOKUP([.T$2];areaCercaPuntiClassificaSquadre;3;0));SUMIFS(areaDifferenzaPuntiACalendario;areaSquadraACalendario;[.$B3];areaSquadraBCalendario;[.T$2])+SUMIFS(areaDifferenzaPuntiBCalendario;areaSquadraBCalendario;[.$B3];areaSquadraACalendario;[.T$2]);&quot;-&quot;)" office:value-type="string" office:string-value="-" calcext:value-type="string">
            <text:p>-</text:p>
          </table:table-cell>
          <table:table-cell table:formula="of:=IF(AND([.$B3]&lt;&gt;[.U$2];VLOOKUP([.$B3];areaCercaPuntiClassificaSquadre;3;0)=VLOOKUP([.U$2];areaCercaPuntiClassificaSquadre;3;0));SUMIFS(areaDifferenzaPuntiACalendario;areaSquadraACalendario;[.$B3];areaSquadraBCalendario;[.U$2])+SUMIFS(areaDifferenzaPuntiBCalendario;areaSquadraBCalendario;[.$B3];areaSquadraACalendario;[.U$2]);&quot;-&quot;)" office:value-type="string" office:string-value="-" calcext:value-type="string">
            <text:p>-</text:p>
          </table:table-cell>
          <table:table-cell table:number-columns-repeated="3"/>
          <table:table-cell table:style-name="ce180" table:formula="of:=IF(AND([.$B3]&lt;&gt;[.Y$2];VLOOKUP([.$B3];areaCercaPuntiClassificaSquadre;3;0)=VLOOKUP([.Y$2];areaCercaPuntiClassificaSquadre;3;0));SUMIFS(areaPuntiFattiACalendario;areaSquadraACalendario;[.$B3];areaSquadraBCalendario;[.Y$2])+SUMIFS(areaPuntiFattiBCalendario;areaSquadraBCalendario;[.$B3];areaSquadraACalendario;[.Y$2]);&quot;-&quot;)" office:value-type="string" office:string-value="-" calcext:value-type="string">
            <text:p>-</text:p>
          </table:table-cell>
          <table:table-cell table:formula="of:=IF(AND([.$B3]&lt;&gt;[.Z$2];VLOOKUP([.$B3];areaCercaPuntiClassificaSquadre;3;0)=VLOOKUP([.Z$2];areaCercaPuntiClassificaSquadre;3;0));SUMIFS(areaPuntiFattiACalendario;areaSquadraACalendario;[.$B3];areaSquadraBCalendario;[.Z$2])+SUMIFS(areaPuntiFattiBCalendario;areaSquadraBCalendario;[.$B3];areaSquadraACalendario;[.Z$2]);&quot;-&quot;)" office:value-type="string" office:string-value="-" calcext:value-type="string">
            <text:p>-</text:p>
          </table:table-cell>
          <table:table-cell table:formula="of:=IF(AND([.$B3]&lt;&gt;[.AA$2];VLOOKUP([.$B3];areaCercaPuntiClassificaSquadre;3;0)=VLOOKUP([.AA$2];areaCercaPuntiClassificaSquadre;3;0));SUMIFS(areaPuntiFattiACalendario;areaSquadraACalendario;[.$B3];areaSquadraBCalendario;[.AA$2])+SUMIFS(areaPuntiFattiBCalendario;areaSquadraBCalendario;[.$B3];areaSquadraACalendario;[.AA$2]);&quot;-&quot;)" office:value-type="string" office:string-value="-" calcext:value-type="string">
            <text:p>-</text:p>
          </table:table-cell>
          <table:table-cell table:formula="of:=IF(AND([.$B3]&lt;&gt;[.AB$2];VLOOKUP([.$B3];areaCercaPuntiClassificaSquadre;3;0)=VLOOKUP([.AB$2];areaCercaPuntiClassificaSquadre;3;0));SUMIFS(areaPuntiFattiACalendario;areaSquadraACalendario;[.$B3];areaSquadraBCalendario;[.AB$2])+SUMIFS(areaPuntiFattiBCalendario;areaSquadraBCalendario;[.$B3];areaSquadraACalendario;[.AB$2]);&quot;-&quot;)" office:value-type="string" office:string-value="-" calcext:value-type="string">
            <text:p>-</text:p>
          </table:table-cell>
          <table:table-cell table:formula="of:=IF(AND([.$B3]&lt;&gt;[.AC$2];VLOOKUP([.$B3];areaCercaPuntiClassificaSquadre;3;0)=VLOOKUP([.AC$2];areaCercaPuntiClassificaSquadre;3;0));SUMIFS(areaPuntiFattiACalendario;areaSquadraACalendario;[.$B3];areaSquadraBCalendario;[.AC$2])+SUMIFS(areaPuntiFattiBCalendario;areaSquadraBCalendario;[.$B3];areaSquadraACalendario;[.AC$2]);&quot;-&quot;)" office:value-type="string" office:string-value="-" calcext:value-type="string">
            <text:p>-</text:p>
          </table:table-cell>
          <table:table-cell table:formula="of:=IF(AND([.$B3]&lt;&gt;[.AD$2];VLOOKUP([.$B3];areaCercaPuntiClassificaSquadre;3;0)=VLOOKUP([.AD$2];areaCercaPuntiClassificaSquadre;3;0));SUMIFS(areaPuntiFattiACalendario;areaSquadraACalendario;[.$B3];areaSquadraBCalendario;[.AD$2])+SUMIFS(areaPuntiFattiBCalendario;areaSquadraBCalendario;[.$B3];areaSquadraACalendario;[.AD$2]);&quot;-&quot;)" office:value-type="string" office:string-value="-" calcext:value-type="string">
            <text:p>-</text:p>
          </table:table-cell>
          <table:table-cell table:formula="of:=IF(AND([.$B3]&lt;&gt;[.AE$2];VLOOKUP([.$B3];areaCercaPuntiClassificaSquadre;3;0)=VLOOKUP([.AE$2];areaCercaPuntiClassificaSquadre;3;0));SUMIFS(areaPuntiFattiACalendario;areaSquadraACalendario;[.$B3];areaSquadraBCalendario;[.AE$2])+SUMIFS(areaPuntiFattiBCalendario;areaSquadraBCalendario;[.$B3];areaSquadraACalendario;[.AE$2]);&quot;-&quot;)" office:value-type="string" office:string-value="-" calcext:value-type="string">
            <text:p>-</text:p>
          </table:table-cell>
          <table:table-cell table:number-columns-repeated="33"/>
        </table:table-row>
        <table:table-row table:style-name="ro1">
          <table:table-cell table:formula="of:=COUNTIF(areaCoefficienteSquadre;&quot;&gt;=&quot;&amp;[.$C4])-1" office:value-type="float" office:value="3" calcext:value-type="float">
            <text:p>3</text:p>
          </table:table-cell>
          <table:table-cell table:formula="of:=[Squadre.A4]&amp;&quot;&quot;">
            <text:p/>
          </table:table-cell>
          <table:table-cell table:style-name="ce166" table:formula="of:=TEXT([.$D4];&quot;0000&quot;)&amp;TEXT(5000+SUM([.$O4:.$X4]);&quot;+0000;-0000&quot;)&amp;TEXT(SUM([.$Y4:.$AH4]);&quot;+0000;-0000&quot;)&amp;TEXT(5000+[.$K4];&quot;+0000;-0000&quot;)&amp;TEXT([.$I4];&quot;+0000;-0000&quot;)&amp;TEXT(ORG.LIBREOFFICE.RANDBETWEEN.NV(0;9999);&quot;+0000;-0000&quot;)" office:value-type="string" office:string-value="0000+5000+0000+5000+0000+7418" calcext:value-type="string">
            <text:p>0000+5000+0000+5000+0000+7418</text:p>
          </table:table-cell>
          <table:table-cell table:formula="of:=[.F4]*constPuntiVittoria+[.G4]*constPuntiSconfitta+[.H4]*constPuntiForfait" office:value-type="float" office:value="0" calcext:value-type="float">
            <text:p>0</text:p>
          </table:table-cell>
          <table:table-cell table:formula="of:=SUM([.F4:.H4])" office:value-type="float" office:value="0" calcext:value-type="float">
            <text:p>0</text:p>
          </table:table-cell>
          <table:table-cell table:formula="of:=SUMIF(areaSquadraACalendario;[.B4];areaVintaACalendario)+SUMIF(areaSquadraBCalendario;[.B4];areaVintaBCalendario)" office:value-type="float" office:value="0" calcext:value-type="float">
            <text:p>0</text:p>
          </table:table-cell>
          <table:table-cell table:formula="of:=SUMIF(areaSquadraACalendario;[.B4];areaPersaACalendario)+SUMIF(areaSquadraBCalendario;[.B4];areaPersaBCalendario)" office:value-type="float" office:value="0" calcext:value-type="float">
            <text:p>0</text:p>
          </table:table-cell>
          <table:table-cell table:formula="of:=SUMIF(areaSquadraACalendario;[.B4];areaForfaitACalendario)+SUMIF(areaSquadraBCalendario;[.B4];areaForfaitBCalendario)" office:value-type="float" office:value="0" calcext:value-type="float">
            <text:p>0</text:p>
          </table:table-cell>
          <table:table-cell table:formula="of:=SUMIF(areaSquadraACalendario;[.B4];areaPuntiFattiACalendario)+SUMIF(areaSquadraBCalendario;[.B4];areaPuntiFattiBCalendario)" office:value-type="float" office:value="0" calcext:value-type="float">
            <text:p>0</text:p>
          </table:table-cell>
          <table:table-cell table:formula="of:=SUMIF(areaSquadraACalendario;[.B4];areaPuntiSubitiACalendario)+SUMIF(areaSquadraBCalendario;[.B4];areaPuntiSubitiBCalendario)" office:value-type="float" office:value="0" calcext:value-type="float">
            <text:p>0</text:p>
          </table:table-cell>
          <table:table-cell table:formula="of:=SUMIF(areaSquadraACalendario;[.B4];areaDifferenzaPuntiACalendario)+SUMIF(areaSquadraBCalendario;[.B4];areaDifferenzaPuntiBCalendario)" office:value-type="float" office:value="0" calcext:value-type="float">
            <text:p>+0</text:p>
          </table:table-cell>
          <table:table-cell table:formula="of:=IF([.E4]=0;0;ROUND([.I4]/[.E4];2))" office:value-type="float" office:value="0" calcext:value-type="float">
            <text:p>0</text:p>
          </table:table-cell>
          <table:table-cell table:formula="of:=IF([.E4]=0;0;ROUND([.J4]/[.E4];2))" office:value-type="float" office:value="0" calcext:value-type="float">
            <text:p>0</text:p>
          </table:table-cell>
          <table:table-cell table:formula="of:=IF([.E4]=0;0;ROUND([.K4]/[.E4];2))" office:value-type="float" office:value="0" calcext:value-type="float">
            <text:p>+0,00</text:p>
          </table:table-cell>
          <table:table-cell table:formula="of:=IF(AND([.$B4]&lt;&gt;[.O$2];VLOOKUP([.$B4];areaCercaPuntiClassificaSquadre;3;0)=VLOOKUP([.O$2];areaCercaPuntiClassificaSquadre;3;0));SUMIFS(areaDifferenzaPuntiACalendario;areaSquadraACalendario;[.$B4];areaSquadraBCalendario;[.O$2])+SUMIFS(areaDifferenzaPuntiBCalendario;areaSquadraBCalendario;[.$B4];areaSquadraACalendario;[.O$2]);&quot;-&quot;)" office:value-type="string" office:string-value="-" calcext:value-type="string">
            <text:p>-</text:p>
          </table:table-cell>
          <table:table-cell table:formula="of:=IF(AND([.$B4]&lt;&gt;[.P$2];VLOOKUP([.$B4];areaCercaPuntiClassificaSquadre;3;0)=VLOOKUP([.P$2];areaCercaPuntiClassificaSquadre;3;0));SUMIFS(areaDifferenzaPuntiACalendario;areaSquadraACalendario;[.$B4];areaSquadraBCalendario;[.P$2])+SUMIFS(areaDifferenzaPuntiBCalendario;areaSquadraBCalendario;[.$B4];areaSquadraACalendario;[.P$2]);&quot;-&quot;)" office:value-type="string" office:string-value="-" calcext:value-type="string">
            <text:p>-</text:p>
          </table:table-cell>
          <table:table-cell table:formula="of:=IF(AND([.$B4]&lt;&gt;[.Q$2];VLOOKUP([.$B4];areaCercaPuntiClassificaSquadre;3;0)=VLOOKUP([.Q$2];areaCercaPuntiClassificaSquadre;3;0));SUMIFS(areaDifferenzaPuntiACalendario;areaSquadraACalendario;[.$B4];areaSquadraBCalendario;[.Q$2])+SUMIFS(areaDifferenzaPuntiBCalendario;areaSquadraBCalendario;[.$B4];areaSquadraACalendario;[.Q$2]);&quot;-&quot;)" office:value-type="string" office:string-value="-" calcext:value-type="string">
            <text:p>-</text:p>
          </table:table-cell>
          <table:table-cell table:formula="of:=IF(AND([.$B4]&lt;&gt;[.R$2];VLOOKUP([.$B4];areaCercaPuntiClassificaSquadre;3;0)=VLOOKUP([.R$2];areaCercaPuntiClassificaSquadre;3;0));SUMIFS(areaDifferenzaPuntiACalendario;areaSquadraACalendario;[.$B4];areaSquadraBCalendario;[.R$2])+SUMIFS(areaDifferenzaPuntiBCalendario;areaSquadraBCalendario;[.$B4];areaSquadraACalendario;[.R$2]);&quot;-&quot;)" office:value-type="string" office:string-value="-" calcext:value-type="string">
            <text:p>-</text:p>
          </table:table-cell>
          <table:table-cell table:formula="of:=IF(AND([.$B4]&lt;&gt;[.S$2];VLOOKUP([.$B4];areaCercaPuntiClassificaSquadre;3;0)=VLOOKUP([.S$2];areaCercaPuntiClassificaSquadre;3;0));SUMIFS(areaDifferenzaPuntiACalendario;areaSquadraACalendario;[.$B4];areaSquadraBCalendario;[.S$2])+SUMIFS(areaDifferenzaPuntiBCalendario;areaSquadraBCalendario;[.$B4];areaSquadraACalendario;[.S$2]);&quot;-&quot;)" office:value-type="string" office:string-value="-" calcext:value-type="string">
            <text:p>-</text:p>
          </table:table-cell>
          <table:table-cell table:formula="of:=IF(AND([.$B4]&lt;&gt;[.T$2];VLOOKUP([.$B4];areaCercaPuntiClassificaSquadre;3;0)=VLOOKUP([.T$2];areaCercaPuntiClassificaSquadre;3;0));SUMIFS(areaDifferenzaPuntiACalendario;areaSquadraACalendario;[.$B4];areaSquadraBCalendario;[.T$2])+SUMIFS(areaDifferenzaPuntiBCalendario;areaSquadraBCalendario;[.$B4];areaSquadraACalendario;[.T$2]);&quot;-&quot;)" office:value-type="string" office:string-value="-" calcext:value-type="string">
            <text:p>-</text:p>
          </table:table-cell>
          <table:table-cell table:formula="of:=IF(AND([.$B4]&lt;&gt;[.U$2];VLOOKUP([.$B4];areaCercaPuntiClassificaSquadre;3;0)=VLOOKUP([.U$2];areaCercaPuntiClassificaSquadre;3;0));SUMIFS(areaDifferenzaPuntiACalendario;areaSquadraACalendario;[.$B4];areaSquadraBCalendario;[.U$2])+SUMIFS(areaDifferenzaPuntiBCalendario;areaSquadraBCalendario;[.$B4];areaSquadraACalendario;[.U$2]);&quot;-&quot;)" office:value-type="string" office:string-value="-" calcext:value-type="string">
            <text:p>-</text:p>
          </table:table-cell>
          <table:table-cell table:number-columns-repeated="3"/>
          <table:table-cell table:formula="of:=IF(AND([.$B4]&lt;&gt;[.Y$2];VLOOKUP([.$B4];areaCercaPuntiClassificaSquadre;3;0)=VLOOKUP([.Y$2];areaCercaPuntiClassificaSquadre;3;0));SUMIFS(areaPuntiFattiACalendario;areaSquadraACalendario;[.$B4];areaSquadraBCalendario;[.Y$2])+SUMIFS(areaPuntiFattiBCalendario;areaSquadraBCalendario;[.$B4];areaSquadraACalendario;[.Y$2]);&quot;-&quot;)" office:value-type="string" office:string-value="-" calcext:value-type="string">
            <text:p>-</text:p>
          </table:table-cell>
          <table:table-cell table:formula="of:=IF(AND([.$B4]&lt;&gt;[.Z$2];VLOOKUP([.$B4];areaCercaPuntiClassificaSquadre;3;0)=VLOOKUP([.Z$2];areaCercaPuntiClassificaSquadre;3;0));SUMIFS(areaPuntiFattiACalendario;areaSquadraACalendario;[.$B4];areaSquadraBCalendario;[.Z$2])+SUMIFS(areaPuntiFattiBCalendario;areaSquadraBCalendario;[.$B4];areaSquadraACalendario;[.Z$2]);&quot;-&quot;)" office:value-type="string" office:string-value="-" calcext:value-type="string">
            <text:p>-</text:p>
          </table:table-cell>
          <table:table-cell table:formula="of:=IF(AND([.$B4]&lt;&gt;[.AA$2];VLOOKUP([.$B4];areaCercaPuntiClassificaSquadre;3;0)=VLOOKUP([.AA$2];areaCercaPuntiClassificaSquadre;3;0));SUMIFS(areaPuntiFattiACalendario;areaSquadraACalendario;[.$B4];areaSquadraBCalendario;[.AA$2])+SUMIFS(areaPuntiFattiBCalendario;areaSquadraBCalendario;[.$B4];areaSquadraACalendario;[.AA$2]);&quot;-&quot;)" office:value-type="string" office:string-value="-" calcext:value-type="string">
            <text:p>-</text:p>
          </table:table-cell>
          <table:table-cell table:formula="of:=IF(AND([.$B4]&lt;&gt;[.AB$2];VLOOKUP([.$B4];areaCercaPuntiClassificaSquadre;3;0)=VLOOKUP([.AB$2];areaCercaPuntiClassificaSquadre;3;0));SUMIFS(areaPuntiFattiACalendario;areaSquadraACalendario;[.$B4];areaSquadraBCalendario;[.AB$2])+SUMIFS(areaPuntiFattiBCalendario;areaSquadraBCalendario;[.$B4];areaSquadraACalendario;[.AB$2]);&quot;-&quot;)" office:value-type="string" office:string-value="-" calcext:value-type="string">
            <text:p>-</text:p>
          </table:table-cell>
          <table:table-cell table:formula="of:=IF(AND([.$B4]&lt;&gt;[.AC$2];VLOOKUP([.$B4];areaCercaPuntiClassificaSquadre;3;0)=VLOOKUP([.AC$2];areaCercaPuntiClassificaSquadre;3;0));SUMIFS(areaPuntiFattiACalendario;areaSquadraACalendario;[.$B4];areaSquadraBCalendario;[.AC$2])+SUMIFS(areaPuntiFattiBCalendario;areaSquadraBCalendario;[.$B4];areaSquadraACalendario;[.AC$2]);&quot;-&quot;)" office:value-type="string" office:string-value="-" calcext:value-type="string">
            <text:p>-</text:p>
          </table:table-cell>
          <table:table-cell table:formula="of:=IF(AND([.$B4]&lt;&gt;[.AD$2];VLOOKUP([.$B4];areaCercaPuntiClassificaSquadre;3;0)=VLOOKUP([.AD$2];areaCercaPuntiClassificaSquadre;3;0));SUMIFS(areaPuntiFattiACalendario;areaSquadraACalendario;[.$B4];areaSquadraBCalendario;[.AD$2])+SUMIFS(areaPuntiFattiBCalendario;areaSquadraBCalendario;[.$B4];areaSquadraACalendario;[.AD$2]);&quot;-&quot;)" office:value-type="string" office:string-value="-" calcext:value-type="string">
            <text:p>-</text:p>
          </table:table-cell>
          <table:table-cell table:formula="of:=IF(AND([.$B4]&lt;&gt;[.AE$2];VLOOKUP([.$B4];areaCercaPuntiClassificaSquadre;3;0)=VLOOKUP([.AE$2];areaCercaPuntiClassificaSquadre;3;0));SUMIFS(areaPuntiFattiACalendario;areaSquadraACalendario;[.$B4];areaSquadraBCalendario;[.AE$2])+SUMIFS(areaPuntiFattiBCalendario;areaSquadraBCalendario;[.$B4];areaSquadraACalendario;[.AE$2]);&quot;-&quot;)" office:value-type="string" office:string-value="-" calcext:value-type="string">
            <text:p>-</text:p>
          </table:table-cell>
          <table:table-cell table:number-columns-repeated="33"/>
        </table:table-row>
        <table:table-row table:style-name="ro1">
          <table:table-cell table:formula="of:=COUNTIF(areaCoefficienteSquadre;&quot;&gt;=&quot;&amp;[.$C5])-1" office:value-type="float" office:value="5" calcext:value-type="float">
            <text:p>5</text:p>
          </table:table-cell>
          <table:table-cell table:formula="of:=[Squadre.A5]&amp;&quot;&quot;">
            <text:p/>
          </table:table-cell>
          <table:table-cell table:style-name="ce166" table:formula="of:=TEXT([.$D5];&quot;0000&quot;)&amp;TEXT(5000+SUM([.$O5:.$X5]);&quot;+0000;-0000&quot;)&amp;TEXT(SUM([.$Y5:.$AH5]);&quot;+0000;-0000&quot;)&amp;TEXT(5000+[.$K5];&quot;+0000;-0000&quot;)&amp;TEXT([.$I5];&quot;+0000;-0000&quot;)&amp;TEXT(ORG.LIBREOFFICE.RANDBETWEEN.NV(0;9999);&quot;+0000;-0000&quot;)" office:value-type="string" office:string-value="0000+5000+0000+5000+0000+2325" calcext:value-type="string">
            <text:p>0000+5000+0000+5000+0000+2325</text:p>
          </table:table-cell>
          <table:table-cell table:formula="of:=[.F5]*constPuntiVittoria+[.G5]*constPuntiSconfitta+[.H5]*constPuntiForfait" office:value-type="float" office:value="0" calcext:value-type="float">
            <text:p>0</text:p>
          </table:table-cell>
          <table:table-cell table:formula="of:=SUM([.F5:.H5])" office:value-type="float" office:value="0" calcext:value-type="float">
            <text:p>0</text:p>
          </table:table-cell>
          <table:table-cell table:formula="of:=SUMIF(areaSquadraACalendario;[.B5];areaVintaACalendario)+SUMIF(areaSquadraBCalendario;[.B5];areaVintaBCalendario)" office:value-type="float" office:value="0" calcext:value-type="float">
            <text:p>0</text:p>
          </table:table-cell>
          <table:table-cell table:formula="of:=SUMIF(areaSquadraACalendario;[.B5];areaPersaACalendario)+SUMIF(areaSquadraBCalendario;[.B5];areaPersaBCalendario)" office:value-type="float" office:value="0" calcext:value-type="float">
            <text:p>0</text:p>
          </table:table-cell>
          <table:table-cell table:formula="of:=SUMIF(areaSquadraACalendario;[.B5];areaForfaitACalendario)+SUMIF(areaSquadraBCalendario;[.B5];areaForfaitBCalendario)" office:value-type="float" office:value="0" calcext:value-type="float">
            <text:p>0</text:p>
          </table:table-cell>
          <table:table-cell table:formula="of:=SUMIF(areaSquadraACalendario;[.B5];areaPuntiFattiACalendario)+SUMIF(areaSquadraBCalendario;[.B5];areaPuntiFattiBCalendario)" office:value-type="float" office:value="0" calcext:value-type="float">
            <text:p>0</text:p>
          </table:table-cell>
          <table:table-cell table:formula="of:=SUMIF(areaSquadraACalendario;[.B5];areaPuntiSubitiACalendario)+SUMIF(areaSquadraBCalendario;[.B5];areaPuntiSubitiBCalendario)" office:value-type="float" office:value="0" calcext:value-type="float">
            <text:p>0</text:p>
          </table:table-cell>
          <table:table-cell table:formula="of:=SUMIF(areaSquadraACalendario;[.B5];areaDifferenzaPuntiACalendario)+SUMIF(areaSquadraBCalendario;[.B5];areaDifferenzaPuntiBCalendario)" office:value-type="float" office:value="0" calcext:value-type="float">
            <text:p>+0</text:p>
          </table:table-cell>
          <table:table-cell table:formula="of:=IF([.E5]=0;0;ROUND([.I5]/[.E5];2))" office:value-type="float" office:value="0" calcext:value-type="float">
            <text:p>0</text:p>
          </table:table-cell>
          <table:table-cell table:formula="of:=IF([.E5]=0;0;ROUND([.J5]/[.E5];2))" office:value-type="float" office:value="0" calcext:value-type="float">
            <text:p>0</text:p>
          </table:table-cell>
          <table:table-cell table:formula="of:=IF([.E5]=0;0;ROUND([.K5]/[.E5];2))" office:value-type="float" office:value="0" calcext:value-type="float">
            <text:p>+0,00</text:p>
          </table:table-cell>
          <table:table-cell table:formula="of:=IF(AND([.$B5]&lt;&gt;[.O$2];VLOOKUP([.$B5];areaCercaPuntiClassificaSquadre;3;0)=VLOOKUP([.O$2];areaCercaPuntiClassificaSquadre;3;0));SUMIFS(areaDifferenzaPuntiACalendario;areaSquadraACalendario;[.$B5];areaSquadraBCalendario;[.O$2])+SUMIFS(areaDifferenzaPuntiBCalendario;areaSquadraBCalendario;[.$B5];areaSquadraACalendario;[.O$2]);&quot;-&quot;)" office:value-type="string" office:string-value="-" calcext:value-type="string">
            <text:p>-</text:p>
          </table:table-cell>
          <table:table-cell table:formula="of:=IF(AND([.$B5]&lt;&gt;[.P$2];VLOOKUP([.$B5];areaCercaPuntiClassificaSquadre;3;0)=VLOOKUP([.P$2];areaCercaPuntiClassificaSquadre;3;0));SUMIFS(areaDifferenzaPuntiACalendario;areaSquadraACalendario;[.$B5];areaSquadraBCalendario;[.P$2])+SUMIFS(areaDifferenzaPuntiBCalendario;areaSquadraBCalendario;[.$B5];areaSquadraACalendario;[.P$2]);&quot;-&quot;)" office:value-type="string" office:string-value="-" calcext:value-type="string">
            <text:p>-</text:p>
          </table:table-cell>
          <table:table-cell table:formula="of:=IF(AND([.$B5]&lt;&gt;[.Q$2];VLOOKUP([.$B5];areaCercaPuntiClassificaSquadre;3;0)=VLOOKUP([.Q$2];areaCercaPuntiClassificaSquadre;3;0));SUMIFS(areaDifferenzaPuntiACalendario;areaSquadraACalendario;[.$B5];areaSquadraBCalendario;[.Q$2])+SUMIFS(areaDifferenzaPuntiBCalendario;areaSquadraBCalendario;[.$B5];areaSquadraACalendario;[.Q$2]);&quot;-&quot;)" office:value-type="string" office:string-value="-" calcext:value-type="string">
            <text:p>-</text:p>
          </table:table-cell>
          <table:table-cell table:formula="of:=IF(AND([.$B5]&lt;&gt;[.R$2];VLOOKUP([.$B5];areaCercaPuntiClassificaSquadre;3;0)=VLOOKUP([.R$2];areaCercaPuntiClassificaSquadre;3;0));SUMIFS(areaDifferenzaPuntiACalendario;areaSquadraACalendario;[.$B5];areaSquadraBCalendario;[.R$2])+SUMIFS(areaDifferenzaPuntiBCalendario;areaSquadraBCalendario;[.$B5];areaSquadraACalendario;[.R$2]);&quot;-&quot;)" office:value-type="string" office:string-value="-" calcext:value-type="string">
            <text:p>-</text:p>
          </table:table-cell>
          <table:table-cell table:formula="of:=IF(AND([.$B5]&lt;&gt;[.S$2];VLOOKUP([.$B5];areaCercaPuntiClassificaSquadre;3;0)=VLOOKUP([.S$2];areaCercaPuntiClassificaSquadre;3;0));SUMIFS(areaDifferenzaPuntiACalendario;areaSquadraACalendario;[.$B5];areaSquadraBCalendario;[.S$2])+SUMIFS(areaDifferenzaPuntiBCalendario;areaSquadraBCalendario;[.$B5];areaSquadraACalendario;[.S$2]);&quot;-&quot;)" office:value-type="string" office:string-value="-" calcext:value-type="string">
            <text:p>-</text:p>
          </table:table-cell>
          <table:table-cell table:formula="of:=IF(AND([.$B5]&lt;&gt;[.T$2];VLOOKUP([.$B5];areaCercaPuntiClassificaSquadre;3;0)=VLOOKUP([.T$2];areaCercaPuntiClassificaSquadre;3;0));SUMIFS(areaDifferenzaPuntiACalendario;areaSquadraACalendario;[.$B5];areaSquadraBCalendario;[.T$2])+SUMIFS(areaDifferenzaPuntiBCalendario;areaSquadraBCalendario;[.$B5];areaSquadraACalendario;[.T$2]);&quot;-&quot;)" office:value-type="string" office:string-value="-" calcext:value-type="string">
            <text:p>-</text:p>
          </table:table-cell>
          <table:table-cell table:formula="of:=IF(AND([.$B5]&lt;&gt;[.U$2];VLOOKUP([.$B5];areaCercaPuntiClassificaSquadre;3;0)=VLOOKUP([.U$2];areaCercaPuntiClassificaSquadre;3;0));SUMIFS(areaDifferenzaPuntiACalendario;areaSquadraACalendario;[.$B5];areaSquadraBCalendario;[.U$2])+SUMIFS(areaDifferenzaPuntiBCalendario;areaSquadraBCalendario;[.$B5];areaSquadraACalendario;[.U$2]);&quot;-&quot;)" office:value-type="string" office:string-value="-" calcext:value-type="string">
            <text:p>-</text:p>
          </table:table-cell>
          <table:table-cell table:number-columns-repeated="3"/>
          <table:table-cell table:formula="of:=IF(AND([.$B5]&lt;&gt;[.Y$2];VLOOKUP([.$B5];areaCercaPuntiClassificaSquadre;3;0)=VLOOKUP([.Y$2];areaCercaPuntiClassificaSquadre;3;0));SUMIFS(areaPuntiFattiACalendario;areaSquadraACalendario;[.$B5];areaSquadraBCalendario;[.Y$2])+SUMIFS(areaPuntiFattiBCalendario;areaSquadraBCalendario;[.$B5];areaSquadraACalendario;[.Y$2]);&quot;-&quot;)" office:value-type="string" office:string-value="-" calcext:value-type="string">
            <text:p>-</text:p>
          </table:table-cell>
          <table:table-cell table:formula="of:=IF(AND([.$B5]&lt;&gt;[.Z$2];VLOOKUP([.$B5];areaCercaPuntiClassificaSquadre;3;0)=VLOOKUP([.Z$2];areaCercaPuntiClassificaSquadre;3;0));SUMIFS(areaPuntiFattiACalendario;areaSquadraACalendario;[.$B5];areaSquadraBCalendario;[.Z$2])+SUMIFS(areaPuntiFattiBCalendario;areaSquadraBCalendario;[.$B5];areaSquadraACalendario;[.Z$2]);&quot;-&quot;)" office:value-type="string" office:string-value="-" calcext:value-type="string">
            <text:p>-</text:p>
          </table:table-cell>
          <table:table-cell table:formula="of:=IF(AND([.$B5]&lt;&gt;[.AA$2];VLOOKUP([.$B5];areaCercaPuntiClassificaSquadre;3;0)=VLOOKUP([.AA$2];areaCercaPuntiClassificaSquadre;3;0));SUMIFS(areaPuntiFattiACalendario;areaSquadraACalendario;[.$B5];areaSquadraBCalendario;[.AA$2])+SUMIFS(areaPuntiFattiBCalendario;areaSquadraBCalendario;[.$B5];areaSquadraACalendario;[.AA$2]);&quot;-&quot;)" office:value-type="string" office:string-value="-" calcext:value-type="string">
            <text:p>-</text:p>
          </table:table-cell>
          <table:table-cell table:formula="of:=IF(AND([.$B5]&lt;&gt;[.AB$2];VLOOKUP([.$B5];areaCercaPuntiClassificaSquadre;3;0)=VLOOKUP([.AB$2];areaCercaPuntiClassificaSquadre;3;0));SUMIFS(areaPuntiFattiACalendario;areaSquadraACalendario;[.$B5];areaSquadraBCalendario;[.AB$2])+SUMIFS(areaPuntiFattiBCalendario;areaSquadraBCalendario;[.$B5];areaSquadraACalendario;[.AB$2]);&quot;-&quot;)" office:value-type="string" office:string-value="-" calcext:value-type="string">
            <text:p>-</text:p>
          </table:table-cell>
          <table:table-cell table:formula="of:=IF(AND([.$B5]&lt;&gt;[.AC$2];VLOOKUP([.$B5];areaCercaPuntiClassificaSquadre;3;0)=VLOOKUP([.AC$2];areaCercaPuntiClassificaSquadre;3;0));SUMIFS(areaPuntiFattiACalendario;areaSquadraACalendario;[.$B5];areaSquadraBCalendario;[.AC$2])+SUMIFS(areaPuntiFattiBCalendario;areaSquadraBCalendario;[.$B5];areaSquadraACalendario;[.AC$2]);&quot;-&quot;)" office:value-type="string" office:string-value="-" calcext:value-type="string">
            <text:p>-</text:p>
          </table:table-cell>
          <table:table-cell table:formula="of:=IF(AND([.$B5]&lt;&gt;[.AD$2];VLOOKUP([.$B5];areaCercaPuntiClassificaSquadre;3;0)=VLOOKUP([.AD$2];areaCercaPuntiClassificaSquadre;3;0));SUMIFS(areaPuntiFattiACalendario;areaSquadraACalendario;[.$B5];areaSquadraBCalendario;[.AD$2])+SUMIFS(areaPuntiFattiBCalendario;areaSquadraBCalendario;[.$B5];areaSquadraACalendario;[.AD$2]);&quot;-&quot;)" office:value-type="string" office:string-value="-" calcext:value-type="string">
            <text:p>-</text:p>
          </table:table-cell>
          <table:table-cell table:formula="of:=IF(AND([.$B5]&lt;&gt;[.AE$2];VLOOKUP([.$B5];areaCercaPuntiClassificaSquadre;3;0)=VLOOKUP([.AE$2];areaCercaPuntiClassificaSquadre;3;0));SUMIFS(areaPuntiFattiACalendario;areaSquadraACalendario;[.$B5];areaSquadraBCalendario;[.AE$2])+SUMIFS(areaPuntiFattiBCalendario;areaSquadraBCalendario;[.$B5];areaSquadraACalendario;[.AE$2]);&quot;-&quot;)" office:value-type="string" office:string-value="-" calcext:value-type="string">
            <text:p>-</text:p>
          </table:table-cell>
          <table:table-cell table:number-columns-repeated="33"/>
        </table:table-row>
        <table:table-row table:style-name="ro1">
          <table:table-cell table:formula="of:=COUNTIF(areaCoefficienteSquadre;&quot;&gt;=&quot;&amp;[.$C6])-1" office:value-type="float" office:value="4" calcext:value-type="float">
            <text:p>4</text:p>
          </table:table-cell>
          <table:table-cell table:formula="of:=[Squadre.A6]&amp;&quot;&quot;">
            <text:p/>
          </table:table-cell>
          <table:table-cell table:style-name="ce166" table:formula="of:=TEXT([.$D6];&quot;0000&quot;)&amp;TEXT(5000+SUM([.$O6:.$X6]);&quot;+0000;-0000&quot;)&amp;TEXT(SUM([.$Y6:.$AH6]);&quot;+0000;-0000&quot;)&amp;TEXT(5000+[.$K6];&quot;+0000;-0000&quot;)&amp;TEXT([.$I6];&quot;+0000;-0000&quot;)&amp;TEXT(ORG.LIBREOFFICE.RANDBETWEEN.NV(0;9999);&quot;+0000;-0000&quot;)" office:value-type="string" office:string-value="0000+5000+0000+5000+0000+6552" calcext:value-type="string">
            <text:p>0000+5000+0000+5000+0000+6552</text:p>
          </table:table-cell>
          <table:table-cell table:formula="of:=[.F6]*constPuntiVittoria+[.G6]*constPuntiSconfitta+[.H6]*constPuntiForfait" office:value-type="float" office:value="0" calcext:value-type="float">
            <text:p>0</text:p>
          </table:table-cell>
          <table:table-cell table:formula="of:=SUM([.F6:.H6])" office:value-type="float" office:value="0" calcext:value-type="float">
            <text:p>0</text:p>
          </table:table-cell>
          <table:table-cell table:formula="of:=SUMIF(areaSquadraACalendario;[.B6];areaVintaACalendario)+SUMIF(areaSquadraBCalendario;[.B6];areaVintaBCalendario)" office:value-type="float" office:value="0" calcext:value-type="float">
            <text:p>0</text:p>
          </table:table-cell>
          <table:table-cell table:formula="of:=SUMIF(areaSquadraACalendario;[.B6];areaPersaACalendario)+SUMIF(areaSquadraBCalendario;[.B6];areaPersaBCalendario)" office:value-type="float" office:value="0" calcext:value-type="float">
            <text:p>0</text:p>
          </table:table-cell>
          <table:table-cell table:formula="of:=SUMIF(areaSquadraACalendario;[.B6];areaForfaitACalendario)+SUMIF(areaSquadraBCalendario;[.B6];areaForfaitBCalendario)" office:value-type="float" office:value="0" calcext:value-type="float">
            <text:p>0</text:p>
          </table:table-cell>
          <table:table-cell table:formula="of:=SUMIF(areaSquadraACalendario;[.B6];areaPuntiFattiACalendario)+SUMIF(areaSquadraBCalendario;[.B6];areaPuntiFattiBCalendario)" office:value-type="float" office:value="0" calcext:value-type="float">
            <text:p>0</text:p>
          </table:table-cell>
          <table:table-cell table:formula="of:=SUMIF(areaSquadraACalendario;[.B6];areaPuntiSubitiACalendario)+SUMIF(areaSquadraBCalendario;[.B6];areaPuntiSubitiBCalendario)" office:value-type="float" office:value="0" calcext:value-type="float">
            <text:p>0</text:p>
          </table:table-cell>
          <table:table-cell table:formula="of:=SUMIF(areaSquadraACalendario;[.B6];areaDifferenzaPuntiACalendario)+SUMIF(areaSquadraBCalendario;[.B6];areaDifferenzaPuntiBCalendario)" office:value-type="float" office:value="0" calcext:value-type="float">
            <text:p>+0</text:p>
          </table:table-cell>
          <table:table-cell table:formula="of:=IF([.E6]=0;0;ROUND([.I6]/[.E6];2))" office:value-type="float" office:value="0" calcext:value-type="float">
            <text:p>0</text:p>
          </table:table-cell>
          <table:table-cell table:formula="of:=IF([.E6]=0;0;ROUND([.J6]/[.E6];2))" office:value-type="float" office:value="0" calcext:value-type="float">
            <text:p>0</text:p>
          </table:table-cell>
          <table:table-cell table:formula="of:=IF([.E6]=0;0;ROUND([.K6]/[.E6];2))" office:value-type="float" office:value="0" calcext:value-type="float">
            <text:p>+0,00</text:p>
          </table:table-cell>
          <table:table-cell table:formula="of:=IF(AND([.$B6]&lt;&gt;[.O$2];VLOOKUP([.$B6];areaCercaPuntiClassificaSquadre;3;0)=VLOOKUP([.O$2];areaCercaPuntiClassificaSquadre;3;0));SUMIFS(areaDifferenzaPuntiACalendario;areaSquadraACalendario;[.$B6];areaSquadraBCalendario;[.O$2])+SUMIFS(areaDifferenzaPuntiBCalendario;areaSquadraBCalendario;[.$B6];areaSquadraACalendario;[.O$2]);&quot;-&quot;)" office:value-type="string" office:string-value="-" calcext:value-type="string">
            <text:p>-</text:p>
          </table:table-cell>
          <table:table-cell table:formula="of:=IF(AND([.$B6]&lt;&gt;[.P$2];VLOOKUP([.$B6];areaCercaPuntiClassificaSquadre;3;0)=VLOOKUP([.P$2];areaCercaPuntiClassificaSquadre;3;0));SUMIFS(areaDifferenzaPuntiACalendario;areaSquadraACalendario;[.$B6];areaSquadraBCalendario;[.P$2])+SUMIFS(areaDifferenzaPuntiBCalendario;areaSquadraBCalendario;[.$B6];areaSquadraACalendario;[.P$2]);&quot;-&quot;)" office:value-type="string" office:string-value="-" calcext:value-type="string">
            <text:p>-</text:p>
          </table:table-cell>
          <table:table-cell table:formula="of:=IF(AND([.$B6]&lt;&gt;[.Q$2];VLOOKUP([.$B6];areaCercaPuntiClassificaSquadre;3;0)=VLOOKUP([.Q$2];areaCercaPuntiClassificaSquadre;3;0));SUMIFS(areaDifferenzaPuntiACalendario;areaSquadraACalendario;[.$B6];areaSquadraBCalendario;[.Q$2])+SUMIFS(areaDifferenzaPuntiBCalendario;areaSquadraBCalendario;[.$B6];areaSquadraACalendario;[.Q$2]);&quot;-&quot;)" office:value-type="string" office:string-value="-" calcext:value-type="string">
            <text:p>-</text:p>
          </table:table-cell>
          <table:table-cell table:formula="of:=IF(AND([.$B6]&lt;&gt;[.R$2];VLOOKUP([.$B6];areaCercaPuntiClassificaSquadre;3;0)=VLOOKUP([.R$2];areaCercaPuntiClassificaSquadre;3;0));SUMIFS(areaDifferenzaPuntiACalendario;areaSquadraACalendario;[.$B6];areaSquadraBCalendario;[.R$2])+SUMIFS(areaDifferenzaPuntiBCalendario;areaSquadraBCalendario;[.$B6];areaSquadraACalendario;[.R$2]);&quot;-&quot;)" office:value-type="string" office:string-value="-" calcext:value-type="string">
            <text:p>-</text:p>
          </table:table-cell>
          <table:table-cell table:formula="of:=IF(AND([.$B6]&lt;&gt;[.S$2];VLOOKUP([.$B6];areaCercaPuntiClassificaSquadre;3;0)=VLOOKUP([.S$2];areaCercaPuntiClassificaSquadre;3;0));SUMIFS(areaDifferenzaPuntiACalendario;areaSquadraACalendario;[.$B6];areaSquadraBCalendario;[.S$2])+SUMIFS(areaDifferenzaPuntiBCalendario;areaSquadraBCalendario;[.$B6];areaSquadraACalendario;[.S$2]);&quot;-&quot;)" office:value-type="string" office:string-value="-" calcext:value-type="string">
            <text:p>-</text:p>
          </table:table-cell>
          <table:table-cell table:formula="of:=IF(AND([.$B6]&lt;&gt;[.T$2];VLOOKUP([.$B6];areaCercaPuntiClassificaSquadre;3;0)=VLOOKUP([.T$2];areaCercaPuntiClassificaSquadre;3;0));SUMIFS(areaDifferenzaPuntiACalendario;areaSquadraACalendario;[.$B6];areaSquadraBCalendario;[.T$2])+SUMIFS(areaDifferenzaPuntiBCalendario;areaSquadraBCalendario;[.$B6];areaSquadraACalendario;[.T$2]);&quot;-&quot;)" office:value-type="string" office:string-value="-" calcext:value-type="string">
            <text:p>-</text:p>
          </table:table-cell>
          <table:table-cell table:formula="of:=IF(AND([.$B6]&lt;&gt;[.U$2];VLOOKUP([.$B6];areaCercaPuntiClassificaSquadre;3;0)=VLOOKUP([.U$2];areaCercaPuntiClassificaSquadre;3;0));SUMIFS(areaDifferenzaPuntiACalendario;areaSquadraACalendario;[.$B6];areaSquadraBCalendario;[.U$2])+SUMIFS(areaDifferenzaPuntiBCalendario;areaSquadraBCalendario;[.$B6];areaSquadraACalendario;[.U$2]);&quot;-&quot;)" office:value-type="string" office:string-value="-" calcext:value-type="string">
            <text:p>-</text:p>
          </table:table-cell>
          <table:table-cell table:number-columns-repeated="3"/>
          <table:table-cell table:formula="of:=IF(AND([.$B6]&lt;&gt;[.Y$2];VLOOKUP([.$B6];areaCercaPuntiClassificaSquadre;3;0)=VLOOKUP([.Y$2];areaCercaPuntiClassificaSquadre;3;0));SUMIFS(areaPuntiFattiACalendario;areaSquadraACalendario;[.$B6];areaSquadraBCalendario;[.Y$2])+SUMIFS(areaPuntiFattiBCalendario;areaSquadraBCalendario;[.$B6];areaSquadraACalendario;[.Y$2]);&quot;-&quot;)" office:value-type="string" office:string-value="-" calcext:value-type="string">
            <text:p>-</text:p>
          </table:table-cell>
          <table:table-cell table:formula="of:=IF(AND([.$B6]&lt;&gt;[.Z$2];VLOOKUP([.$B6];areaCercaPuntiClassificaSquadre;3;0)=VLOOKUP([.Z$2];areaCercaPuntiClassificaSquadre;3;0));SUMIFS(areaPuntiFattiACalendario;areaSquadraACalendario;[.$B6];areaSquadraBCalendario;[.Z$2])+SUMIFS(areaPuntiFattiBCalendario;areaSquadraBCalendario;[.$B6];areaSquadraACalendario;[.Z$2]);&quot;-&quot;)" office:value-type="string" office:string-value="-" calcext:value-type="string">
            <text:p>-</text:p>
          </table:table-cell>
          <table:table-cell table:formula="of:=IF(AND([.$B6]&lt;&gt;[.AA$2];VLOOKUP([.$B6];areaCercaPuntiClassificaSquadre;3;0)=VLOOKUP([.AA$2];areaCercaPuntiClassificaSquadre;3;0));SUMIFS(areaPuntiFattiACalendario;areaSquadraACalendario;[.$B6];areaSquadraBCalendario;[.AA$2])+SUMIFS(areaPuntiFattiBCalendario;areaSquadraBCalendario;[.$B6];areaSquadraACalendario;[.AA$2]);&quot;-&quot;)" office:value-type="string" office:string-value="-" calcext:value-type="string">
            <text:p>-</text:p>
          </table:table-cell>
          <table:table-cell table:formula="of:=IF(AND([.$B6]&lt;&gt;[.AB$2];VLOOKUP([.$B6];areaCercaPuntiClassificaSquadre;3;0)=VLOOKUP([.AB$2];areaCercaPuntiClassificaSquadre;3;0));SUMIFS(areaPuntiFattiACalendario;areaSquadraACalendario;[.$B6];areaSquadraBCalendario;[.AB$2])+SUMIFS(areaPuntiFattiBCalendario;areaSquadraBCalendario;[.$B6];areaSquadraACalendario;[.AB$2]);&quot;-&quot;)" office:value-type="string" office:string-value="-" calcext:value-type="string">
            <text:p>-</text:p>
          </table:table-cell>
          <table:table-cell table:formula="of:=IF(AND([.$B6]&lt;&gt;[.AC$2];VLOOKUP([.$B6];areaCercaPuntiClassificaSquadre;3;0)=VLOOKUP([.AC$2];areaCercaPuntiClassificaSquadre;3;0));SUMIFS(areaPuntiFattiACalendario;areaSquadraACalendario;[.$B6];areaSquadraBCalendario;[.AC$2])+SUMIFS(areaPuntiFattiBCalendario;areaSquadraBCalendario;[.$B6];areaSquadraACalendario;[.AC$2]);&quot;-&quot;)" office:value-type="string" office:string-value="-" calcext:value-type="string">
            <text:p>-</text:p>
          </table:table-cell>
          <table:table-cell table:formula="of:=IF(AND([.$B6]&lt;&gt;[.AD$2];VLOOKUP([.$B6];areaCercaPuntiClassificaSquadre;3;0)=VLOOKUP([.AD$2];areaCercaPuntiClassificaSquadre;3;0));SUMIFS(areaPuntiFattiACalendario;areaSquadraACalendario;[.$B6];areaSquadraBCalendario;[.AD$2])+SUMIFS(areaPuntiFattiBCalendario;areaSquadraBCalendario;[.$B6];areaSquadraACalendario;[.AD$2]);&quot;-&quot;)" office:value-type="string" office:string-value="-" calcext:value-type="string">
            <text:p>-</text:p>
          </table:table-cell>
          <table:table-cell table:formula="of:=IF(AND([.$B6]&lt;&gt;[.AE$2];VLOOKUP([.$B6];areaCercaPuntiClassificaSquadre;3;0)=VLOOKUP([.AE$2];areaCercaPuntiClassificaSquadre;3;0));SUMIFS(areaPuntiFattiACalendario;areaSquadraACalendario;[.$B6];areaSquadraBCalendario;[.AE$2])+SUMIFS(areaPuntiFattiBCalendario;areaSquadraBCalendario;[.$B6];areaSquadraACalendario;[.AE$2]);&quot;-&quot;)" office:value-type="string" office:string-value="-" calcext:value-type="string">
            <text:p>-</text:p>
          </table:table-cell>
          <table:table-cell table:number-columns-repeated="33"/>
        </table:table-row>
        <table:table-row table:style-name="ro1">
          <table:table-cell table:formula="of:=COUNTIF(areaCoefficienteSquadre;&quot;&gt;=&quot;&amp;[.$C7])-1" office:value-type="float" office:value="7" calcext:value-type="float">
            <text:p>7</text:p>
          </table:table-cell>
          <table:table-cell table:formula="of:=[Squadre.A7]&amp;&quot;&quot;">
            <text:p/>
          </table:table-cell>
          <table:table-cell table:style-name="ce166" table:formula="of:=TEXT([.$D7];&quot;0000&quot;)&amp;TEXT(5000+SUM([.$O7:.$X7]);&quot;+0000;-0000&quot;)&amp;TEXT(SUM([.$Y7:.$AH7]);&quot;+0000;-0000&quot;)&amp;TEXT(5000+[.$K7];&quot;+0000;-0000&quot;)&amp;TEXT([.$I7];&quot;+0000;-0000&quot;)&amp;TEXT(ORG.LIBREOFFICE.RANDBETWEEN.NV(0;9999);&quot;+0000;-0000&quot;)" office:value-type="string" office:string-value="0000+5000+0000+5000+0000+0256" calcext:value-type="string">
            <text:p>0000+5000+0000+5000+0000+0256</text:p>
          </table:table-cell>
          <table:table-cell table:formula="of:=[.F7]*constPuntiVittoria+[.G7]*constPuntiSconfitta+[.H7]*constPuntiForfait" office:value-type="float" office:value="0" calcext:value-type="float">
            <text:p>0</text:p>
          </table:table-cell>
          <table:table-cell table:formula="of:=SUM([.F7:.H7])" office:value-type="float" office:value="0" calcext:value-type="float">
            <text:p>0</text:p>
          </table:table-cell>
          <table:table-cell table:formula="of:=SUMIF(areaSquadraACalendario;[.B7];areaVintaACalendario)+SUMIF(areaSquadraBCalendario;[.B7];areaVintaBCalendario)" office:value-type="float" office:value="0" calcext:value-type="float">
            <text:p>0</text:p>
          </table:table-cell>
          <table:table-cell table:formula="of:=SUMIF(areaSquadraACalendario;[.B7];areaPersaACalendario)+SUMIF(areaSquadraBCalendario;[.B7];areaPersaBCalendario)" office:value-type="float" office:value="0" calcext:value-type="float">
            <text:p>0</text:p>
          </table:table-cell>
          <table:table-cell table:formula="of:=SUMIF(areaSquadraACalendario;[.B7];areaForfaitACalendario)+SUMIF(areaSquadraBCalendario;[.B7];areaForfaitBCalendario)" office:value-type="float" office:value="0" calcext:value-type="float">
            <text:p>0</text:p>
          </table:table-cell>
          <table:table-cell table:formula="of:=SUMIF(areaSquadraACalendario;[.B7];areaPuntiFattiACalendario)+SUMIF(areaSquadraBCalendario;[.B7];areaPuntiFattiBCalendario)" office:value-type="float" office:value="0" calcext:value-type="float">
            <text:p>0</text:p>
          </table:table-cell>
          <table:table-cell table:formula="of:=SUMIF(areaSquadraACalendario;[.B7];areaPuntiSubitiACalendario)+SUMIF(areaSquadraBCalendario;[.B7];areaPuntiSubitiBCalendario)" office:value-type="float" office:value="0" calcext:value-type="float">
            <text:p>0</text:p>
          </table:table-cell>
          <table:table-cell table:formula="of:=SUMIF(areaSquadraACalendario;[.B7];areaDifferenzaPuntiACalendario)+SUMIF(areaSquadraBCalendario;[.B7];areaDifferenzaPuntiBCalendario)" office:value-type="float" office:value="0" calcext:value-type="float">
            <text:p>+0</text:p>
          </table:table-cell>
          <table:table-cell table:formula="of:=IF([.E7]=0;0;ROUND([.I7]/[.E7];2))" office:value-type="float" office:value="0" calcext:value-type="float">
            <text:p>0</text:p>
          </table:table-cell>
          <table:table-cell table:formula="of:=IF([.E7]=0;0;ROUND([.J7]/[.E7];2))" office:value-type="float" office:value="0" calcext:value-type="float">
            <text:p>0</text:p>
          </table:table-cell>
          <table:table-cell table:formula="of:=IF([.E7]=0;0;ROUND([.K7]/[.E7];2))" office:value-type="float" office:value="0" calcext:value-type="float">
            <text:p>+0,00</text:p>
          </table:table-cell>
          <table:table-cell table:formula="of:=IF(AND([.$B7]&lt;&gt;[.O$2];VLOOKUP([.$B7];areaCercaPuntiClassificaSquadre;3;0)=VLOOKUP([.O$2];areaCercaPuntiClassificaSquadre;3;0));SUMIFS(areaDifferenzaPuntiACalendario;areaSquadraACalendario;[.$B7];areaSquadraBCalendario;[.O$2])+SUMIFS(areaDifferenzaPuntiBCalendario;areaSquadraBCalendario;[.$B7];areaSquadraACalendario;[.O$2]);&quot;-&quot;)" office:value-type="string" office:string-value="-" calcext:value-type="string">
            <text:p>-</text:p>
          </table:table-cell>
          <table:table-cell table:formula="of:=IF(AND([.$B7]&lt;&gt;[.P$2];VLOOKUP([.$B7];areaCercaPuntiClassificaSquadre;3;0)=VLOOKUP([.P$2];areaCercaPuntiClassificaSquadre;3;0));SUMIFS(areaDifferenzaPuntiACalendario;areaSquadraACalendario;[.$B7];areaSquadraBCalendario;[.P$2])+SUMIFS(areaDifferenzaPuntiBCalendario;areaSquadraBCalendario;[.$B7];areaSquadraACalendario;[.P$2]);&quot;-&quot;)" office:value-type="string" office:string-value="-" calcext:value-type="string">
            <text:p>-</text:p>
          </table:table-cell>
          <table:table-cell table:formula="of:=IF(AND([.$B7]&lt;&gt;[.Q$2];VLOOKUP([.$B7];areaCercaPuntiClassificaSquadre;3;0)=VLOOKUP([.Q$2];areaCercaPuntiClassificaSquadre;3;0));SUMIFS(areaDifferenzaPuntiACalendario;areaSquadraACalendario;[.$B7];areaSquadraBCalendario;[.Q$2])+SUMIFS(areaDifferenzaPuntiBCalendario;areaSquadraBCalendario;[.$B7];areaSquadraACalendario;[.Q$2]);&quot;-&quot;)" office:value-type="string" office:string-value="-" calcext:value-type="string">
            <text:p>-</text:p>
          </table:table-cell>
          <table:table-cell table:formula="of:=IF(AND([.$B7]&lt;&gt;[.R$2];VLOOKUP([.$B7];areaCercaPuntiClassificaSquadre;3;0)=VLOOKUP([.R$2];areaCercaPuntiClassificaSquadre;3;0));SUMIFS(areaDifferenzaPuntiACalendario;areaSquadraACalendario;[.$B7];areaSquadraBCalendario;[.R$2])+SUMIFS(areaDifferenzaPuntiBCalendario;areaSquadraBCalendario;[.$B7];areaSquadraACalendario;[.R$2]);&quot;-&quot;)" office:value-type="string" office:string-value="-" calcext:value-type="string">
            <text:p>-</text:p>
          </table:table-cell>
          <table:table-cell table:formula="of:=IF(AND([.$B7]&lt;&gt;[.S$2];VLOOKUP([.$B7];areaCercaPuntiClassificaSquadre;3;0)=VLOOKUP([.S$2];areaCercaPuntiClassificaSquadre;3;0));SUMIFS(areaDifferenzaPuntiACalendario;areaSquadraACalendario;[.$B7];areaSquadraBCalendario;[.S$2])+SUMIFS(areaDifferenzaPuntiBCalendario;areaSquadraBCalendario;[.$B7];areaSquadraACalendario;[.S$2]);&quot;-&quot;)" office:value-type="string" office:string-value="-" calcext:value-type="string">
            <text:p>-</text:p>
          </table:table-cell>
          <table:table-cell table:formula="of:=IF(AND([.$B7]&lt;&gt;[.T$2];VLOOKUP([.$B7];areaCercaPuntiClassificaSquadre;3;0)=VLOOKUP([.T$2];areaCercaPuntiClassificaSquadre;3;0));SUMIFS(areaDifferenzaPuntiACalendario;areaSquadraACalendario;[.$B7];areaSquadraBCalendario;[.T$2])+SUMIFS(areaDifferenzaPuntiBCalendario;areaSquadraBCalendario;[.$B7];areaSquadraACalendario;[.T$2]);&quot;-&quot;)" office:value-type="string" office:string-value="-" calcext:value-type="string">
            <text:p>-</text:p>
          </table:table-cell>
          <table:table-cell table:formula="of:=IF(AND([.$B7]&lt;&gt;[.U$2];VLOOKUP([.$B7];areaCercaPuntiClassificaSquadre;3;0)=VLOOKUP([.U$2];areaCercaPuntiClassificaSquadre;3;0));SUMIFS(areaDifferenzaPuntiACalendario;areaSquadraACalendario;[.$B7];areaSquadraBCalendario;[.U$2])+SUMIFS(areaDifferenzaPuntiBCalendario;areaSquadraBCalendario;[.$B7];areaSquadraACalendario;[.U$2]);&quot;-&quot;)" office:value-type="string" office:string-value="-" calcext:value-type="string">
            <text:p>-</text:p>
          </table:table-cell>
          <table:table-cell table:number-columns-repeated="3"/>
          <table:table-cell table:formula="of:=IF(AND([.$B7]&lt;&gt;[.Y$2];VLOOKUP([.$B7];areaCercaPuntiClassificaSquadre;3;0)=VLOOKUP([.Y$2];areaCercaPuntiClassificaSquadre;3;0));SUMIFS(areaPuntiFattiACalendario;areaSquadraACalendario;[.$B7];areaSquadraBCalendario;[.Y$2])+SUMIFS(areaPuntiFattiBCalendario;areaSquadraBCalendario;[.$B7];areaSquadraACalendario;[.Y$2]);&quot;-&quot;)" office:value-type="string" office:string-value="-" calcext:value-type="string">
            <text:p>-</text:p>
          </table:table-cell>
          <table:table-cell table:formula="of:=IF(AND([.$B7]&lt;&gt;[.Z$2];VLOOKUP([.$B7];areaCercaPuntiClassificaSquadre;3;0)=VLOOKUP([.Z$2];areaCercaPuntiClassificaSquadre;3;0));SUMIFS(areaPuntiFattiACalendario;areaSquadraACalendario;[.$B7];areaSquadraBCalendario;[.Z$2])+SUMIFS(areaPuntiFattiBCalendario;areaSquadraBCalendario;[.$B7];areaSquadraACalendario;[.Z$2]);&quot;-&quot;)" office:value-type="string" office:string-value="-" calcext:value-type="string">
            <text:p>-</text:p>
          </table:table-cell>
          <table:table-cell table:formula="of:=IF(AND([.$B7]&lt;&gt;[.AA$2];VLOOKUP([.$B7];areaCercaPuntiClassificaSquadre;3;0)=VLOOKUP([.AA$2];areaCercaPuntiClassificaSquadre;3;0));SUMIFS(areaPuntiFattiACalendario;areaSquadraACalendario;[.$B7];areaSquadraBCalendario;[.AA$2])+SUMIFS(areaPuntiFattiBCalendario;areaSquadraBCalendario;[.$B7];areaSquadraACalendario;[.AA$2]);&quot;-&quot;)" office:value-type="string" office:string-value="-" calcext:value-type="string">
            <text:p>-</text:p>
          </table:table-cell>
          <table:table-cell table:formula="of:=IF(AND([.$B7]&lt;&gt;[.AB$2];VLOOKUP([.$B7];areaCercaPuntiClassificaSquadre;3;0)=VLOOKUP([.AB$2];areaCercaPuntiClassificaSquadre;3;0));SUMIFS(areaPuntiFattiACalendario;areaSquadraACalendario;[.$B7];areaSquadraBCalendario;[.AB$2])+SUMIFS(areaPuntiFattiBCalendario;areaSquadraBCalendario;[.$B7];areaSquadraACalendario;[.AB$2]);&quot;-&quot;)" office:value-type="string" office:string-value="-" calcext:value-type="string">
            <text:p>-</text:p>
          </table:table-cell>
          <table:table-cell table:formula="of:=IF(AND([.$B7]&lt;&gt;[.AC$2];VLOOKUP([.$B7];areaCercaPuntiClassificaSquadre;3;0)=VLOOKUP([.AC$2];areaCercaPuntiClassificaSquadre;3;0));SUMIFS(areaPuntiFattiACalendario;areaSquadraACalendario;[.$B7];areaSquadraBCalendario;[.AC$2])+SUMIFS(areaPuntiFattiBCalendario;areaSquadraBCalendario;[.$B7];areaSquadraACalendario;[.AC$2]);&quot;-&quot;)" office:value-type="string" office:string-value="-" calcext:value-type="string">
            <text:p>-</text:p>
          </table:table-cell>
          <table:table-cell table:formula="of:=IF(AND([.$B7]&lt;&gt;[.AD$2];VLOOKUP([.$B7];areaCercaPuntiClassificaSquadre;3;0)=VLOOKUP([.AD$2];areaCercaPuntiClassificaSquadre;3;0));SUMIFS(areaPuntiFattiACalendario;areaSquadraACalendario;[.$B7];areaSquadraBCalendario;[.AD$2])+SUMIFS(areaPuntiFattiBCalendario;areaSquadraBCalendario;[.$B7];areaSquadraACalendario;[.AD$2]);&quot;-&quot;)" office:value-type="string" office:string-value="-" calcext:value-type="string">
            <text:p>-</text:p>
          </table:table-cell>
          <table:table-cell table:formula="of:=IF(AND([.$B7]&lt;&gt;[.AE$2];VLOOKUP([.$B7];areaCercaPuntiClassificaSquadre;3;0)=VLOOKUP([.AE$2];areaCercaPuntiClassificaSquadre;3;0));SUMIFS(areaPuntiFattiACalendario;areaSquadraACalendario;[.$B7];areaSquadraBCalendario;[.AE$2])+SUMIFS(areaPuntiFattiBCalendario;areaSquadraBCalendario;[.$B7];areaSquadraACalendario;[.AE$2]);&quot;-&quot;)" office:value-type="string" office:string-value="-" calcext:value-type="string">
            <text:p>-</text:p>
          </table:table-cell>
          <table:table-cell table:number-columns-repeated="33"/>
        </table:table-row>
        <table:table-row table:style-name="ro1">
          <table:table-cell table:formula="of:=COUNTIF(areaCoefficienteSquadre;&quot;&gt;=&quot;&amp;[.$C8])-1" office:value-type="float" office:value="6" calcext:value-type="float">
            <text:p>6</text:p>
          </table:table-cell>
          <table:table-cell table:formula="of:=[Squadre.A8]&amp;&quot;&quot;">
            <text:p/>
          </table:table-cell>
          <table:table-cell table:style-name="ce166" table:formula="of:=TEXT([.$D8];&quot;0000&quot;)&amp;TEXT(5000+SUM([.$O8:.$X8]);&quot;+0000;-0000&quot;)&amp;TEXT(SUM([.$Y8:.$AH8]);&quot;+0000;-0000&quot;)&amp;TEXT(5000+[.$K8];&quot;+0000;-0000&quot;)&amp;TEXT([.$I8];&quot;+0000;-0000&quot;)&amp;TEXT(ORG.LIBREOFFICE.RANDBETWEEN.NV(0;9999);&quot;+0000;-0000&quot;)" office:value-type="string" office:string-value="0000+5000+0000+5000+0000+0871" calcext:value-type="string">
            <text:p>0000+5000+0000+5000+0000+0871</text:p>
          </table:table-cell>
          <table:table-cell table:formula="of:=[.F8]*constPuntiVittoria+[.G8]*constPuntiSconfitta+[.H8]*constPuntiForfait" office:value-type="float" office:value="0" calcext:value-type="float">
            <text:p>0</text:p>
          </table:table-cell>
          <table:table-cell table:formula="of:=SUM([.F8:.H8])" office:value-type="float" office:value="0" calcext:value-type="float">
            <text:p>0</text:p>
          </table:table-cell>
          <table:table-cell table:formula="of:=SUMIF(areaSquadraACalendario;[.B8];areaVintaACalendario)+SUMIF(areaSquadraBCalendario;[.B8];areaVintaBCalendario)" office:value-type="float" office:value="0" calcext:value-type="float">
            <text:p>0</text:p>
          </table:table-cell>
          <table:table-cell table:formula="of:=SUMIF(areaSquadraACalendario;[.B8];areaPersaACalendario)+SUMIF(areaSquadraBCalendario;[.B8];areaPersaBCalendario)" office:value-type="float" office:value="0" calcext:value-type="float">
            <text:p>0</text:p>
          </table:table-cell>
          <table:table-cell table:formula="of:=SUMIF(areaSquadraACalendario;[.B8];areaForfaitACalendario)+SUMIF(areaSquadraBCalendario;[.B8];areaForfaitBCalendario)" office:value-type="float" office:value="0" calcext:value-type="float">
            <text:p>0</text:p>
          </table:table-cell>
          <table:table-cell table:formula="of:=SUMIF(areaSquadraACalendario;[.B8];areaPuntiFattiACalendario)+SUMIF(areaSquadraBCalendario;[.B8];areaPuntiFattiBCalendario)" office:value-type="float" office:value="0" calcext:value-type="float">
            <text:p>0</text:p>
          </table:table-cell>
          <table:table-cell table:formula="of:=SUMIF(areaSquadraACalendario;[.B8];areaPuntiSubitiACalendario)+SUMIF(areaSquadraBCalendario;[.B8];areaPuntiSubitiBCalendario)" office:value-type="float" office:value="0" calcext:value-type="float">
            <text:p>0</text:p>
          </table:table-cell>
          <table:table-cell table:formula="of:=SUMIF(areaSquadraACalendario;[.B8];areaDifferenzaPuntiACalendario)+SUMIF(areaSquadraBCalendario;[.B8];areaDifferenzaPuntiBCalendario)" office:value-type="float" office:value="0" calcext:value-type="float">
            <text:p>+0</text:p>
          </table:table-cell>
          <table:table-cell table:formula="of:=IF([.E8]=0;0;ROUND([.I8]/[.E8];2))" office:value-type="float" office:value="0" calcext:value-type="float">
            <text:p>0</text:p>
          </table:table-cell>
          <table:table-cell table:formula="of:=IF([.E8]=0;0;ROUND([.J8]/[.E8];2))" office:value-type="float" office:value="0" calcext:value-type="float">
            <text:p>0</text:p>
          </table:table-cell>
          <table:table-cell table:formula="of:=IF([.E8]=0;0;ROUND([.K8]/[.E8];2))" office:value-type="float" office:value="0" calcext:value-type="float">
            <text:p>+0,00</text:p>
          </table:table-cell>
          <table:table-cell table:formula="of:=IF(AND([.$B8]&lt;&gt;[.O$2];VLOOKUP([.$B8];areaCercaPuntiClassificaSquadre;3;0)=VLOOKUP([.O$2];areaCercaPuntiClassificaSquadre;3;0));SUMIFS(areaDifferenzaPuntiACalendario;areaSquadraACalendario;[.$B8];areaSquadraBCalendario;[.O$2])+SUMIFS(areaDifferenzaPuntiBCalendario;areaSquadraBCalendario;[.$B8];areaSquadraACalendario;[.O$2]);&quot;-&quot;)" office:value-type="string" office:string-value="-" calcext:value-type="string">
            <text:p>-</text:p>
          </table:table-cell>
          <table:table-cell table:formula="of:=IF(AND([.$B8]&lt;&gt;[.P$2];VLOOKUP([.$B8];areaCercaPuntiClassificaSquadre;3;0)=VLOOKUP([.P$2];areaCercaPuntiClassificaSquadre;3;0));SUMIFS(areaDifferenzaPuntiACalendario;areaSquadraACalendario;[.$B8];areaSquadraBCalendario;[.P$2])+SUMIFS(areaDifferenzaPuntiBCalendario;areaSquadraBCalendario;[.$B8];areaSquadraACalendario;[.P$2]);&quot;-&quot;)" office:value-type="string" office:string-value="-" calcext:value-type="string">
            <text:p>-</text:p>
          </table:table-cell>
          <table:table-cell table:formula="of:=IF(AND([.$B8]&lt;&gt;[.Q$2];VLOOKUP([.$B8];areaCercaPuntiClassificaSquadre;3;0)=VLOOKUP([.Q$2];areaCercaPuntiClassificaSquadre;3;0));SUMIFS(areaDifferenzaPuntiACalendario;areaSquadraACalendario;[.$B8];areaSquadraBCalendario;[.Q$2])+SUMIFS(areaDifferenzaPuntiBCalendario;areaSquadraBCalendario;[.$B8];areaSquadraACalendario;[.Q$2]);&quot;-&quot;)" office:value-type="string" office:string-value="-" calcext:value-type="string">
            <text:p>-</text:p>
          </table:table-cell>
          <table:table-cell table:formula="of:=IF(AND([.$B8]&lt;&gt;[.R$2];VLOOKUP([.$B8];areaCercaPuntiClassificaSquadre;3;0)=VLOOKUP([.R$2];areaCercaPuntiClassificaSquadre;3;0));SUMIFS(areaDifferenzaPuntiACalendario;areaSquadraACalendario;[.$B8];areaSquadraBCalendario;[.R$2])+SUMIFS(areaDifferenzaPuntiBCalendario;areaSquadraBCalendario;[.$B8];areaSquadraACalendario;[.R$2]);&quot;-&quot;)" office:value-type="string" office:string-value="-" calcext:value-type="string">
            <text:p>-</text:p>
          </table:table-cell>
          <table:table-cell table:formula="of:=IF(AND([.$B8]&lt;&gt;[.S$2];VLOOKUP([.$B8];areaCercaPuntiClassificaSquadre;3;0)=VLOOKUP([.S$2];areaCercaPuntiClassificaSquadre;3;0));SUMIFS(areaDifferenzaPuntiACalendario;areaSquadraACalendario;[.$B8];areaSquadraBCalendario;[.S$2])+SUMIFS(areaDifferenzaPuntiBCalendario;areaSquadraBCalendario;[.$B8];areaSquadraACalendario;[.S$2]);&quot;-&quot;)" office:value-type="string" office:string-value="-" calcext:value-type="string">
            <text:p>-</text:p>
          </table:table-cell>
          <table:table-cell table:formula="of:=IF(AND([.$B8]&lt;&gt;[.T$2];VLOOKUP([.$B8];areaCercaPuntiClassificaSquadre;3;0)=VLOOKUP([.T$2];areaCercaPuntiClassificaSquadre;3;0));SUMIFS(areaDifferenzaPuntiACalendario;areaSquadraACalendario;[.$B8];areaSquadraBCalendario;[.T$2])+SUMIFS(areaDifferenzaPuntiBCalendario;areaSquadraBCalendario;[.$B8];areaSquadraACalendario;[.T$2]);&quot;-&quot;)" office:value-type="string" office:string-value="-" calcext:value-type="string">
            <text:p>-</text:p>
          </table:table-cell>
          <table:table-cell table:formula="of:=IF(AND([.$B8]&lt;&gt;[.U$2];VLOOKUP([.$B8];areaCercaPuntiClassificaSquadre;3;0)=VLOOKUP([.U$2];areaCercaPuntiClassificaSquadre;3;0));SUMIFS(areaDifferenzaPuntiACalendario;areaSquadraACalendario;[.$B8];areaSquadraBCalendario;[.U$2])+SUMIFS(areaDifferenzaPuntiBCalendario;areaSquadraBCalendario;[.$B8];areaSquadraACalendario;[.U$2]);&quot;-&quot;)" office:value-type="string" office:string-value="-" calcext:value-type="string">
            <text:p>-</text:p>
          </table:table-cell>
          <table:table-cell table:number-columns-repeated="3"/>
          <table:table-cell table:formula="of:=IF(AND([.$B8]&lt;&gt;[.Y$2];VLOOKUP([.$B8];areaCercaPuntiClassificaSquadre;3;0)=VLOOKUP([.Y$2];areaCercaPuntiClassificaSquadre;3;0));SUMIFS(areaPuntiFattiACalendario;areaSquadraACalendario;[.$B8];areaSquadraBCalendario;[.Y$2])+SUMIFS(areaPuntiFattiBCalendario;areaSquadraBCalendario;[.$B8];areaSquadraACalendario;[.Y$2]);&quot;-&quot;)" office:value-type="string" office:string-value="-" calcext:value-type="string">
            <text:p>-</text:p>
          </table:table-cell>
          <table:table-cell table:formula="of:=IF(AND([.$B8]&lt;&gt;[.Z$2];VLOOKUP([.$B8];areaCercaPuntiClassificaSquadre;3;0)=VLOOKUP([.Z$2];areaCercaPuntiClassificaSquadre;3;0));SUMIFS(areaPuntiFattiACalendario;areaSquadraACalendario;[.$B8];areaSquadraBCalendario;[.Z$2])+SUMIFS(areaPuntiFattiBCalendario;areaSquadraBCalendario;[.$B8];areaSquadraACalendario;[.Z$2]);&quot;-&quot;)" office:value-type="string" office:string-value="-" calcext:value-type="string">
            <text:p>-</text:p>
          </table:table-cell>
          <table:table-cell table:formula="of:=IF(AND([.$B8]&lt;&gt;[.AA$2];VLOOKUP([.$B8];areaCercaPuntiClassificaSquadre;3;0)=VLOOKUP([.AA$2];areaCercaPuntiClassificaSquadre;3;0));SUMIFS(areaPuntiFattiACalendario;areaSquadraACalendario;[.$B8];areaSquadraBCalendario;[.AA$2])+SUMIFS(areaPuntiFattiBCalendario;areaSquadraBCalendario;[.$B8];areaSquadraACalendario;[.AA$2]);&quot;-&quot;)" office:value-type="string" office:string-value="-" calcext:value-type="string">
            <text:p>-</text:p>
          </table:table-cell>
          <table:table-cell table:formula="of:=IF(AND([.$B8]&lt;&gt;[.AB$2];VLOOKUP([.$B8];areaCercaPuntiClassificaSquadre;3;0)=VLOOKUP([.AB$2];areaCercaPuntiClassificaSquadre;3;0));SUMIFS(areaPuntiFattiACalendario;areaSquadraACalendario;[.$B8];areaSquadraBCalendario;[.AB$2])+SUMIFS(areaPuntiFattiBCalendario;areaSquadraBCalendario;[.$B8];areaSquadraACalendario;[.AB$2]);&quot;-&quot;)" office:value-type="string" office:string-value="-" calcext:value-type="string">
            <text:p>-</text:p>
          </table:table-cell>
          <table:table-cell table:formula="of:=IF(AND([.$B8]&lt;&gt;[.AC$2];VLOOKUP([.$B8];areaCercaPuntiClassificaSquadre;3;0)=VLOOKUP([.AC$2];areaCercaPuntiClassificaSquadre;3;0));SUMIFS(areaPuntiFattiACalendario;areaSquadraACalendario;[.$B8];areaSquadraBCalendario;[.AC$2])+SUMIFS(areaPuntiFattiBCalendario;areaSquadraBCalendario;[.$B8];areaSquadraACalendario;[.AC$2]);&quot;-&quot;)" office:value-type="string" office:string-value="-" calcext:value-type="string">
            <text:p>-</text:p>
          </table:table-cell>
          <table:table-cell table:formula="of:=IF(AND([.$B8]&lt;&gt;[.AD$2];VLOOKUP([.$B8];areaCercaPuntiClassificaSquadre;3;0)=VLOOKUP([.AD$2];areaCercaPuntiClassificaSquadre;3;0));SUMIFS(areaPuntiFattiACalendario;areaSquadraACalendario;[.$B8];areaSquadraBCalendario;[.AD$2])+SUMIFS(areaPuntiFattiBCalendario;areaSquadraBCalendario;[.$B8];areaSquadraACalendario;[.AD$2]);&quot;-&quot;)" office:value-type="string" office:string-value="-" calcext:value-type="string">
            <text:p>-</text:p>
          </table:table-cell>
          <table:table-cell table:formula="of:=IF(AND([.$B8]&lt;&gt;[.AE$2];VLOOKUP([.$B8];areaCercaPuntiClassificaSquadre;3;0)=VLOOKUP([.AE$2];areaCercaPuntiClassificaSquadre;3;0));SUMIFS(areaPuntiFattiACalendario;areaSquadraACalendario;[.$B8];areaSquadraBCalendario;[.AE$2])+SUMIFS(areaPuntiFattiBCalendario;areaSquadraBCalendario;[.$B8];areaSquadraACalendario;[.AE$2]);&quot;-&quot;)" office:value-type="string" office:string-value="-" calcext:value-type="string">
            <text:p>-</text:p>
          </table:table-cell>
          <table:table-cell table:number-columns-repeated="33"/>
        </table:table-row>
        <table:table-row table:style-name="ro1">
          <table:table-cell table:formula="of:=COUNTIF(areaCoefficienteSquadre;&quot;&gt;=&quot;&amp;[.$C9])-1" office:value-type="float" office:value="1" calcext:value-type="float">
            <text:p>1</text:p>
          </table:table-cell>
          <table:table-cell table:formula="of:=[Squadre.A9]&amp;&quot;&quot;">
            <text:p/>
          </table:table-cell>
          <table:table-cell table:style-name="ce166" table:formula="of:=TEXT([.$D9];&quot;0000&quot;)&amp;TEXT(5000+SUM([.$O9:.$X9]);&quot;+0000;-0000&quot;)&amp;TEXT(SUM([.$Y9:.$AH9]);&quot;+0000;-0000&quot;)&amp;TEXT(5000+[.$K9];&quot;+0000;-0000&quot;)&amp;TEXT([.$I9];&quot;+0000;-0000&quot;)&amp;TEXT(ORG.LIBREOFFICE.RANDBETWEEN.NV(0;9999);&quot;+0000;-0000&quot;)" office:value-type="string" office:string-value="0000+5000+0000+5000+0000+8261" calcext:value-type="string">
            <text:p>0000+5000+0000+5000+0000+8261</text:p>
          </table:table-cell>
          <table:table-cell table:formula="of:=[.F9]*constPuntiVittoria+[.G9]*constPuntiSconfitta+[.H9]*constPuntiForfait" office:value-type="float" office:value="0" calcext:value-type="float">
            <text:p>0</text:p>
          </table:table-cell>
          <table:table-cell table:formula="of:=SUM([.F9:.H9])" office:value-type="float" office:value="0" calcext:value-type="float">
            <text:p>0</text:p>
          </table:table-cell>
          <table:table-cell table:formula="of:=SUMIF(areaSquadraACalendario;[.B9];areaVintaACalendario)+SUMIF(areaSquadraBCalendario;[.B9];areaVintaBCalendario)" office:value-type="float" office:value="0" calcext:value-type="float">
            <text:p>0</text:p>
          </table:table-cell>
          <table:table-cell table:formula="of:=SUMIF(areaSquadraACalendario;[.B9];areaPersaACalendario)+SUMIF(areaSquadraBCalendario;[.B9];areaPersaBCalendario)" office:value-type="float" office:value="0" calcext:value-type="float">
            <text:p>0</text:p>
          </table:table-cell>
          <table:table-cell table:formula="of:=SUMIF(areaSquadraACalendario;[.B9];areaForfaitACalendario)+SUMIF(areaSquadraBCalendario;[.B9];areaForfaitBCalendario)" office:value-type="float" office:value="0" calcext:value-type="float">
            <text:p>0</text:p>
          </table:table-cell>
          <table:table-cell table:formula="of:=SUMIF(areaSquadraACalendario;[.B9];areaPuntiFattiACalendario)+SUMIF(areaSquadraBCalendario;[.B9];areaPuntiFattiBCalendario)" office:value-type="float" office:value="0" calcext:value-type="float">
            <text:p>0</text:p>
          </table:table-cell>
          <table:table-cell table:formula="of:=SUMIF(areaSquadraACalendario;[.B9];areaPuntiSubitiACalendario)+SUMIF(areaSquadraBCalendario;[.B9];areaPuntiSubitiBCalendario)" office:value-type="float" office:value="0" calcext:value-type="float">
            <text:p>0</text:p>
          </table:table-cell>
          <table:table-cell table:formula="of:=SUMIF(areaSquadraACalendario;[.B9];areaDifferenzaPuntiACalendario)+SUMIF(areaSquadraBCalendario;[.B9];areaDifferenzaPuntiBCalendario)" office:value-type="float" office:value="0" calcext:value-type="float">
            <text:p>+0</text:p>
          </table:table-cell>
          <table:table-cell table:formula="of:=IF([.E9]=0;0;ROUND([.I9]/[.E9];2))" office:value-type="float" office:value="0" calcext:value-type="float">
            <text:p>0</text:p>
          </table:table-cell>
          <table:table-cell table:formula="of:=IF([.E9]=0;0;ROUND([.J9]/[.E9];2))" office:value-type="float" office:value="0" calcext:value-type="float">
            <text:p>0</text:p>
          </table:table-cell>
          <table:table-cell table:formula="of:=IF([.E9]=0;0;ROUND([.K9]/[.E9];2))" office:value-type="float" office:value="0" calcext:value-type="float">
            <text:p>+0,00</text:p>
          </table:table-cell>
          <table:table-cell table:formula="of:=IF(AND([.$B9]&lt;&gt;[.O$2];VLOOKUP([.$B9];areaCercaPuntiClassificaSquadre;3;0)=VLOOKUP([.O$2];areaCercaPuntiClassificaSquadre;3;0));SUMIFS(areaDifferenzaPuntiACalendario;areaSquadraACalendario;[.$B9];areaSquadraBCalendario;[.O$2])+SUMIFS(areaDifferenzaPuntiBCalendario;areaSquadraBCalendario;[.$B9];areaSquadraACalendario;[.O$2]);&quot;-&quot;)" office:value-type="string" office:string-value="-" calcext:value-type="string">
            <text:p>-</text:p>
          </table:table-cell>
          <table:table-cell table:formula="of:=IF(AND([.$B9]&lt;&gt;[.P$2];VLOOKUP([.$B9];areaCercaPuntiClassificaSquadre;3;0)=VLOOKUP([.P$2];areaCercaPuntiClassificaSquadre;3;0));SUMIFS(areaDifferenzaPuntiACalendario;areaSquadraACalendario;[.$B9];areaSquadraBCalendario;[.P$2])+SUMIFS(areaDifferenzaPuntiBCalendario;areaSquadraBCalendario;[.$B9];areaSquadraACalendario;[.P$2]);&quot;-&quot;)" office:value-type="string" office:string-value="-" calcext:value-type="string">
            <text:p>-</text:p>
          </table:table-cell>
          <table:table-cell table:formula="of:=IF(AND([.$B9]&lt;&gt;[.Q$2];VLOOKUP([.$B9];areaCercaPuntiClassificaSquadre;3;0)=VLOOKUP([.Q$2];areaCercaPuntiClassificaSquadre;3;0));SUMIFS(areaDifferenzaPuntiACalendario;areaSquadraACalendario;[.$B9];areaSquadraBCalendario;[.Q$2])+SUMIFS(areaDifferenzaPuntiBCalendario;areaSquadraBCalendario;[.$B9];areaSquadraACalendario;[.Q$2]);&quot;-&quot;)" office:value-type="string" office:string-value="-" calcext:value-type="string">
            <text:p>-</text:p>
          </table:table-cell>
          <table:table-cell table:formula="of:=IF(AND([.$B9]&lt;&gt;[.R$2];VLOOKUP([.$B9];areaCercaPuntiClassificaSquadre;3;0)=VLOOKUP([.R$2];areaCercaPuntiClassificaSquadre;3;0));SUMIFS(areaDifferenzaPuntiACalendario;areaSquadraACalendario;[.$B9];areaSquadraBCalendario;[.R$2])+SUMIFS(areaDifferenzaPuntiBCalendario;areaSquadraBCalendario;[.$B9];areaSquadraACalendario;[.R$2]);&quot;-&quot;)" office:value-type="string" office:string-value="-" calcext:value-type="string">
            <text:p>-</text:p>
          </table:table-cell>
          <table:table-cell table:formula="of:=IF(AND([.$B9]&lt;&gt;[.S$2];VLOOKUP([.$B9];areaCercaPuntiClassificaSquadre;3;0)=VLOOKUP([.S$2];areaCercaPuntiClassificaSquadre;3;0));SUMIFS(areaDifferenzaPuntiACalendario;areaSquadraACalendario;[.$B9];areaSquadraBCalendario;[.S$2])+SUMIFS(areaDifferenzaPuntiBCalendario;areaSquadraBCalendario;[.$B9];areaSquadraACalendario;[.S$2]);&quot;-&quot;)" office:value-type="string" office:string-value="-" calcext:value-type="string">
            <text:p>-</text:p>
          </table:table-cell>
          <table:table-cell table:formula="of:=IF(AND([.$B9]&lt;&gt;[.T$2];VLOOKUP([.$B9];areaCercaPuntiClassificaSquadre;3;0)=VLOOKUP([.T$2];areaCercaPuntiClassificaSquadre;3;0));SUMIFS(areaDifferenzaPuntiACalendario;areaSquadraACalendario;[.$B9];areaSquadraBCalendario;[.T$2])+SUMIFS(areaDifferenzaPuntiBCalendario;areaSquadraBCalendario;[.$B9];areaSquadraACalendario;[.T$2]);&quot;-&quot;)" office:value-type="string" office:string-value="-" calcext:value-type="string">
            <text:p>-</text:p>
          </table:table-cell>
          <table:table-cell table:formula="of:=IF(AND([.$B9]&lt;&gt;[.U$2];VLOOKUP([.$B9];areaCercaPuntiClassificaSquadre;3;0)=VLOOKUP([.U$2];areaCercaPuntiClassificaSquadre;3;0));SUMIFS(areaDifferenzaPuntiACalendario;areaSquadraACalendario;[.$B9];areaSquadraBCalendario;[.U$2])+SUMIFS(areaDifferenzaPuntiBCalendario;areaSquadraBCalendario;[.$B9];areaSquadraACalendario;[.U$2]);&quot;-&quot;)" office:value-type="string" office:string-value="-" calcext:value-type="string">
            <text:p>-</text:p>
          </table:table-cell>
          <table:table-cell table:number-columns-repeated="3"/>
          <table:table-cell table:formula="of:=IF(AND([.$B9]&lt;&gt;[.Y$2];VLOOKUP([.$B9];areaCercaPuntiClassificaSquadre;3;0)=VLOOKUP([.Y$2];areaCercaPuntiClassificaSquadre;3;0));SUMIFS(areaPuntiFattiACalendario;areaSquadraACalendario;[.$B9];areaSquadraBCalendario;[.Y$2])+SUMIFS(areaPuntiFattiBCalendario;areaSquadraBCalendario;[.$B9];areaSquadraACalendario;[.Y$2]);&quot;-&quot;)" office:value-type="string" office:string-value="-" calcext:value-type="string">
            <text:p>-</text:p>
          </table:table-cell>
          <table:table-cell table:formula="of:=IF(AND([.$B9]&lt;&gt;[.Z$2];VLOOKUP([.$B9];areaCercaPuntiClassificaSquadre;3;0)=VLOOKUP([.Z$2];areaCercaPuntiClassificaSquadre;3;0));SUMIFS(areaPuntiFattiACalendario;areaSquadraACalendario;[.$B9];areaSquadraBCalendario;[.Z$2])+SUMIFS(areaPuntiFattiBCalendario;areaSquadraBCalendario;[.$B9];areaSquadraACalendario;[.Z$2]);&quot;-&quot;)" office:value-type="string" office:string-value="-" calcext:value-type="string">
            <text:p>-</text:p>
          </table:table-cell>
          <table:table-cell table:formula="of:=IF(AND([.$B9]&lt;&gt;[.AA$2];VLOOKUP([.$B9];areaCercaPuntiClassificaSquadre;3;0)=VLOOKUP([.AA$2];areaCercaPuntiClassificaSquadre;3;0));SUMIFS(areaPuntiFattiACalendario;areaSquadraACalendario;[.$B9];areaSquadraBCalendario;[.AA$2])+SUMIFS(areaPuntiFattiBCalendario;areaSquadraBCalendario;[.$B9];areaSquadraACalendario;[.AA$2]);&quot;-&quot;)" office:value-type="string" office:string-value="-" calcext:value-type="string">
            <text:p>-</text:p>
          </table:table-cell>
          <table:table-cell table:formula="of:=IF(AND([.$B9]&lt;&gt;[.AB$2];VLOOKUP([.$B9];areaCercaPuntiClassificaSquadre;3;0)=VLOOKUP([.AB$2];areaCercaPuntiClassificaSquadre;3;0));SUMIFS(areaPuntiFattiACalendario;areaSquadraACalendario;[.$B9];areaSquadraBCalendario;[.AB$2])+SUMIFS(areaPuntiFattiBCalendario;areaSquadraBCalendario;[.$B9];areaSquadraACalendario;[.AB$2]);&quot;-&quot;)" office:value-type="string" office:string-value="-" calcext:value-type="string">
            <text:p>-</text:p>
          </table:table-cell>
          <table:table-cell table:formula="of:=IF(AND([.$B9]&lt;&gt;[.AC$2];VLOOKUP([.$B9];areaCercaPuntiClassificaSquadre;3;0)=VLOOKUP([.AC$2];areaCercaPuntiClassificaSquadre;3;0));SUMIFS(areaPuntiFattiACalendario;areaSquadraACalendario;[.$B9];areaSquadraBCalendario;[.AC$2])+SUMIFS(areaPuntiFattiBCalendario;areaSquadraBCalendario;[.$B9];areaSquadraACalendario;[.AC$2]);&quot;-&quot;)" office:value-type="string" office:string-value="-" calcext:value-type="string">
            <text:p>-</text:p>
          </table:table-cell>
          <table:table-cell table:formula="of:=IF(AND([.$B9]&lt;&gt;[.AD$2];VLOOKUP([.$B9];areaCercaPuntiClassificaSquadre;3;0)=VLOOKUP([.AD$2];areaCercaPuntiClassificaSquadre;3;0));SUMIFS(areaPuntiFattiACalendario;areaSquadraACalendario;[.$B9];areaSquadraBCalendario;[.AD$2])+SUMIFS(areaPuntiFattiBCalendario;areaSquadraBCalendario;[.$B9];areaSquadraACalendario;[.AD$2]);&quot;-&quot;)" office:value-type="string" office:string-value="-" calcext:value-type="string">
            <text:p>-</text:p>
          </table:table-cell>
          <table:table-cell table:formula="of:=IF(AND([.$B9]&lt;&gt;[.AE$2];VLOOKUP([.$B9];areaCercaPuntiClassificaSquadre;3;0)=VLOOKUP([.AE$2];areaCercaPuntiClassificaSquadre;3;0));SUMIFS(areaPuntiFattiACalendario;areaSquadraACalendario;[.$B9];areaSquadraBCalendario;[.AE$2])+SUMIFS(areaPuntiFattiBCalendario;areaSquadraBCalendario;[.$B9];areaSquadraACalendario;[.AE$2]);&quot;-&quot;)" office:value-type="string" office:string-value="-" calcext:value-type="string">
            <text:p>-</text:p>
          </table:table-cell>
          <table:table-cell table:number-columns-repeated="33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nalisi_Risultati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5" table:default-cell-style-name="ce162"/>
        <table:table-column table:style-name="co16" table:default-cell-style-name="ce158"/>
        <table:table-column table:style-name="co17" table:default-cell-style-name="ce158"/>
        <table:table-column table:style-name="co18" table:default-cell-style-name="ce158"/>
        <table:table-column table:style-name="co19" table:default-cell-style-name="ce158"/>
        <table:table-column table:style-name="co20" table:default-cell-style-name="ce158"/>
        <table:table-column table:style-name="co21" table:default-cell-style-name="ce158"/>
        <table:table-column table:style-name="co15" table:default-cell-style-name="ce162"/>
        <table:table-column table:style-name="co16" table:default-cell-style-name="ce158"/>
        <table:table-column table:style-name="co17" table:default-cell-style-name="ce158"/>
        <table:table-column table:style-name="co18" table:default-cell-style-name="ce158"/>
        <table:table-column table:style-name="co19" table:default-cell-style-name="ce158"/>
        <table:table-column table:style-name="co20" table:default-cell-style-name="ce158"/>
        <table:table-column table:style-name="co21" table:default-cell-style-name="ce158"/>
        <table:table-column table:style-name="co6" table:number-columns-repeated="2" table:default-cell-style-name="ce158"/>
        <table:table-column table:style-name="co3" table:number-columns-repeated="48" table:default-cell-style-name="ce162"/>
        <table:table-row table:style-name="ro1">
          <table:table-cell/>
          <table:table-cell table:style-name="ce162" table:number-columns-repeated="6"/>
          <table:table-cell/>
          <table:table-cell table:style-name="ce162" table:number-columns-repeated="8"/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95" office:value-type="string" calcext:value-type="string">
            <text:p>Squadra A</text:p>
          </table:table-cell>
          <table:table-cell table:style-name="ce202" office:value-type="string" calcext:value-type="string">
            <text:p>Vinta A</text:p>
          </table:table-cell>
          <table:table-cell table:style-name="ce202" office:value-type="string" calcext:value-type="string">
            <text:p>Forfait A</text:p>
          </table:table-cell>
          <table:table-cell table:style-name="ce202" office:value-type="string" calcext:value-type="string">
            <text:p>Persa A</text:p>
          </table:table-cell>
          <table:table-cell table:style-name="ce202" office:value-type="string" calcext:value-type="string">
            <text:p>Punti Fatti A</text:p>
          </table:table-cell>
          <table:table-cell table:style-name="ce202" office:value-type="string" calcext:value-type="string">
            <text:p>Punti Subiti A</text:p>
          </table:table-cell>
          <table:table-cell table:style-name="ce202" office:value-type="string" calcext:value-type="string">
            <text:p>Differenza Punti A</text:p>
          </table:table-cell>
          <table:table-cell table:style-name="ce195" office:value-type="string" calcext:value-type="string">
            <text:p>Squadra B</text:p>
          </table:table-cell>
          <table:table-cell table:style-name="ce202" office:value-type="string" calcext:value-type="string">
            <text:p>Vinta B</text:p>
          </table:table-cell>
          <table:table-cell table:style-name="ce202" office:value-type="string" calcext:value-type="string">
            <text:p>Forfait B</text:p>
          </table:table-cell>
          <table:table-cell table:style-name="ce202" office:value-type="string" calcext:value-type="string">
            <text:p>Persa B</text:p>
          </table:table-cell>
          <table:table-cell table:style-name="ce202" office:value-type="string" calcext:value-type="string">
            <text:p>Punti Fatti B</text:p>
          </table:table-cell>
          <table:table-cell table:style-name="ce202" office:value-type="string" calcext:value-type="string">
            <text:p>Punti Subiti B</text:p>
          </table:table-cell>
          <table:table-cell table:style-name="ce202" office:value-type="string" calcext:value-type="string">
            <text:p>Differenza Punti B</text:p>
          </table:table-cell>
          <table:table-cell table:style-name="ce202" office:value-type="string" calcext:value-type="string">
            <text:p>Vincente</text:p>
          </table:table-cell>
          <table:table-cell table:style-name="ce202" office:value-type="string" calcext:value-type="string">
            <text:p>Perdente</text:p>
          </table:table-cell>
          <table:table-cell table:style-name="ce195" table:number-columns-repeated="48"/>
        </table:table-row>
        <table:table-row table:style-name="ro1">
          <table:table-cell/>
          <table:table-cell table:style-name="ce162" table:number-columns-repeated="6"/>
          <table:table-cell/>
          <table:table-cell table:style-name="ce162" table:number-columns-repeated="8"/>
          <table:table-cell table:number-columns-repeated="4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formula="of:=IF([Calendario.$B9]=&quot;&quot;;&quot;(Squadra A)&quot;;[Calendario.$B9])" office:value-type="string" office:string-value="(Squadra A)" calcext:value-type="string">
            <text:p>(Squadra A)</text:p>
          </table:table-cell>
          <table:table-cell table:formula="of:=IF([Calendario.$G9]+[Calendario.$I9]=0;;IF([Calendario.$G9]&gt;[Calendario.$I9];1;0))" office:value-type="float" office:value="0" calcext:value-type="float">
            <text:p>0</text:p>
          </table:table-cell>
          <table:table-cell table:style-name="ce180" table:formula="of:=IF([Calendario.$G9]+[Calendario.$I9]=0;;IF([Calendario.$G9]&lt;[Calendario.$I9];IF([Calendario.$G9]&amp;&quot;-&quot;&amp;[Calendario.$I9]=&quot;0-20&quot;;1;0);0))" office:value-type="float" office:value="0" calcext:value-type="float">
            <text:p>0</text:p>
          </table:table-cell>
          <table:table-cell table:style-name="ce180" table:formula="of:=IF([Calendario.$G9]+[Calendario.$I9]=0;;IF([Calendario.$G9]&lt;[Calendario.$I9];IF([Calendario.$G9]&amp;&quot;-&quot;&amp;[Calendario.$I9]&lt;&gt;&quot;0-20&quot;;1;0);0))" office:value-type="float" office:value="0" calcext:value-type="float">
            <text:p>0</text:p>
          </table:table-cell>
          <table:table-cell table:formula="of:=IF([Calendario.$G9]+[Calendario.$I9]=0;;[Calendario.$G9])" office:value-type="float" office:value="0" calcext:value-type="float">
            <text:p>0</text:p>
          </table:table-cell>
          <table:table-cell table:formula="of:=IF([Calendario.$G9]+[Calendario.$I9]=0;;[Calendario.$I9])" office:value-type="float" office:value="0" calcext:value-type="float">
            <text:p>0</text:p>
          </table:table-cell>
          <table:table-cell table:style-name="ce172" table:formula="of:=IF([Calendario.$G9]+[Calendario.$I9]=0;;[Calendario.$G9]-[Calendario.$I9])" office:value-type="float" office:value="0" calcext:value-type="float">
            <text:p>+0</text:p>
          </table:table-cell>
          <table:table-cell table:formula="of:=IF([Calendario.$C9]=&quot;&quot;;&quot;(Squadra B)&quot;;[Calendario.$C9])" office:value-type="string" office:string-value="(Squadra B)" calcext:value-type="string">
            <text:p>(Squadra B)</text:p>
          </table:table-cell>
          <table:table-cell table:formula="of:=IF([Calendario.$G9]+[Calendario.$I9]=0;;IF([Calendario.$I9]&gt;[Calendario.$G9];1;0))" office:value-type="float" office:value="0" calcext:value-type="float">
            <text:p>0</text:p>
          </table:table-cell>
          <table:table-cell table:style-name="ce180" table:formula="of:=IF([Calendario.$G9]+[Calendario.$I9]=0;;IF([Calendario.$I9]&lt;[Calendario.$G9];IF([Calendario.$G9]&amp;&quot;-&quot;&amp;[Calendario.$I9]=&quot;20-0&quot;;1;0);0))" office:value-type="float" office:value="0" calcext:value-type="float">
            <text:p>0</text:p>
          </table:table-cell>
          <table:table-cell table:style-name="ce180" table:formula="of:=IF([Calendario.$G9]+[Calendario.$I9]=0;;IF([Calendario.$I9]&lt;[Calendario.$G9];IF([Calendario.$G9]&amp;&quot;-&quot;&amp;[Calendario.$I9]&lt;&gt;&quot;20-0&quot;;1;0);0))" office:value-type="float" office:value="0" calcext:value-type="float">
            <text:p>0</text:p>
          </table:table-cell>
          <table:table-cell table:formula="of:=IF([Calendario.$G9]+[Calendario.$I9]=0;;[Calendario.$I9])" office:value-type="float" office:value="0" calcext:value-type="float">
            <text:p>0</text:p>
          </table:table-cell>
          <table:table-cell table:formula="of:=IF([Calendario.$G9]+[Calendario.$I9]=0;;[Calendario.$G9])" office:value-type="float" office:value="0" calcext:value-type="float">
            <text:p>0</text:p>
          </table:table-cell>
          <table:table-cell table:style-name="ce172" table:formula="of:=IF([Calendario.$G9]+[Calendario.$I9]=0;;[Calendario.$I9]-[Calendario.$G9])" office:value-type="float" office:value="0" calcext:value-type="float">
            <text:p>+0</text:p>
          </table:table-cell>
          <table:table-cell table:style-name="ce180" table:formula="of:=IF([Calendario.$G9]+[Calendario.$I9]=0;&quot;(Vincente)&quot;;IF([Calendario.$G9]&gt;[Calendario.$I9];[Calendario.$B9];[Calendario.$C9]))" office:value-type="string" office:string-value="(Vincente)" calcext:value-type="string">
            <text:p>(Vincente)</text:p>
          </table:table-cell>
          <table:table-cell table:style-name="ce180" table:formula="of:=IF([Calendario.$G9]+[Calendario.$I9]=0;&quot;(Perdente)&quot;;IF([Calendario.$G9]&lt;[Calendario.$I9];[Calendario.$B9];[Calendario.$C9]))" office:value-type="string" office:string-value="(Perdente)" calcext:value-type="string">
            <text:p>(Perdente)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12]=&quot;&quot;;&quot;(Squadra A)&quot;;[Calendario.$B12])" office:value-type="string" office:string-value="(Squadra A)" calcext:value-type="string">
            <text:p>(Squadra A)</text:p>
          </table:table-cell>
          <table:table-cell table:formula="of:=IF([Calendario.$G12]+[Calendario.$I12]=0;;IF([Calendario.$G12]&gt;[Calendario.$I12];1;0))" office:value-type="float" office:value="0" calcext:value-type="float">
            <text:p>0</text:p>
          </table:table-cell>
          <table:table-cell table:style-name="ce180" table:formula="of:=IF([Calendario.$G12]+[Calendario.$I12]=0;;IF([Calendario.$G12]&lt;[Calendario.$I12];IF([Calendario.$G12]&amp;&quot;-&quot;&amp;[Calendario.$I12]=&quot;0-20&quot;;1;0);0))" office:value-type="float" office:value="0" calcext:value-type="float">
            <text:p>0</text:p>
          </table:table-cell>
          <table:table-cell table:style-name="ce180" table:formula="of:=IF([Calendario.$G12]+[Calendario.$I12]=0;;IF([Calendario.$G12]&lt;[Calendario.$I12];IF([Calendario.$G12]&amp;&quot;-&quot;&amp;[Calendario.$I12]&lt;&gt;&quot;0-20&quot;;1;0);0))" office:value-type="float" office:value="0" calcext:value-type="float">
            <text:p>0</text:p>
          </table:table-cell>
          <table:table-cell table:formula="of:=IF([Calendario.$G12]+[Calendario.$I12]=0;;[Calendario.$G12])" office:value-type="float" office:value="0" calcext:value-type="float">
            <text:p>0</text:p>
          </table:table-cell>
          <table:table-cell table:formula="of:=IF([Calendario.$G12]+[Calendario.$I12]=0;;[Calendario.$I12])" office:value-type="float" office:value="0" calcext:value-type="float">
            <text:p>0</text:p>
          </table:table-cell>
          <table:table-cell table:style-name="ce172" table:formula="of:=IF([Calendario.$G12]+[Calendario.$I12]=0;;[Calendario.$G12]-[Calendario.$I12])" office:value-type="float" office:value="0" calcext:value-type="float">
            <text:p>+0</text:p>
          </table:table-cell>
          <table:table-cell table:formula="of:=IF([Calendario.$C12]=&quot;&quot;;&quot;(Squadra B)&quot;;[Calendario.$C12])" office:value-type="string" office:string-value="(Squadra B)" calcext:value-type="string">
            <text:p>(Squadra B)</text:p>
          </table:table-cell>
          <table:table-cell table:formula="of:=IF([Calendario.$G12]+[Calendario.$I12]=0;;IF([Calendario.$I12]&gt;[Calendario.$G12];1;0))" office:value-type="float" office:value="0" calcext:value-type="float">
            <text:p>0</text:p>
          </table:table-cell>
          <table:table-cell table:style-name="ce180" table:formula="of:=IF([Calendario.$G12]+[Calendario.$I12]=0;;IF([Calendario.$I12]&lt;[Calendario.$G12];IF([Calendario.$G12]&amp;&quot;-&quot;&amp;[Calendario.$I12]=&quot;20-0&quot;;1;0);0))" office:value-type="float" office:value="0" calcext:value-type="float">
            <text:p>0</text:p>
          </table:table-cell>
          <table:table-cell table:style-name="ce180" table:formula="of:=IF([Calendario.$G12]+[Calendario.$I12]=0;;IF([Calendario.$I12]&lt;[Calendario.$G12];IF([Calendario.$G12]&amp;&quot;-&quot;&amp;[Calendario.$I12]&lt;&gt;&quot;20-0&quot;;1;0);0))" office:value-type="float" office:value="0" calcext:value-type="float">
            <text:p>0</text:p>
          </table:table-cell>
          <table:table-cell table:formula="of:=IF([Calendario.$G12]+[Calendario.$I12]=0;;[Calendario.$I12])" office:value-type="float" office:value="0" calcext:value-type="float">
            <text:p>0</text:p>
          </table:table-cell>
          <table:table-cell table:formula="of:=IF([Calendario.$G12]+[Calendario.$I12]=0;;[Calendario.$G12])" office:value-type="float" office:value="0" calcext:value-type="float">
            <text:p>0</text:p>
          </table:table-cell>
          <table:table-cell table:style-name="ce172" table:formula="of:=IF([Calendario.$G12]+[Calendario.$I12]=0;;[Calendario.$I12]-[Calendario.$G12])" office:value-type="float" office:value="0" calcext:value-type="float">
            <text:p>+0</text:p>
          </table:table-cell>
          <table:table-cell table:style-name="ce180" table:formula="of:=IF([Calendario.$G12]+[Calendario.$I12]=0;&quot;(Vincente)&quot;;IF([Calendario.$G12]&gt;[Calendario.$I12];[Calendario.$B12];[Calendario.$C12]))" office:value-type="string" office:string-value="(Vincente)" calcext:value-type="string">
            <text:p>(Vincente)</text:p>
          </table:table-cell>
          <table:table-cell table:style-name="ce180" table:formula="of:=IF([Calendario.$G12]+[Calendario.$I12]=0;&quot;(Perdente)&quot;;IF([Calendario.$G12]&lt;[Calendario.$I12];[Calendario.$B12];[Calendario.$C12]))" office:value-type="string" office:string-value="(Perdente)" calcext:value-type="string">
            <text:p>(Perdente)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15]=&quot;&quot;;&quot;(Squadra A)&quot;;[Calendario.$B15])" office:value-type="string" office:string-value="(Squadra A)" calcext:value-type="string">
            <text:p>(Squadra A)</text:p>
          </table:table-cell>
          <table:table-cell table:formula="of:=IF([Calendario.$G15]+[Calendario.$I15]=0;;IF([Calendario.$G15]&gt;[Calendario.$I15];1;0))" office:value-type="float" office:value="0" calcext:value-type="float">
            <text:p>0</text:p>
          </table:table-cell>
          <table:table-cell table:style-name="ce180" table:formula="of:=IF([Calendario.$G15]+[Calendario.$I15]=0;;IF([Calendario.$G15]&lt;[Calendario.$I15];IF([Calendario.$G15]&amp;&quot;-&quot;&amp;[Calendario.$I15]=&quot;0-20&quot;;1;0);0))" office:value-type="float" office:value="0" calcext:value-type="float">
            <text:p>0</text:p>
          </table:table-cell>
          <table:table-cell table:style-name="ce180" table:formula="of:=IF([Calendario.$G15]+[Calendario.$I15]=0;;IF([Calendario.$G15]&lt;[Calendario.$I15];IF([Calendario.$G15]&amp;&quot;-&quot;&amp;[Calendario.$I15]&lt;&gt;&quot;0-20&quot;;1;0);0))" office:value-type="float" office:value="0" calcext:value-type="float">
            <text:p>0</text:p>
          </table:table-cell>
          <table:table-cell table:formula="of:=IF([Calendario.$G15]+[Calendario.$I15]=0;;[Calendario.$G15])" office:value-type="float" office:value="0" calcext:value-type="float">
            <text:p>0</text:p>
          </table:table-cell>
          <table:table-cell table:formula="of:=IF([Calendario.$G15]+[Calendario.$I15]=0;;[Calendario.$I15])" office:value-type="float" office:value="0" calcext:value-type="float">
            <text:p>0</text:p>
          </table:table-cell>
          <table:table-cell table:style-name="ce172" table:formula="of:=IF([Calendario.$G15]+[Calendario.$I15]=0;;[Calendario.$G15]-[Calendario.$I15])" office:value-type="float" office:value="0" calcext:value-type="float">
            <text:p>+0</text:p>
          </table:table-cell>
          <table:table-cell table:formula="of:=IF([Calendario.$C15]=&quot;&quot;;&quot;(Squadra B)&quot;;[Calendario.$C15])" office:value-type="string" office:string-value="(Squadra B)" calcext:value-type="string">
            <text:p>(Squadra B)</text:p>
          </table:table-cell>
          <table:table-cell table:formula="of:=IF([Calendario.$G15]+[Calendario.$I15]=0;;IF([Calendario.$I15]&gt;[Calendario.$G15];1;0))" office:value-type="float" office:value="0" calcext:value-type="float">
            <text:p>0</text:p>
          </table:table-cell>
          <table:table-cell table:style-name="ce180" table:formula="of:=IF([Calendario.$G15]+[Calendario.$I15]=0;;IF([Calendario.$I15]&lt;[Calendario.$G15];IF([Calendario.$G15]&amp;&quot;-&quot;&amp;[Calendario.$I15]=&quot;20-0&quot;;1;0);0))" office:value-type="float" office:value="0" calcext:value-type="float">
            <text:p>0</text:p>
          </table:table-cell>
          <table:table-cell table:style-name="ce180" table:formula="of:=IF([Calendario.$G15]+[Calendario.$I15]=0;;IF([Calendario.$I15]&lt;[Calendario.$G15];IF([Calendario.$G15]&amp;&quot;-&quot;&amp;[Calendario.$I15]&lt;&gt;&quot;20-0&quot;;1;0);0))" office:value-type="float" office:value="0" calcext:value-type="float">
            <text:p>0</text:p>
          </table:table-cell>
          <table:table-cell table:formula="of:=IF([Calendario.$G15]+[Calendario.$I15]=0;;[Calendario.$I15])" office:value-type="float" office:value="0" calcext:value-type="float">
            <text:p>0</text:p>
          </table:table-cell>
          <table:table-cell table:formula="of:=IF([Calendario.$G15]+[Calendario.$I15]=0;;[Calendario.$G15])" office:value-type="float" office:value="0" calcext:value-type="float">
            <text:p>0</text:p>
          </table:table-cell>
          <table:table-cell table:style-name="ce172" table:formula="of:=IF([Calendario.$G15]+[Calendario.$I15]=0;;[Calendario.$I15]-[Calendario.$G15])" office:value-type="float" office:value="0" calcext:value-type="float">
            <text:p>+0</text:p>
          </table:table-cell>
          <table:table-cell table:style-name="ce180" table:formula="of:=IF([Calendario.$G15]+[Calendario.$I15]=0;&quot;(Vincente)&quot;;IF([Calendario.$G15]&gt;[Calendario.$I15];[Calendario.$B15];[Calendario.$C15]))" office:value-type="string" office:string-value="(Vincente)" calcext:value-type="string">
            <text:p>(Vincente)</text:p>
          </table:table-cell>
          <table:table-cell table:style-name="ce180" table:formula="of:=IF([Calendario.$G15]+[Calendario.$I15]=0;&quot;(Perdente)&quot;;IF([Calendario.$G15]&lt;[Calendario.$I15];[Calendario.$B15];[Calendario.$C15]))" office:value-type="string" office:string-value="(Perdente)" calcext:value-type="string">
            <text:p>(Perdente)</text:p>
          </table:table-cell>
          <table:table-cell table:number-columns-repeated="48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formula="of:=IF([Calendario.$B20]=&quot;&quot;;&quot;(Squadra A)&quot;;[Calendario.$B20])" office:value-type="string" office:string-value="(Squadra A)" calcext:value-type="string">
            <text:p>(Squadra A)</text:p>
          </table:table-cell>
          <table:table-cell table:formula="of:=IF([Calendario.$G20]+[Calendario.$I20]=0;;IF([Calendario.$G20]&gt;[Calendario.$I20];1;0))" office:value-type="float" office:value="0" calcext:value-type="float">
            <text:p>0</text:p>
          </table:table-cell>
          <table:table-cell table:style-name="ce180" table:formula="of:=IF([Calendario.$G20]+[Calendario.$I20]=0;;IF([Calendario.$G20]&lt;[Calendario.$I20];IF([Calendario.$G20]&amp;&quot;-&quot;&amp;[Calendario.$I20]=&quot;0-20&quot;;1;0);0))" office:value-type="float" office:value="0" calcext:value-type="float">
            <text:p>0</text:p>
          </table:table-cell>
          <table:table-cell table:style-name="ce180" table:formula="of:=IF([Calendario.$G20]+[Calendario.$I20]=0;;IF([Calendario.$G20]&lt;[Calendario.$I20];IF([Calendario.$G20]&amp;&quot;-&quot;&amp;[Calendario.$I20]&lt;&gt;&quot;0-20&quot;;1;0);0))" office:value-type="float" office:value="0" calcext:value-type="float">
            <text:p>0</text:p>
          </table:table-cell>
          <table:table-cell table:formula="of:=IF([Calendario.$G20]+[Calendario.$I20]=0;;[Calendario.$G20])" office:value-type="float" office:value="0" calcext:value-type="float">
            <text:p>0</text:p>
          </table:table-cell>
          <table:table-cell table:formula="of:=IF([Calendario.$G20]+[Calendario.$I20]=0;;[Calendario.$I20])" office:value-type="float" office:value="0" calcext:value-type="float">
            <text:p>0</text:p>
          </table:table-cell>
          <table:table-cell table:style-name="ce172" table:formula="of:=IF([Calendario.$G20]+[Calendario.$I20]=0;;[Calendario.$G20]-[Calendario.$I20])" office:value-type="float" office:value="0" calcext:value-type="float">
            <text:p>+0</text:p>
          </table:table-cell>
          <table:table-cell table:formula="of:=IF([Calendario.$C20]=&quot;&quot;;&quot;(Squadra B)&quot;;[Calendario.$C20])" office:value-type="string" office:string-value="(Squadra B)" calcext:value-type="string">
            <text:p>(Squadra B)</text:p>
          </table:table-cell>
          <table:table-cell table:formula="of:=IF([Calendario.$G20]+[Calendario.$I20]=0;;IF([Calendario.$I20]&gt;[Calendario.$G20];1;0))" office:value-type="float" office:value="0" calcext:value-type="float">
            <text:p>0</text:p>
          </table:table-cell>
          <table:table-cell table:style-name="ce180" table:formula="of:=IF([Calendario.$G20]+[Calendario.$I20]=0;;IF([Calendario.$I20]&lt;[Calendario.$G20];IF([Calendario.$G20]&amp;&quot;-&quot;&amp;[Calendario.$I20]=&quot;20-0&quot;;1;0);0))" office:value-type="float" office:value="0" calcext:value-type="float">
            <text:p>0</text:p>
          </table:table-cell>
          <table:table-cell table:style-name="ce180" table:formula="of:=IF([Calendario.$G20]+[Calendario.$I20]=0;;IF([Calendario.$I20]&lt;[Calendario.$G20];IF([Calendario.$G20]&amp;&quot;-&quot;&amp;[Calendario.$I20]&lt;&gt;&quot;20-0&quot;;1;0);0))" office:value-type="float" office:value="0" calcext:value-type="float">
            <text:p>0</text:p>
          </table:table-cell>
          <table:table-cell table:formula="of:=IF([Calendario.$G20]+[Calendario.$I20]=0;;[Calendario.$I20])" office:value-type="float" office:value="0" calcext:value-type="float">
            <text:p>0</text:p>
          </table:table-cell>
          <table:table-cell table:formula="of:=IF([Calendario.$G20]+[Calendario.$I20]=0;;[Calendario.$G20])" office:value-type="float" office:value="0" calcext:value-type="float">
            <text:p>0</text:p>
          </table:table-cell>
          <table:table-cell table:style-name="ce172" table:formula="of:=IF([Calendario.$G20]+[Calendario.$I20]=0;;[Calendario.$I20]-[Calendario.$G20])" office:value-type="float" office:value="0" calcext:value-type="float">
            <text:p>+0</text:p>
          </table:table-cell>
          <table:table-cell table:style-name="ce180" table:formula="of:=IF([Calendario.$G20]+[Calendario.$I20]=0;&quot;(Vincente)&quot;;IF([Calendario.$G20]&gt;[Calendario.$I20];[Calendario.$B20];[Calendario.$C20]))" office:value-type="string" office:string-value="(Vincente)" calcext:value-type="string">
            <text:p>(Vincente)</text:p>
          </table:table-cell>
          <table:table-cell table:style-name="ce180" table:formula="of:=IF([Calendario.$G20]+[Calendario.$I20]=0;&quot;(Perdente)&quot;;IF([Calendario.$G20]&lt;[Calendario.$I20];[Calendario.$B20];[Calendario.$C20]))" office:value-type="string" office:string-value="(Perdente)" calcext:value-type="string">
            <text:p>(Perdente)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23]=&quot;&quot;;&quot;(Squadra A)&quot;;[Calendario.$B23])" office:value-type="string" office:string-value="(Squadra A)" calcext:value-type="string">
            <text:p>(Squadra A)</text:p>
          </table:table-cell>
          <table:table-cell table:formula="of:=IF([Calendario.$G23]+[Calendario.$I23]=0;;IF([Calendario.$G23]&gt;[Calendario.$I23];1;0))" office:value-type="float" office:value="0" calcext:value-type="float">
            <text:p>0</text:p>
          </table:table-cell>
          <table:table-cell table:style-name="ce180" table:formula="of:=IF([Calendario.$G23]+[Calendario.$I23]=0;;IF([Calendario.$G23]&lt;[Calendario.$I23];IF([Calendario.$G23]&amp;&quot;-&quot;&amp;[Calendario.$I23]=&quot;0-20&quot;;1;0);0))" office:value-type="float" office:value="0" calcext:value-type="float">
            <text:p>0</text:p>
          </table:table-cell>
          <table:table-cell table:style-name="ce180" table:formula="of:=IF([Calendario.$G23]+[Calendario.$I23]=0;;IF([Calendario.$G23]&lt;[Calendario.$I23];IF([Calendario.$G23]&amp;&quot;-&quot;&amp;[Calendario.$I23]&lt;&gt;&quot;0-20&quot;;1;0);0))" office:value-type="float" office:value="0" calcext:value-type="float">
            <text:p>0</text:p>
          </table:table-cell>
          <table:table-cell table:formula="of:=IF([Calendario.$G23]+[Calendario.$I23]=0;;[Calendario.$G23])" office:value-type="float" office:value="0" calcext:value-type="float">
            <text:p>0</text:p>
          </table:table-cell>
          <table:table-cell table:formula="of:=IF([Calendario.$G23]+[Calendario.$I23]=0;;[Calendario.$I23])" office:value-type="float" office:value="0" calcext:value-type="float">
            <text:p>0</text:p>
          </table:table-cell>
          <table:table-cell table:style-name="ce172" table:formula="of:=IF([Calendario.$G23]+[Calendario.$I23]=0;;[Calendario.$G23]-[Calendario.$I23])" office:value-type="float" office:value="0" calcext:value-type="float">
            <text:p>+0</text:p>
          </table:table-cell>
          <table:table-cell table:formula="of:=IF([Calendario.$C23]=&quot;&quot;;&quot;(Squadra B)&quot;;[Calendario.$C23])" office:value-type="string" office:string-value="(Squadra B)" calcext:value-type="string">
            <text:p>(Squadra B)</text:p>
          </table:table-cell>
          <table:table-cell table:formula="of:=IF([Calendario.$G23]+[Calendario.$I23]=0;;IF([Calendario.$I23]&gt;[Calendario.$G23];1;0))" office:value-type="float" office:value="0" calcext:value-type="float">
            <text:p>0</text:p>
          </table:table-cell>
          <table:table-cell table:style-name="ce180" table:formula="of:=IF([Calendario.$G23]+[Calendario.$I23]=0;;IF([Calendario.$I23]&lt;[Calendario.$G23];IF([Calendario.$G23]&amp;&quot;-&quot;&amp;[Calendario.$I23]=&quot;20-0&quot;;1;0);0))" office:value-type="float" office:value="0" calcext:value-type="float">
            <text:p>0</text:p>
          </table:table-cell>
          <table:table-cell table:style-name="ce180" table:formula="of:=IF([Calendario.$G23]+[Calendario.$I23]=0;;IF([Calendario.$I23]&lt;[Calendario.$G23];IF([Calendario.$G23]&amp;&quot;-&quot;&amp;[Calendario.$I23]&lt;&gt;&quot;20-0&quot;;1;0);0))" office:value-type="float" office:value="0" calcext:value-type="float">
            <text:p>0</text:p>
          </table:table-cell>
          <table:table-cell table:formula="of:=IF([Calendario.$G23]+[Calendario.$I23]=0;;[Calendario.$I23])" office:value-type="float" office:value="0" calcext:value-type="float">
            <text:p>0</text:p>
          </table:table-cell>
          <table:table-cell table:formula="of:=IF([Calendario.$G23]+[Calendario.$I23]=0;;[Calendario.$G23])" office:value-type="float" office:value="0" calcext:value-type="float">
            <text:p>0</text:p>
          </table:table-cell>
          <table:table-cell table:style-name="ce172" table:formula="of:=IF([Calendario.$G23]+[Calendario.$I23]=0;;[Calendario.$I23]-[Calendario.$G23])" office:value-type="float" office:value="0" calcext:value-type="float">
            <text:p>+0</text:p>
          </table:table-cell>
          <table:table-cell table:style-name="ce180" table:formula="of:=IF([Calendario.$G23]+[Calendario.$I23]=0;&quot;(Vincente)&quot;;IF([Calendario.$G23]&gt;[Calendario.$I23];[Calendario.$B23];[Calendario.$C23]))" office:value-type="string" office:string-value="(Vincente)" calcext:value-type="string">
            <text:p>(Vincente)</text:p>
          </table:table-cell>
          <table:table-cell table:style-name="ce180" table:formula="of:=IF([Calendario.$G23]+[Calendario.$I23]=0;&quot;(Perdente)&quot;;IF([Calendario.$G23]&lt;[Calendario.$I23];[Calendario.$B23];[Calendario.$C23]))" office:value-type="string" office:string-value="(Perdente)" calcext:value-type="string">
            <text:p>(Perdente)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26]=&quot;&quot;;&quot;(Squadra A)&quot;;[Calendario.$B26])" office:value-type="string" office:string-value="(Squadra A)" calcext:value-type="string">
            <text:p>(Squadra A)</text:p>
          </table:table-cell>
          <table:table-cell table:formula="of:=IF([Calendario.$G26]+[Calendario.$I26]=0;;IF([Calendario.$G26]&gt;[Calendario.$I26];1;0))" office:value-type="float" office:value="0" calcext:value-type="float">
            <text:p>0</text:p>
          </table:table-cell>
          <table:table-cell table:style-name="ce180" table:formula="of:=IF([Calendario.$G26]+[Calendario.$I26]=0;;IF([Calendario.$G26]&lt;[Calendario.$I26];IF([Calendario.$G26]&amp;&quot;-&quot;&amp;[Calendario.$I26]=&quot;0-20&quot;;1;0);0))" office:value-type="float" office:value="0" calcext:value-type="float">
            <text:p>0</text:p>
          </table:table-cell>
          <table:table-cell table:style-name="ce180" table:formula="of:=IF([Calendario.$G26]+[Calendario.$I26]=0;;IF([Calendario.$G26]&lt;[Calendario.$I26];IF([Calendario.$G26]&amp;&quot;-&quot;&amp;[Calendario.$I26]&lt;&gt;&quot;0-20&quot;;1;0);0))" office:value-type="float" office:value="0" calcext:value-type="float">
            <text:p>0</text:p>
          </table:table-cell>
          <table:table-cell table:formula="of:=IF([Calendario.$G26]+[Calendario.$I26]=0;;[Calendario.$G26])" office:value-type="float" office:value="0" calcext:value-type="float">
            <text:p>0</text:p>
          </table:table-cell>
          <table:table-cell table:formula="of:=IF([Calendario.$G26]+[Calendario.$I26]=0;;[Calendario.$I26])" office:value-type="float" office:value="0" calcext:value-type="float">
            <text:p>0</text:p>
          </table:table-cell>
          <table:table-cell table:style-name="ce172" table:formula="of:=IF([Calendario.$G26]+[Calendario.$I26]=0;;[Calendario.$G26]-[Calendario.$I26])" office:value-type="float" office:value="0" calcext:value-type="float">
            <text:p>+0</text:p>
          </table:table-cell>
          <table:table-cell table:formula="of:=IF([Calendario.$C26]=&quot;&quot;;&quot;(Squadra B)&quot;;[Calendario.$C26])" office:value-type="string" office:string-value="(Squadra B)" calcext:value-type="string">
            <text:p>(Squadra B)</text:p>
          </table:table-cell>
          <table:table-cell table:formula="of:=IF([Calendario.$G26]+[Calendario.$I26]=0;;IF([Calendario.$I26]&gt;[Calendario.$G26];1;0))" office:value-type="float" office:value="0" calcext:value-type="float">
            <text:p>0</text:p>
          </table:table-cell>
          <table:table-cell table:style-name="ce180" table:formula="of:=IF([Calendario.$G26]+[Calendario.$I26]=0;;IF([Calendario.$I26]&lt;[Calendario.$G26];IF([Calendario.$G26]&amp;&quot;-&quot;&amp;[Calendario.$I26]=&quot;20-0&quot;;1;0);0))" office:value-type="float" office:value="0" calcext:value-type="float">
            <text:p>0</text:p>
          </table:table-cell>
          <table:table-cell table:style-name="ce180" table:formula="of:=IF([Calendario.$G26]+[Calendario.$I26]=0;;IF([Calendario.$I26]&lt;[Calendario.$G26];IF([Calendario.$G26]&amp;&quot;-&quot;&amp;[Calendario.$I26]&lt;&gt;&quot;20-0&quot;;1;0);0))" office:value-type="float" office:value="0" calcext:value-type="float">
            <text:p>0</text:p>
          </table:table-cell>
          <table:table-cell table:formula="of:=IF([Calendario.$G26]+[Calendario.$I26]=0;;[Calendario.$I26])" office:value-type="float" office:value="0" calcext:value-type="float">
            <text:p>0</text:p>
          </table:table-cell>
          <table:table-cell table:formula="of:=IF([Calendario.$G26]+[Calendario.$I26]=0;;[Calendario.$G26])" office:value-type="float" office:value="0" calcext:value-type="float">
            <text:p>0</text:p>
          </table:table-cell>
          <table:table-cell table:style-name="ce172" table:formula="of:=IF([Calendario.$G26]+[Calendario.$I26]=0;;[Calendario.$I26]-[Calendario.$G26])" office:value-type="float" office:value="0" calcext:value-type="float">
            <text:p>+0</text:p>
          </table:table-cell>
          <table:table-cell table:style-name="ce180" table:formula="of:=IF([Calendario.$G26]+[Calendario.$I26]=0;&quot;(Vincente)&quot;;IF([Calendario.$G26]&gt;[Calendario.$I26];[Calendario.$B26];[Calendario.$C26]))" office:value-type="string" office:string-value="(Vincente)" calcext:value-type="string">
            <text:p>(Vincente)</text:p>
          </table:table-cell>
          <table:table-cell table:style-name="ce180" table:formula="of:=IF([Calendario.$G26]+[Calendario.$I26]=0;&quot;(Perdente)&quot;;IF([Calendario.$G26]&lt;[Calendario.$I26];[Calendario.$B26];[Calendario.$C26]))" office:value-type="string" office:string-value="(Perdente)" calcext:value-type="string">
            <text:p>(Perdente)</text:p>
          </table:table-cell>
          <table:table-cell table:number-columns-repeated="48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formula="of:=IF([Calendario.$B31]=&quot;&quot;;&quot;(Squadra A)&quot;;[Calendario.$B31])" office:value-type="string" office:string-value="(Squadra A)" calcext:value-type="string">
            <text:p>(Squadra A)</text:p>
          </table:table-cell>
          <table:table-cell table:formula="of:=IF([Calendario.$G31]+[Calendario.$I31]=0;;IF([Calendario.$G31]&gt;[Calendario.$I31];1;0))" office:value-type="float" office:value="0" calcext:value-type="float">
            <text:p>0</text:p>
          </table:table-cell>
          <table:table-cell table:style-name="ce180" table:formula="of:=IF([Calendario.$G31]+[Calendario.$I31]=0;;IF([Calendario.$G31]&lt;[Calendario.$I31];IF([Calendario.$G31]&amp;&quot;-&quot;&amp;[Calendario.$I31]=&quot;0-20&quot;;1;0);0))" office:value-type="float" office:value="0" calcext:value-type="float">
            <text:p>0</text:p>
          </table:table-cell>
          <table:table-cell table:style-name="ce180" table:formula="of:=IF([Calendario.$G31]+[Calendario.$I31]=0;;IF([Calendario.$G31]&lt;[Calendario.$I31];IF([Calendario.$G31]&amp;&quot;-&quot;&amp;[Calendario.$I31]&lt;&gt;&quot;0-20&quot;;1;0);0))" office:value-type="float" office:value="0" calcext:value-type="float">
            <text:p>0</text:p>
          </table:table-cell>
          <table:table-cell table:formula="of:=IF([Calendario.$G31]+[Calendario.$I31]=0;;[Calendario.$G31])" office:value-type="float" office:value="0" calcext:value-type="float">
            <text:p>0</text:p>
          </table:table-cell>
          <table:table-cell table:formula="of:=IF([Calendario.$G31]+[Calendario.$I31]=0;;[Calendario.$I31])" office:value-type="float" office:value="0" calcext:value-type="float">
            <text:p>0</text:p>
          </table:table-cell>
          <table:table-cell table:style-name="ce172" table:formula="of:=IF([Calendario.$G31]+[Calendario.$I31]=0;;[Calendario.$G31]-[Calendario.$I31])" office:value-type="float" office:value="0" calcext:value-type="float">
            <text:p>+0</text:p>
          </table:table-cell>
          <table:table-cell table:formula="of:=IF([Calendario.$C31]=&quot;&quot;;&quot;(Squadra B)&quot;;[Calendario.$C31])" office:value-type="string" office:string-value="(Squadra B)" calcext:value-type="string">
            <text:p>(Squadra B)</text:p>
          </table:table-cell>
          <table:table-cell table:formula="of:=IF([Calendario.$G31]+[Calendario.$I31]=0;;IF([Calendario.$I31]&gt;[Calendario.$G31];1;0))" office:value-type="float" office:value="0" calcext:value-type="float">
            <text:p>0</text:p>
          </table:table-cell>
          <table:table-cell table:style-name="ce180" table:formula="of:=IF([Calendario.$G31]+[Calendario.$I31]=0;;IF([Calendario.$I31]&lt;[Calendario.$G31];IF([Calendario.$G31]&amp;&quot;-&quot;&amp;[Calendario.$I31]=&quot;20-0&quot;;1;0);0))" office:value-type="float" office:value="0" calcext:value-type="float">
            <text:p>0</text:p>
          </table:table-cell>
          <table:table-cell table:style-name="ce180" table:formula="of:=IF([Calendario.$G31]+[Calendario.$I31]=0;;IF([Calendario.$I31]&lt;[Calendario.$G31];IF([Calendario.$G31]&amp;&quot;-&quot;&amp;[Calendario.$I31]&lt;&gt;&quot;20-0&quot;;1;0);0))" office:value-type="float" office:value="0" calcext:value-type="float">
            <text:p>0</text:p>
          </table:table-cell>
          <table:table-cell table:formula="of:=IF([Calendario.$G31]+[Calendario.$I31]=0;;[Calendario.$I31])" office:value-type="float" office:value="0" calcext:value-type="float">
            <text:p>0</text:p>
          </table:table-cell>
          <table:table-cell table:formula="of:=IF([Calendario.$G31]+[Calendario.$I31]=0;;[Calendario.$G31])" office:value-type="float" office:value="0" calcext:value-type="float">
            <text:p>0</text:p>
          </table:table-cell>
          <table:table-cell table:style-name="ce172" table:formula="of:=IF([Calendario.$G31]+[Calendario.$I31]=0;;[Calendario.$I31]-[Calendario.$G31])" office:value-type="float" office:value="0" calcext:value-type="float">
            <text:p>+0</text:p>
          </table:table-cell>
          <table:table-cell table:style-name="ce180" table:formula="of:=IF([Calendario.$G31]+[Calendario.$I31]=0;&quot;(Vincente)&quot;;IF([Calendario.$G31]&gt;[Calendario.$I31];[Calendario.$B31];[Calendario.$C31]))" office:value-type="string" office:string-value="(Vincente)" calcext:value-type="string">
            <text:p>(Vincente)</text:p>
          </table:table-cell>
          <table:table-cell table:style-name="ce180" table:formula="of:=IF([Calendario.$G31]+[Calendario.$I31]=0;&quot;(Perdente)&quot;;IF([Calendario.$G31]&lt;[Calendario.$I31];[Calendario.$B31];[Calendario.$C31]))" office:value-type="string" office:string-value="(Perdente)" calcext:value-type="string">
            <text:p>(Perdente)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34]=&quot;&quot;;&quot;(Squadra A)&quot;;[Calendario.$B34])" office:value-type="string" office:string-value="(Squadra A)" calcext:value-type="string">
            <text:p>(Squadra A)</text:p>
          </table:table-cell>
          <table:table-cell table:formula="of:=IF([Calendario.$G34]+[Calendario.$I34]=0;;IF([Calendario.$G34]&gt;[Calendario.$I34];1;0))" office:value-type="float" office:value="0" calcext:value-type="float">
            <text:p>0</text:p>
          </table:table-cell>
          <table:table-cell table:style-name="ce180" table:formula="of:=IF([Calendario.$G34]+[Calendario.$I34]=0;;IF([Calendario.$G34]&lt;[Calendario.$I34];IF([Calendario.$G34]&amp;&quot;-&quot;&amp;[Calendario.$I34]=&quot;0-20&quot;;1;0);0))" office:value-type="float" office:value="0" calcext:value-type="float">
            <text:p>0</text:p>
          </table:table-cell>
          <table:table-cell table:style-name="ce180" table:formula="of:=IF([Calendario.$G34]+[Calendario.$I34]=0;;IF([Calendario.$G34]&lt;[Calendario.$I34];IF([Calendario.$G34]&amp;&quot;-&quot;&amp;[Calendario.$I34]&lt;&gt;&quot;0-20&quot;;1;0);0))" office:value-type="float" office:value="0" calcext:value-type="float">
            <text:p>0</text:p>
          </table:table-cell>
          <table:table-cell table:formula="of:=IF([Calendario.$G34]+[Calendario.$I34]=0;;[Calendario.$G34])" office:value-type="float" office:value="0" calcext:value-type="float">
            <text:p>0</text:p>
          </table:table-cell>
          <table:table-cell table:formula="of:=IF([Calendario.$G34]+[Calendario.$I34]=0;;[Calendario.$I34])" office:value-type="float" office:value="0" calcext:value-type="float">
            <text:p>0</text:p>
          </table:table-cell>
          <table:table-cell table:style-name="ce172" table:formula="of:=IF([Calendario.$G34]+[Calendario.$I34]=0;;[Calendario.$G34]-[Calendario.$I34])" office:value-type="float" office:value="0" calcext:value-type="float">
            <text:p>+0</text:p>
          </table:table-cell>
          <table:table-cell table:formula="of:=IF([Calendario.$C34]=&quot;&quot;;&quot;(Squadra B)&quot;;[Calendario.$C34])" office:value-type="string" office:string-value="(Squadra B)" calcext:value-type="string">
            <text:p>(Squadra B)</text:p>
          </table:table-cell>
          <table:table-cell table:formula="of:=IF([Calendario.$G34]+[Calendario.$I34]=0;;IF([Calendario.$I34]&gt;[Calendario.$G34];1;0))" office:value-type="float" office:value="0" calcext:value-type="float">
            <text:p>0</text:p>
          </table:table-cell>
          <table:table-cell table:style-name="ce180" table:formula="of:=IF([Calendario.$G34]+[Calendario.$I34]=0;;IF([Calendario.$I34]&lt;[Calendario.$G34];IF([Calendario.$G34]&amp;&quot;-&quot;&amp;[Calendario.$I34]=&quot;20-0&quot;;1;0);0))" office:value-type="float" office:value="0" calcext:value-type="float">
            <text:p>0</text:p>
          </table:table-cell>
          <table:table-cell table:style-name="ce180" table:formula="of:=IF([Calendario.$G34]+[Calendario.$I34]=0;;IF([Calendario.$I34]&lt;[Calendario.$G34];IF([Calendario.$G34]&amp;&quot;-&quot;&amp;[Calendario.$I34]&lt;&gt;&quot;20-0&quot;;1;0);0))" office:value-type="float" office:value="0" calcext:value-type="float">
            <text:p>0</text:p>
          </table:table-cell>
          <table:table-cell table:formula="of:=IF([Calendario.$G34]+[Calendario.$I34]=0;;[Calendario.$I34])" office:value-type="float" office:value="0" calcext:value-type="float">
            <text:p>0</text:p>
          </table:table-cell>
          <table:table-cell table:formula="of:=IF([Calendario.$G34]+[Calendario.$I34]=0;;[Calendario.$G34])" office:value-type="float" office:value="0" calcext:value-type="float">
            <text:p>0</text:p>
          </table:table-cell>
          <table:table-cell table:style-name="ce172" table:formula="of:=IF([Calendario.$G34]+[Calendario.$I34]=0;;[Calendario.$I34]-[Calendario.$G34])" office:value-type="float" office:value="0" calcext:value-type="float">
            <text:p>+0</text:p>
          </table:table-cell>
          <table:table-cell table:style-name="ce180" table:formula="of:=IF([Calendario.$G34]+[Calendario.$I34]=0;&quot;(Vincente)&quot;;IF([Calendario.$G34]&gt;[Calendario.$I34];[Calendario.$B34];[Calendario.$C34]))" office:value-type="string" office:string-value="(Vincente)" calcext:value-type="string">
            <text:p>(Vincente)</text:p>
          </table:table-cell>
          <table:table-cell table:style-name="ce180" table:formula="of:=IF([Calendario.$G34]+[Calendario.$I34]=0;&quot;(Perdente)&quot;;IF([Calendario.$G34]&lt;[Calendario.$I34];[Calendario.$B34];[Calendario.$C34]))" office:value-type="string" office:string-value="(Perdente)" calcext:value-type="string">
            <text:p>(Perdente)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37]=&quot;&quot;;&quot;(Squadra A)&quot;;[Calendario.$B37])" office:value-type="string" office:string-value="(Squadra A)" calcext:value-type="string">
            <text:p>(Squadra A)</text:p>
          </table:table-cell>
          <table:table-cell table:formula="of:=IF([Calendario.$G37]+[Calendario.$I37]=0;;IF([Calendario.$G37]&gt;[Calendario.$I37];1;0))" office:value-type="float" office:value="0" calcext:value-type="float">
            <text:p>0</text:p>
          </table:table-cell>
          <table:table-cell table:style-name="ce180" table:formula="of:=IF([Calendario.$G37]+[Calendario.$I37]=0;;IF([Calendario.$G37]&lt;[Calendario.$I37];IF([Calendario.$G37]&amp;&quot;-&quot;&amp;[Calendario.$I37]=&quot;0-20&quot;;1;0);0))" office:value-type="float" office:value="0" calcext:value-type="float">
            <text:p>0</text:p>
          </table:table-cell>
          <table:table-cell table:style-name="ce180" table:formula="of:=IF([Calendario.$G37]+[Calendario.$I37]=0;;IF([Calendario.$G37]&lt;[Calendario.$I37];IF([Calendario.$G37]&amp;&quot;-&quot;&amp;[Calendario.$I37]&lt;&gt;&quot;0-20&quot;;1;0);0))" office:value-type="float" office:value="0" calcext:value-type="float">
            <text:p>0</text:p>
          </table:table-cell>
          <table:table-cell table:formula="of:=IF([Calendario.$G37]+[Calendario.$I37]=0;;[Calendario.$G37])" office:value-type="float" office:value="0" calcext:value-type="float">
            <text:p>0</text:p>
          </table:table-cell>
          <table:table-cell table:formula="of:=IF([Calendario.$G37]+[Calendario.$I37]=0;;[Calendario.$I37])" office:value-type="float" office:value="0" calcext:value-type="float">
            <text:p>0</text:p>
          </table:table-cell>
          <table:table-cell table:style-name="ce172" table:formula="of:=IF([Calendario.$G37]+[Calendario.$I37]=0;;[Calendario.$G37]-[Calendario.$I37])" office:value-type="float" office:value="0" calcext:value-type="float">
            <text:p>+0</text:p>
          </table:table-cell>
          <table:table-cell table:formula="of:=IF([Calendario.$C37]=&quot;&quot;;&quot;(Squadra B)&quot;;[Calendario.$C37])" office:value-type="string" office:string-value="(Squadra B)" calcext:value-type="string">
            <text:p>(Squadra B)</text:p>
          </table:table-cell>
          <table:table-cell table:formula="of:=IF([Calendario.$G37]+[Calendario.$I37]=0;;IF([Calendario.$I37]&gt;[Calendario.$G37];1;0))" office:value-type="float" office:value="0" calcext:value-type="float">
            <text:p>0</text:p>
          </table:table-cell>
          <table:table-cell table:style-name="ce180" table:formula="of:=IF([Calendario.$G37]+[Calendario.$I37]=0;;IF([Calendario.$I37]&lt;[Calendario.$G37];IF([Calendario.$G37]&amp;&quot;-&quot;&amp;[Calendario.$I37]=&quot;20-0&quot;;1;0);0))" office:value-type="float" office:value="0" calcext:value-type="float">
            <text:p>0</text:p>
          </table:table-cell>
          <table:table-cell table:style-name="ce180" table:formula="of:=IF([Calendario.$G37]+[Calendario.$I37]=0;;IF([Calendario.$I37]&lt;[Calendario.$G37];IF([Calendario.$G37]&amp;&quot;-&quot;&amp;[Calendario.$I37]&lt;&gt;&quot;20-0&quot;;1;0);0))" office:value-type="float" office:value="0" calcext:value-type="float">
            <text:p>0</text:p>
          </table:table-cell>
          <table:table-cell table:formula="of:=IF([Calendario.$G37]+[Calendario.$I37]=0;;[Calendario.$I37])" office:value-type="float" office:value="0" calcext:value-type="float">
            <text:p>0</text:p>
          </table:table-cell>
          <table:table-cell table:formula="of:=IF([Calendario.$G37]+[Calendario.$I37]=0;;[Calendario.$G37])" office:value-type="float" office:value="0" calcext:value-type="float">
            <text:p>0</text:p>
          </table:table-cell>
          <table:table-cell table:style-name="ce172" table:formula="of:=IF([Calendario.$G37]+[Calendario.$I37]=0;;[Calendario.$I37]-[Calendario.$G37])" office:value-type="float" office:value="0" calcext:value-type="float">
            <text:p>+0</text:p>
          </table:table-cell>
          <table:table-cell table:style-name="ce180" table:formula="of:=IF([Calendario.$G37]+[Calendario.$I37]=0;&quot;(Vincente)&quot;;IF([Calendario.$G37]&gt;[Calendario.$I37];[Calendario.$B37];[Calendario.$C37]))" office:value-type="string" office:string-value="(Vincente)" calcext:value-type="string">
            <text:p>(Vincente)</text:p>
          </table:table-cell>
          <table:table-cell table:style-name="ce180" table:formula="of:=IF([Calendario.$G37]+[Calendario.$I37]=0;&quot;(Perdente)&quot;;IF([Calendario.$G37]&lt;[Calendario.$I37];[Calendario.$B37];[Calendario.$C37]))" office:value-type="string" office:string-value="(Perdente)" calcext:value-type="string">
            <text:p>(Perdente)</text:p>
          </table:table-cell>
          <table:table-cell table:number-columns-repeated="48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formula="of:=IF([Calendario.$B42]=&quot;&quot;;&quot;(Squadra A)&quot;;[Calendario.$B42])" office:value-type="string" office:string-value="(Squadra A)" calcext:value-type="string">
            <text:p>(Squadra A)</text:p>
          </table:table-cell>
          <table:table-cell table:formula="of:=IF([Calendario.$G42]+[Calendario.$I42]=0;;IF([Calendario.$G42]&gt;[Calendario.$I42];1;0))" office:value-type="float" office:value="0" calcext:value-type="float">
            <text:p>0</text:p>
          </table:table-cell>
          <table:table-cell table:style-name="ce180" table:formula="of:=IF([Calendario.$G42]+[Calendario.$I42]=0;;IF([Calendario.$G42]&lt;[Calendario.$I42];IF([Calendario.$G42]&amp;&quot;-&quot;&amp;[Calendario.$I42]=&quot;0-20&quot;;1;0);0))" office:value-type="float" office:value="0" calcext:value-type="float">
            <text:p>0</text:p>
          </table:table-cell>
          <table:table-cell table:style-name="ce180" table:formula="of:=IF([Calendario.$G42]+[Calendario.$I42]=0;;IF([Calendario.$G42]&lt;[Calendario.$I42];IF([Calendario.$G42]&amp;&quot;-&quot;&amp;[Calendario.$I42]&lt;&gt;&quot;0-20&quot;;1;0);0))" office:value-type="float" office:value="0" calcext:value-type="float">
            <text:p>0</text:p>
          </table:table-cell>
          <table:table-cell table:formula="of:=IF([Calendario.$G42]+[Calendario.$I42]=0;;[Calendario.$G42])" office:value-type="float" office:value="0" calcext:value-type="float">
            <text:p>0</text:p>
          </table:table-cell>
          <table:table-cell table:formula="of:=IF([Calendario.$G42]+[Calendario.$I42]=0;;[Calendario.$I42])" office:value-type="float" office:value="0" calcext:value-type="float">
            <text:p>0</text:p>
          </table:table-cell>
          <table:table-cell table:style-name="ce172" table:formula="of:=IF([Calendario.$G42]+[Calendario.$I42]=0;;[Calendario.$G42]-[Calendario.$I42])" office:value-type="float" office:value="0" calcext:value-type="float">
            <text:p>+0</text:p>
          </table:table-cell>
          <table:table-cell table:formula="of:=IF([Calendario.$C42]=&quot;&quot;;&quot;(Squadra B)&quot;;[Calendario.$C42])" office:value-type="string" office:string-value="(Squadra B)" calcext:value-type="string">
            <text:p>(Squadra B)</text:p>
          </table:table-cell>
          <table:table-cell table:formula="of:=IF([Calendario.$G42]+[Calendario.$I42]=0;;IF([Calendario.$I42]&gt;[Calendario.$G42];1;0))" office:value-type="float" office:value="0" calcext:value-type="float">
            <text:p>0</text:p>
          </table:table-cell>
          <table:table-cell table:style-name="ce180" table:formula="of:=IF([Calendario.$G42]+[Calendario.$I42]=0;;IF([Calendario.$I42]&lt;[Calendario.$G42];IF([Calendario.$G42]&amp;&quot;-&quot;&amp;[Calendario.$I42]=&quot;20-0&quot;;1;0);0))" office:value-type="float" office:value="0" calcext:value-type="float">
            <text:p>0</text:p>
          </table:table-cell>
          <table:table-cell table:style-name="ce180" table:formula="of:=IF([Calendario.$G42]+[Calendario.$I42]=0;;IF([Calendario.$I42]&lt;[Calendario.$G42];IF([Calendario.$G42]&amp;&quot;-&quot;&amp;[Calendario.$I42]&lt;&gt;&quot;20-0&quot;;1;0);0))" office:value-type="float" office:value="0" calcext:value-type="float">
            <text:p>0</text:p>
          </table:table-cell>
          <table:table-cell table:formula="of:=IF([Calendario.$G42]+[Calendario.$I42]=0;;[Calendario.$I42])" office:value-type="float" office:value="0" calcext:value-type="float">
            <text:p>0</text:p>
          </table:table-cell>
          <table:table-cell table:formula="of:=IF([Calendario.$G42]+[Calendario.$I42]=0;;[Calendario.$G42])" office:value-type="float" office:value="0" calcext:value-type="float">
            <text:p>0</text:p>
          </table:table-cell>
          <table:table-cell table:style-name="ce172" table:formula="of:=IF([Calendario.$G42]+[Calendario.$I42]=0;;[Calendario.$I42]-[Calendario.$G42])" office:value-type="float" office:value="0" calcext:value-type="float">
            <text:p>+0</text:p>
          </table:table-cell>
          <table:table-cell table:style-name="ce180" table:formula="of:=IF([Calendario.$G42]+[Calendario.$I42]=0;&quot;(Vincente)&quot;;IF([Calendario.$G42]&gt;[Calendario.$I42];[Calendario.$B42];[Calendario.$C42]))" office:value-type="string" office:string-value="(Vincente)" calcext:value-type="string">
            <text:p>(Vincente)</text:p>
          </table:table-cell>
          <table:table-cell table:style-name="ce180" table:formula="of:=IF([Calendario.$G42]+[Calendario.$I42]=0;&quot;(Perdente)&quot;;IF([Calendario.$G42]&lt;[Calendario.$I42];[Calendario.$B42];[Calendario.$C42]))" office:value-type="string" office:string-value="(Perdente)" calcext:value-type="string">
            <text:p>(Perdente)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45]=&quot;&quot;;&quot;(Squadra A)&quot;;[Calendario.$B45])" office:value-type="string" office:string-value="(Squadra A)" calcext:value-type="string">
            <text:p>(Squadra A)</text:p>
          </table:table-cell>
          <table:table-cell table:formula="of:=IF([Calendario.$G45]+[Calendario.$I45]=0;;IF([Calendario.$G45]&gt;[Calendario.$I45];1;0))" office:value-type="float" office:value="0" calcext:value-type="float">
            <text:p>0</text:p>
          </table:table-cell>
          <table:table-cell table:style-name="ce180" table:formula="of:=IF([Calendario.$G45]+[Calendario.$I45]=0;;IF([Calendario.$G45]&lt;[Calendario.$I45];IF([Calendario.$G45]&amp;&quot;-&quot;&amp;[Calendario.$I45]=&quot;0-20&quot;;1;0);0))" office:value-type="float" office:value="0" calcext:value-type="float">
            <text:p>0</text:p>
          </table:table-cell>
          <table:table-cell table:style-name="ce180" table:formula="of:=IF([Calendario.$G45]+[Calendario.$I45]=0;;IF([Calendario.$G45]&lt;[Calendario.$I45];IF([Calendario.$G45]&amp;&quot;-&quot;&amp;[Calendario.$I45]&lt;&gt;&quot;0-20&quot;;1;0);0))" office:value-type="float" office:value="0" calcext:value-type="float">
            <text:p>0</text:p>
          </table:table-cell>
          <table:table-cell table:formula="of:=IF([Calendario.$G45]+[Calendario.$I45]=0;;[Calendario.$G45])" office:value-type="float" office:value="0" calcext:value-type="float">
            <text:p>0</text:p>
          </table:table-cell>
          <table:table-cell table:formula="of:=IF([Calendario.$G45]+[Calendario.$I45]=0;;[Calendario.$I45])" office:value-type="float" office:value="0" calcext:value-type="float">
            <text:p>0</text:p>
          </table:table-cell>
          <table:table-cell table:style-name="ce172" table:formula="of:=IF([Calendario.$G45]+[Calendario.$I45]=0;;[Calendario.$G45]-[Calendario.$I45])" office:value-type="float" office:value="0" calcext:value-type="float">
            <text:p>+0</text:p>
          </table:table-cell>
          <table:table-cell table:formula="of:=IF([Calendario.$C45]=&quot;&quot;;&quot;(Squadra B)&quot;;[Calendario.$C45])" office:value-type="string" office:string-value="(Squadra B)" calcext:value-type="string">
            <text:p>(Squadra B)</text:p>
          </table:table-cell>
          <table:table-cell table:formula="of:=IF([Calendario.$G45]+[Calendario.$I45]=0;;IF([Calendario.$I45]&gt;[Calendario.$G45];1;0))" office:value-type="float" office:value="0" calcext:value-type="float">
            <text:p>0</text:p>
          </table:table-cell>
          <table:table-cell table:style-name="ce180" table:formula="of:=IF([Calendario.$G45]+[Calendario.$I45]=0;;IF([Calendario.$I45]&lt;[Calendario.$G45];IF([Calendario.$G45]&amp;&quot;-&quot;&amp;[Calendario.$I45]=&quot;20-0&quot;;1;0);0))" office:value-type="float" office:value="0" calcext:value-type="float">
            <text:p>0</text:p>
          </table:table-cell>
          <table:table-cell table:style-name="ce180" table:formula="of:=IF([Calendario.$G45]+[Calendario.$I45]=0;;IF([Calendario.$I45]&lt;[Calendario.$G45];IF([Calendario.$G45]&amp;&quot;-&quot;&amp;[Calendario.$I45]&lt;&gt;&quot;20-0&quot;;1;0);0))" office:value-type="float" office:value="0" calcext:value-type="float">
            <text:p>0</text:p>
          </table:table-cell>
          <table:table-cell table:formula="of:=IF([Calendario.$G45]+[Calendario.$I45]=0;;[Calendario.$I45])" office:value-type="float" office:value="0" calcext:value-type="float">
            <text:p>0</text:p>
          </table:table-cell>
          <table:table-cell table:formula="of:=IF([Calendario.$G45]+[Calendario.$I45]=0;;[Calendario.$G45])" office:value-type="float" office:value="0" calcext:value-type="float">
            <text:p>0</text:p>
          </table:table-cell>
          <table:table-cell table:style-name="ce172" table:formula="of:=IF([Calendario.$G45]+[Calendario.$I45]=0;;[Calendario.$I45]-[Calendario.$G45])" office:value-type="float" office:value="0" calcext:value-type="float">
            <text:p>+0</text:p>
          </table:table-cell>
          <table:table-cell table:style-name="ce180" table:formula="of:=IF([Calendario.$G45]+[Calendario.$I45]=0;&quot;(Vincente)&quot;;IF([Calendario.$G45]&gt;[Calendario.$I45];[Calendario.$B45];[Calendario.$C45]))" office:value-type="string" office:string-value="(Vincente)" calcext:value-type="string">
            <text:p>(Vincente)</text:p>
          </table:table-cell>
          <table:table-cell table:style-name="ce180" table:formula="of:=IF([Calendario.$G45]+[Calendario.$I45]=0;&quot;(Perdente)&quot;;IF([Calendario.$G45]&lt;[Calendario.$I45];[Calendario.$B45];[Calendario.$C45]))" office:value-type="string" office:string-value="(Perdente)" calcext:value-type="string">
            <text:p>(Perdente)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48]=&quot;&quot;;&quot;(Squadra A)&quot;;[Calendario.$B48])" office:value-type="string" office:string-value="(Squadra A)" calcext:value-type="string">
            <text:p>(Squadra A)</text:p>
          </table:table-cell>
          <table:table-cell table:formula="of:=IF([Calendario.$G48]+[Calendario.$I48]=0;;IF([Calendario.$G48]&gt;[Calendario.$I48];1;0))" office:value-type="float" office:value="0" calcext:value-type="float">
            <text:p>0</text:p>
          </table:table-cell>
          <table:table-cell table:style-name="ce180" table:formula="of:=IF([Calendario.$G48]+[Calendario.$I48]=0;;IF([Calendario.$G48]&lt;[Calendario.$I48];IF([Calendario.$G48]&amp;&quot;-&quot;&amp;[Calendario.$I48]=&quot;0-20&quot;;1;0);0))" office:value-type="float" office:value="0" calcext:value-type="float">
            <text:p>0</text:p>
          </table:table-cell>
          <table:table-cell table:style-name="ce180" table:formula="of:=IF([Calendario.$G48]+[Calendario.$I48]=0;;IF([Calendario.$G48]&lt;[Calendario.$I48];IF([Calendario.$G48]&amp;&quot;-&quot;&amp;[Calendario.$I48]&lt;&gt;&quot;0-20&quot;;1;0);0))" office:value-type="float" office:value="0" calcext:value-type="float">
            <text:p>0</text:p>
          </table:table-cell>
          <table:table-cell table:formula="of:=IF([Calendario.$G48]+[Calendario.$I48]=0;;[Calendario.$G48])" office:value-type="float" office:value="0" calcext:value-type="float">
            <text:p>0</text:p>
          </table:table-cell>
          <table:table-cell table:formula="of:=IF([Calendario.$G48]+[Calendario.$I48]=0;;[Calendario.$I48])" office:value-type="float" office:value="0" calcext:value-type="float">
            <text:p>0</text:p>
          </table:table-cell>
          <table:table-cell table:style-name="ce172" table:formula="of:=IF([Calendario.$G48]+[Calendario.$I48]=0;;[Calendario.$G48]-[Calendario.$I48])" office:value-type="float" office:value="0" calcext:value-type="float">
            <text:p>+0</text:p>
          </table:table-cell>
          <table:table-cell table:formula="of:=IF([Calendario.$C48]=&quot;&quot;;&quot;(Squadra B)&quot;;[Calendario.$C48])" office:value-type="string" office:string-value="(Squadra B)" calcext:value-type="string">
            <text:p>(Squadra B)</text:p>
          </table:table-cell>
          <table:table-cell table:formula="of:=IF([Calendario.$G48]+[Calendario.$I48]=0;;IF([Calendario.$I48]&gt;[Calendario.$G48];1;0))" office:value-type="float" office:value="0" calcext:value-type="float">
            <text:p>0</text:p>
          </table:table-cell>
          <table:table-cell table:style-name="ce180" table:formula="of:=IF([Calendario.$G48]+[Calendario.$I48]=0;;IF([Calendario.$I48]&lt;[Calendario.$G48];IF([Calendario.$G48]&amp;&quot;-&quot;&amp;[Calendario.$I48]=&quot;20-0&quot;;1;0);0))" office:value-type="float" office:value="0" calcext:value-type="float">
            <text:p>0</text:p>
          </table:table-cell>
          <table:table-cell table:style-name="ce180" table:formula="of:=IF([Calendario.$G48]+[Calendario.$I48]=0;;IF([Calendario.$I48]&lt;[Calendario.$G48];IF([Calendario.$G48]&amp;&quot;-&quot;&amp;[Calendario.$I48]&lt;&gt;&quot;20-0&quot;;1;0);0))" office:value-type="float" office:value="0" calcext:value-type="float">
            <text:p>0</text:p>
          </table:table-cell>
          <table:table-cell table:formula="of:=IF([Calendario.$G48]+[Calendario.$I48]=0;;[Calendario.$I48])" office:value-type="float" office:value="0" calcext:value-type="float">
            <text:p>0</text:p>
          </table:table-cell>
          <table:table-cell table:formula="of:=IF([Calendario.$G48]+[Calendario.$I48]=0;;[Calendario.$G48])" office:value-type="float" office:value="0" calcext:value-type="float">
            <text:p>0</text:p>
          </table:table-cell>
          <table:table-cell table:style-name="ce172" table:formula="of:=IF([Calendario.$G48]+[Calendario.$I48]=0;;[Calendario.$I48]-[Calendario.$G48])" office:value-type="float" office:value="0" calcext:value-type="float">
            <text:p>+0</text:p>
          </table:table-cell>
          <table:table-cell table:style-name="ce180" table:formula="of:=IF([Calendario.$G48]+[Calendario.$I48]=0;&quot;(Vincente)&quot;;IF([Calendario.$G48]&gt;[Calendario.$I48];[Calendario.$B48];[Calendario.$C48]))" office:value-type="string" office:string-value="(Vincente)" calcext:value-type="string">
            <text:p>(Vincente)</text:p>
          </table:table-cell>
          <table:table-cell table:style-name="ce180" table:formula="of:=IF([Calendario.$G48]+[Calendario.$I48]=0;&quot;(Perdente)&quot;;IF([Calendario.$G48]&lt;[Calendario.$I48];[Calendario.$B48];[Calendario.$C48]))" office:value-type="string" office:string-value="(Perdente)" calcext:value-type="string">
            <text:p>(Perdente)</text:p>
          </table:table-cell>
          <table:table-cell table:number-columns-repeated="48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formula="of:=IF([Calendario.$B53]=&quot;&quot;;&quot;(Squadra A)&quot;;[Calendario.$B53])" office:value-type="string" office:string-value="(Squadra A)" calcext:value-type="string">
            <text:p>(Squadra A)</text:p>
          </table:table-cell>
          <table:table-cell table:formula="of:=IF([Calendario.$G53]+[Calendario.$I53]=0;;IF([Calendario.$G53]&gt;[Calendario.$I53];1;0))" office:value-type="float" office:value="0" calcext:value-type="float">
            <text:p>0</text:p>
          </table:table-cell>
          <table:table-cell table:style-name="ce180" table:formula="of:=IF([Calendario.$G53]+[Calendario.$I53]=0;;IF([Calendario.$G53]&lt;[Calendario.$I53];IF([Calendario.$G53]&amp;&quot;-&quot;&amp;[Calendario.$I53]=&quot;0-20&quot;;1;0);0))" office:value-type="float" office:value="0" calcext:value-type="float">
            <text:p>0</text:p>
          </table:table-cell>
          <table:table-cell table:style-name="ce180" table:formula="of:=IF([Calendario.$G53]+[Calendario.$I53]=0;;IF([Calendario.$G53]&lt;[Calendario.$I53];IF([Calendario.$G53]&amp;&quot;-&quot;&amp;[Calendario.$I53]&lt;&gt;&quot;0-20&quot;;1;0);0))" office:value-type="float" office:value="0" calcext:value-type="float">
            <text:p>0</text:p>
          </table:table-cell>
          <table:table-cell table:formula="of:=IF([Calendario.$G53]+[Calendario.$I53]=0;;[Calendario.$G53])" office:value-type="float" office:value="0" calcext:value-type="float">
            <text:p>0</text:p>
          </table:table-cell>
          <table:table-cell table:formula="of:=IF([Calendario.$G53]+[Calendario.$I53]=0;;[Calendario.$I53])" office:value-type="float" office:value="0" calcext:value-type="float">
            <text:p>0</text:p>
          </table:table-cell>
          <table:table-cell table:style-name="ce172" table:formula="of:=IF([Calendario.$G53]+[Calendario.$I53]=0;;[Calendario.$G53]-[Calendario.$I53])" office:value-type="float" office:value="0" calcext:value-type="float">
            <text:p>+0</text:p>
          </table:table-cell>
          <table:table-cell table:formula="of:=IF([Calendario.$C53]=&quot;&quot;;&quot;(Squadra B)&quot;;[Calendario.$C53])" office:value-type="string" office:string-value="(Squadra B)" calcext:value-type="string">
            <text:p>(Squadra B)</text:p>
          </table:table-cell>
          <table:table-cell table:formula="of:=IF([Calendario.$G53]+[Calendario.$I53]=0;;IF([Calendario.$I53]&gt;[Calendario.$G53];1;0))" office:value-type="float" office:value="0" calcext:value-type="float">
            <text:p>0</text:p>
          </table:table-cell>
          <table:table-cell table:style-name="ce180" table:formula="of:=IF([Calendario.$G53]+[Calendario.$I53]=0;;IF([Calendario.$I53]&lt;[Calendario.$G53];IF([Calendario.$G53]&amp;&quot;-&quot;&amp;[Calendario.$I53]=&quot;20-0&quot;;1;0);0))" office:value-type="float" office:value="0" calcext:value-type="float">
            <text:p>0</text:p>
          </table:table-cell>
          <table:table-cell table:style-name="ce180" table:formula="of:=IF([Calendario.$G53]+[Calendario.$I53]=0;;IF([Calendario.$I53]&lt;[Calendario.$G53];IF([Calendario.$G53]&amp;&quot;-&quot;&amp;[Calendario.$I53]&lt;&gt;&quot;20-0&quot;;1;0);0))" office:value-type="float" office:value="0" calcext:value-type="float">
            <text:p>0</text:p>
          </table:table-cell>
          <table:table-cell table:formula="of:=IF([Calendario.$G53]+[Calendario.$I53]=0;;[Calendario.$I53])" office:value-type="float" office:value="0" calcext:value-type="float">
            <text:p>0</text:p>
          </table:table-cell>
          <table:table-cell table:formula="of:=IF([Calendario.$G53]+[Calendario.$I53]=0;;[Calendario.$G53])" office:value-type="float" office:value="0" calcext:value-type="float">
            <text:p>0</text:p>
          </table:table-cell>
          <table:table-cell table:style-name="ce172" table:formula="of:=IF([Calendario.$G53]+[Calendario.$I53]=0;;[Calendario.$I53]-[Calendario.$G53])" office:value-type="float" office:value="0" calcext:value-type="float">
            <text:p>+0</text:p>
          </table:table-cell>
          <table:table-cell table:style-name="ce180" table:formula="of:=IF([Calendario.$G53]+[Calendario.$I53]=0;&quot;(Vincente)&quot;;IF([Calendario.$G53]&gt;[Calendario.$I53];[Calendario.$B53];[Calendario.$C53]))" office:value-type="string" office:string-value="(Vincente)" calcext:value-type="string">
            <text:p>(Vincente)</text:p>
          </table:table-cell>
          <table:table-cell table:style-name="ce180" table:formula="of:=IF([Calendario.$G53]+[Calendario.$I53]=0;&quot;(Perdente)&quot;;IF([Calendario.$G53]&lt;[Calendario.$I53];[Calendario.$B53];[Calendario.$C53]))" office:value-type="string" office:string-value="(Perdente)" calcext:value-type="string">
            <text:p>(Perdente)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56]=&quot;&quot;;&quot;(Squadra A)&quot;;[Calendario.$B56])" office:value-type="string" office:string-value="(Squadra A)" calcext:value-type="string">
            <text:p>(Squadra A)</text:p>
          </table:table-cell>
          <table:table-cell table:formula="of:=IF([Calendario.$G56]+[Calendario.$I56]=0;;IF([Calendario.$G56]&gt;[Calendario.$I56];1;0))" office:value-type="float" office:value="0" calcext:value-type="float">
            <text:p>0</text:p>
          </table:table-cell>
          <table:table-cell table:style-name="ce180" table:formula="of:=IF([Calendario.$G56]+[Calendario.$I56]=0;;IF([Calendario.$G56]&lt;[Calendario.$I56];IF([Calendario.$G56]&amp;&quot;-&quot;&amp;[Calendario.$I56]=&quot;0-20&quot;;1;0);0))" office:value-type="float" office:value="0" calcext:value-type="float">
            <text:p>0</text:p>
          </table:table-cell>
          <table:table-cell table:style-name="ce180" table:formula="of:=IF([Calendario.$G56]+[Calendario.$I56]=0;;IF([Calendario.$G56]&lt;[Calendario.$I56];IF([Calendario.$G56]&amp;&quot;-&quot;&amp;[Calendario.$I56]&lt;&gt;&quot;0-20&quot;;1;0);0))" office:value-type="float" office:value="0" calcext:value-type="float">
            <text:p>0</text:p>
          </table:table-cell>
          <table:table-cell table:formula="of:=IF([Calendario.$G56]+[Calendario.$I56]=0;;[Calendario.$G56])" office:value-type="float" office:value="0" calcext:value-type="float">
            <text:p>0</text:p>
          </table:table-cell>
          <table:table-cell table:formula="of:=IF([Calendario.$G56]+[Calendario.$I56]=0;;[Calendario.$I56])" office:value-type="float" office:value="0" calcext:value-type="float">
            <text:p>0</text:p>
          </table:table-cell>
          <table:table-cell table:style-name="ce172" table:formula="of:=IF([Calendario.$G56]+[Calendario.$I56]=0;;[Calendario.$G56]-[Calendario.$I56])" office:value-type="float" office:value="0" calcext:value-type="float">
            <text:p>+0</text:p>
          </table:table-cell>
          <table:table-cell table:formula="of:=IF([Calendario.$C56]=&quot;&quot;;&quot;(Squadra B)&quot;;[Calendario.$C56])" office:value-type="string" office:string-value="(Squadra B)" calcext:value-type="string">
            <text:p>(Squadra B)</text:p>
          </table:table-cell>
          <table:table-cell table:formula="of:=IF([Calendario.$G56]+[Calendario.$I56]=0;;IF([Calendario.$I56]&gt;[Calendario.$G56];1;0))" office:value-type="float" office:value="0" calcext:value-type="float">
            <text:p>0</text:p>
          </table:table-cell>
          <table:table-cell table:style-name="ce180" table:formula="of:=IF([Calendario.$G56]+[Calendario.$I56]=0;;IF([Calendario.$I56]&lt;[Calendario.$G56];IF([Calendario.$G56]&amp;&quot;-&quot;&amp;[Calendario.$I56]=&quot;20-0&quot;;1;0);0))" office:value-type="float" office:value="0" calcext:value-type="float">
            <text:p>0</text:p>
          </table:table-cell>
          <table:table-cell table:style-name="ce180" table:formula="of:=IF([Calendario.$G56]+[Calendario.$I56]=0;;IF([Calendario.$I56]&lt;[Calendario.$G56];IF([Calendario.$G56]&amp;&quot;-&quot;&amp;[Calendario.$I56]&lt;&gt;&quot;20-0&quot;;1;0);0))" office:value-type="float" office:value="0" calcext:value-type="float">
            <text:p>0</text:p>
          </table:table-cell>
          <table:table-cell table:formula="of:=IF([Calendario.$G56]+[Calendario.$I56]=0;;[Calendario.$I56])" office:value-type="float" office:value="0" calcext:value-type="float">
            <text:p>0</text:p>
          </table:table-cell>
          <table:table-cell table:formula="of:=IF([Calendario.$G56]+[Calendario.$I56]=0;;[Calendario.$G56])" office:value-type="float" office:value="0" calcext:value-type="float">
            <text:p>0</text:p>
          </table:table-cell>
          <table:table-cell table:style-name="ce172" table:formula="of:=IF([Calendario.$G56]+[Calendario.$I56]=0;;[Calendario.$I56]-[Calendario.$G56])" office:value-type="float" office:value="0" calcext:value-type="float">
            <text:p>+0</text:p>
          </table:table-cell>
          <table:table-cell table:style-name="ce180" table:formula="of:=IF([Calendario.$G56]+[Calendario.$I56]=0;&quot;(Vincente)&quot;;IF([Calendario.$G56]&gt;[Calendario.$I56];[Calendario.$B56];[Calendario.$C56]))" office:value-type="string" office:string-value="(Vincente)" calcext:value-type="string">
            <text:p>(Vincente)</text:p>
          </table:table-cell>
          <table:table-cell table:style-name="ce180" table:formula="of:=IF([Calendario.$G56]+[Calendario.$I56]=0;&quot;(Perdente)&quot;;IF([Calendario.$G56]&lt;[Calendario.$I56];[Calendario.$B56];[Calendario.$C56]))" office:value-type="string" office:string-value="(Perdente)" calcext:value-type="string">
            <text:p>(Perdente)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59]=&quot;&quot;;&quot;(Squadra A)&quot;;[Calendario.$B59])" office:value-type="string" office:string-value="(Squadra A)" calcext:value-type="string">
            <text:p>(Squadra A)</text:p>
          </table:table-cell>
          <table:table-cell table:formula="of:=IF([Calendario.$G59]+[Calendario.$I59]=0;;IF([Calendario.$G59]&gt;[Calendario.$I59];1;0))" office:value-type="float" office:value="0" calcext:value-type="float">
            <text:p>0</text:p>
          </table:table-cell>
          <table:table-cell table:style-name="ce180" table:formula="of:=IF([Calendario.$G59]+[Calendario.$I59]=0;;IF([Calendario.$G59]&lt;[Calendario.$I59];IF([Calendario.$G59]&amp;&quot;-&quot;&amp;[Calendario.$I59]=&quot;0-20&quot;;1;0);0))" office:value-type="float" office:value="0" calcext:value-type="float">
            <text:p>0</text:p>
          </table:table-cell>
          <table:table-cell table:style-name="ce180" table:formula="of:=IF([Calendario.$G59]+[Calendario.$I59]=0;;IF([Calendario.$G59]&lt;[Calendario.$I59];IF([Calendario.$G59]&amp;&quot;-&quot;&amp;[Calendario.$I59]&lt;&gt;&quot;0-20&quot;;1;0);0))" office:value-type="float" office:value="0" calcext:value-type="float">
            <text:p>0</text:p>
          </table:table-cell>
          <table:table-cell table:formula="of:=IF([Calendario.$G59]+[Calendario.$I59]=0;;[Calendario.$G59])" office:value-type="float" office:value="0" calcext:value-type="float">
            <text:p>0</text:p>
          </table:table-cell>
          <table:table-cell table:formula="of:=IF([Calendario.$G59]+[Calendario.$I59]=0;;[Calendario.$I59])" office:value-type="float" office:value="0" calcext:value-type="float">
            <text:p>0</text:p>
          </table:table-cell>
          <table:table-cell table:style-name="ce172" table:formula="of:=IF([Calendario.$G59]+[Calendario.$I59]=0;;[Calendario.$G59]-[Calendario.$I59])" office:value-type="float" office:value="0" calcext:value-type="float">
            <text:p>+0</text:p>
          </table:table-cell>
          <table:table-cell table:formula="of:=IF([Calendario.$C59]=&quot;&quot;;&quot;(Squadra B)&quot;;[Calendario.$C59])" office:value-type="string" office:string-value="(Squadra B)" calcext:value-type="string">
            <text:p>(Squadra B)</text:p>
          </table:table-cell>
          <table:table-cell table:formula="of:=IF([Calendario.$G59]+[Calendario.$I59]=0;;IF([Calendario.$I59]&gt;[Calendario.$G59];1;0))" office:value-type="float" office:value="0" calcext:value-type="float">
            <text:p>0</text:p>
          </table:table-cell>
          <table:table-cell table:style-name="ce180" table:formula="of:=IF([Calendario.$G59]+[Calendario.$I59]=0;;IF([Calendario.$I59]&lt;[Calendario.$G59];IF([Calendario.$G59]&amp;&quot;-&quot;&amp;[Calendario.$I59]=&quot;20-0&quot;;1;0);0))" office:value-type="float" office:value="0" calcext:value-type="float">
            <text:p>0</text:p>
          </table:table-cell>
          <table:table-cell table:style-name="ce180" table:formula="of:=IF([Calendario.$G59]+[Calendario.$I59]=0;;IF([Calendario.$I59]&lt;[Calendario.$G59];IF([Calendario.$G59]&amp;&quot;-&quot;&amp;[Calendario.$I59]&lt;&gt;&quot;20-0&quot;;1;0);0))" office:value-type="float" office:value="0" calcext:value-type="float">
            <text:p>0</text:p>
          </table:table-cell>
          <table:table-cell table:formula="of:=IF([Calendario.$G59]+[Calendario.$I59]=0;;[Calendario.$I59])" office:value-type="float" office:value="0" calcext:value-type="float">
            <text:p>0</text:p>
          </table:table-cell>
          <table:table-cell table:formula="of:=IF([Calendario.$G59]+[Calendario.$I59]=0;;[Calendario.$G59])" office:value-type="float" office:value="0" calcext:value-type="float">
            <text:p>0</text:p>
          </table:table-cell>
          <table:table-cell table:style-name="ce172" table:formula="of:=IF([Calendario.$G59]+[Calendario.$I59]=0;;[Calendario.$I59]-[Calendario.$G59])" office:value-type="float" office:value="0" calcext:value-type="float">
            <text:p>+0</text:p>
          </table:table-cell>
          <table:table-cell table:style-name="ce180" table:formula="of:=IF([Calendario.$G59]+[Calendario.$I59]=0;&quot;(Vincente)&quot;;IF([Calendario.$G59]&gt;[Calendario.$I59];[Calendario.$B59];[Calendario.$C59]))" office:value-type="string" office:string-value="(Vincente)" calcext:value-type="string">
            <text:p>(Vincente)</text:p>
          </table:table-cell>
          <table:table-cell table:style-name="ce180" table:formula="of:=IF([Calendario.$G59]+[Calendario.$I59]=0;&quot;(Perdente)&quot;;IF([Calendario.$G59]&lt;[Calendario.$I59];[Calendario.$B59];[Calendario.$C59]))" office:value-type="string" office:string-value="(Perdente)" calcext:value-type="string">
            <text:p>(Perdente)</text:p>
          </table:table-cell>
          <table:table-cell table:number-columns-repeated="48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formula="of:=IF([Calendario.$B64]=&quot;&quot;;&quot;(Squadra A)&quot;;[Calendario.$B64])" office:value-type="string" office:string-value="(Squadra A)" calcext:value-type="string">
            <text:p>(Squadra A)</text:p>
          </table:table-cell>
          <table:table-cell table:formula="of:=IF([Calendario.$G64]+[Calendario.$I64]=0;;IF([Calendario.$G64]&gt;[Calendario.$I64];1;0))" office:value-type="float" office:value="0" calcext:value-type="float">
            <text:p>0</text:p>
          </table:table-cell>
          <table:table-cell table:style-name="ce180" table:formula="of:=IF([Calendario.$G64]+[Calendario.$I64]=0;;IF([Calendario.$G64]&lt;[Calendario.$I64];IF([Calendario.$G64]&amp;&quot;-&quot;&amp;[Calendario.$I64]=&quot;0-20&quot;;1;0);0))" office:value-type="float" office:value="0" calcext:value-type="float">
            <text:p>0</text:p>
          </table:table-cell>
          <table:table-cell table:style-name="ce180" table:formula="of:=IF([Calendario.$G64]+[Calendario.$I64]=0;;IF([Calendario.$G64]&lt;[Calendario.$I64];IF([Calendario.$G64]&amp;&quot;-&quot;&amp;[Calendario.$I64]&lt;&gt;&quot;0-20&quot;;1;0);0))" office:value-type="float" office:value="0" calcext:value-type="float">
            <text:p>0</text:p>
          </table:table-cell>
          <table:table-cell table:formula="of:=IF([Calendario.$G64]+[Calendario.$I64]=0;;[Calendario.$G64])" office:value-type="float" office:value="0" calcext:value-type="float">
            <text:p>0</text:p>
          </table:table-cell>
          <table:table-cell table:formula="of:=IF([Calendario.$G64]+[Calendario.$I64]=0;;[Calendario.$I64])" office:value-type="float" office:value="0" calcext:value-type="float">
            <text:p>0</text:p>
          </table:table-cell>
          <table:table-cell table:style-name="ce172" table:formula="of:=IF([Calendario.$G64]+[Calendario.$I64]=0;;[Calendario.$G64]-[Calendario.$I64])" office:value-type="float" office:value="0" calcext:value-type="float">
            <text:p>+0</text:p>
          </table:table-cell>
          <table:table-cell table:formula="of:=IF([Calendario.$C64]=&quot;&quot;;&quot;(Squadra B)&quot;;[Calendario.$C64])" office:value-type="string" office:string-value="(Squadra B)" calcext:value-type="string">
            <text:p>(Squadra B)</text:p>
          </table:table-cell>
          <table:table-cell table:formula="of:=IF([Calendario.$G64]+[Calendario.$I64]=0;;IF([Calendario.$I64]&gt;[Calendario.$G64];1;0))" office:value-type="float" office:value="0" calcext:value-type="float">
            <text:p>0</text:p>
          </table:table-cell>
          <table:table-cell table:style-name="ce180" table:formula="of:=IF([Calendario.$G64]+[Calendario.$I64]=0;;IF([Calendario.$I64]&lt;[Calendario.$G64];IF([Calendario.$G64]&amp;&quot;-&quot;&amp;[Calendario.$I64]=&quot;20-0&quot;;1;0);0))" office:value-type="float" office:value="0" calcext:value-type="float">
            <text:p>0</text:p>
          </table:table-cell>
          <table:table-cell table:style-name="ce180" table:formula="of:=IF([Calendario.$G64]+[Calendario.$I64]=0;;IF([Calendario.$I64]&lt;[Calendario.$G64];IF([Calendario.$G64]&amp;&quot;-&quot;&amp;[Calendario.$I64]&lt;&gt;&quot;20-0&quot;;1;0);0))" office:value-type="float" office:value="0" calcext:value-type="float">
            <text:p>0</text:p>
          </table:table-cell>
          <table:table-cell table:formula="of:=IF([Calendario.$G64]+[Calendario.$I64]=0;;[Calendario.$I64])" office:value-type="float" office:value="0" calcext:value-type="float">
            <text:p>0</text:p>
          </table:table-cell>
          <table:table-cell table:formula="of:=IF([Calendario.$G64]+[Calendario.$I64]=0;;[Calendario.$G64])" office:value-type="float" office:value="0" calcext:value-type="float">
            <text:p>0</text:p>
          </table:table-cell>
          <table:table-cell table:style-name="ce172" table:formula="of:=IF([Calendario.$G64]+[Calendario.$I64]=0;;[Calendario.$I64]-[Calendario.$G64])" office:value-type="float" office:value="0" calcext:value-type="float">
            <text:p>+0</text:p>
          </table:table-cell>
          <table:table-cell table:style-name="ce180" table:formula="of:=IF([Calendario.$G64]+[Calendario.$I64]=0;&quot;(Vincente)&quot;;IF([Calendario.$G64]&gt;[Calendario.$I64];[Calendario.$B64];[Calendario.$C64]))" office:value-type="string" office:string-value="(Vincente)" calcext:value-type="string">
            <text:p>(Vincente)</text:p>
          </table:table-cell>
          <table:table-cell table:style-name="ce180" table:formula="of:=IF([Calendario.$G64]+[Calendario.$I64]=0;&quot;(Perdente)&quot;;IF([Calendario.$G64]&lt;[Calendario.$I64];[Calendario.$B64];[Calendario.$C64]))" office:value-type="string" office:string-value="(Perdente)" calcext:value-type="string">
            <text:p>(Perdente)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67]=&quot;&quot;;&quot;(Squadra A)&quot;;[Calendario.$B67])" office:value-type="string" office:string-value="(Squadra A)" calcext:value-type="string">
            <text:p>(Squadra A)</text:p>
          </table:table-cell>
          <table:table-cell table:formula="of:=IF([Calendario.$G67]+[Calendario.$I67]=0;;IF([Calendario.$G67]&gt;[Calendario.$I67];1;0))" office:value-type="float" office:value="0" calcext:value-type="float">
            <text:p>0</text:p>
          </table:table-cell>
          <table:table-cell table:style-name="ce180" table:formula="of:=IF([Calendario.$G67]+[Calendario.$I67]=0;;IF([Calendario.$G67]&lt;[Calendario.$I67];IF([Calendario.$G67]&amp;&quot;-&quot;&amp;[Calendario.$I67]=&quot;0-20&quot;;1;0);0))" office:value-type="float" office:value="0" calcext:value-type="float">
            <text:p>0</text:p>
          </table:table-cell>
          <table:table-cell table:style-name="ce180" table:formula="of:=IF([Calendario.$G67]+[Calendario.$I67]=0;;IF([Calendario.$G67]&lt;[Calendario.$I67];IF([Calendario.$G67]&amp;&quot;-&quot;&amp;[Calendario.$I67]&lt;&gt;&quot;0-20&quot;;1;0);0))" office:value-type="float" office:value="0" calcext:value-type="float">
            <text:p>0</text:p>
          </table:table-cell>
          <table:table-cell table:formula="of:=IF([Calendario.$G67]+[Calendario.$I67]=0;;[Calendario.$G67])" office:value-type="float" office:value="0" calcext:value-type="float">
            <text:p>0</text:p>
          </table:table-cell>
          <table:table-cell table:formula="of:=IF([Calendario.$G67]+[Calendario.$I67]=0;;[Calendario.$I67])" office:value-type="float" office:value="0" calcext:value-type="float">
            <text:p>0</text:p>
          </table:table-cell>
          <table:table-cell table:style-name="ce172" table:formula="of:=IF([Calendario.$G67]+[Calendario.$I67]=0;;[Calendario.$G67]-[Calendario.$I67])" office:value-type="float" office:value="0" calcext:value-type="float">
            <text:p>+0</text:p>
          </table:table-cell>
          <table:table-cell table:formula="of:=IF([Calendario.$C67]=&quot;&quot;;&quot;(Squadra B)&quot;;[Calendario.$C67])" office:value-type="string" office:string-value="(Squadra B)" calcext:value-type="string">
            <text:p>(Squadra B)</text:p>
          </table:table-cell>
          <table:table-cell table:formula="of:=IF([Calendario.$G67]+[Calendario.$I67]=0;;IF([Calendario.$I67]&gt;[Calendario.$G67];1;0))" office:value-type="float" office:value="0" calcext:value-type="float">
            <text:p>0</text:p>
          </table:table-cell>
          <table:table-cell table:style-name="ce180" table:formula="of:=IF([Calendario.$G67]+[Calendario.$I67]=0;;IF([Calendario.$I67]&lt;[Calendario.$G67];IF([Calendario.$G67]&amp;&quot;-&quot;&amp;[Calendario.$I67]=&quot;20-0&quot;;1;0);0))" office:value-type="float" office:value="0" calcext:value-type="float">
            <text:p>0</text:p>
          </table:table-cell>
          <table:table-cell table:style-name="ce180" table:formula="of:=IF([Calendario.$G67]+[Calendario.$I67]=0;;IF([Calendario.$I67]&lt;[Calendario.$G67];IF([Calendario.$G67]&amp;&quot;-&quot;&amp;[Calendario.$I67]&lt;&gt;&quot;20-0&quot;;1;0);0))" office:value-type="float" office:value="0" calcext:value-type="float">
            <text:p>0</text:p>
          </table:table-cell>
          <table:table-cell table:formula="of:=IF([Calendario.$G67]+[Calendario.$I67]=0;;[Calendario.$I67])" office:value-type="float" office:value="0" calcext:value-type="float">
            <text:p>0</text:p>
          </table:table-cell>
          <table:table-cell table:formula="of:=IF([Calendario.$G67]+[Calendario.$I67]=0;;[Calendario.$G67])" office:value-type="float" office:value="0" calcext:value-type="float">
            <text:p>0</text:p>
          </table:table-cell>
          <table:table-cell table:style-name="ce172" table:formula="of:=IF([Calendario.$G67]+[Calendario.$I67]=0;;[Calendario.$I67]-[Calendario.$G67])" office:value-type="float" office:value="0" calcext:value-type="float">
            <text:p>+0</text:p>
          </table:table-cell>
          <table:table-cell table:style-name="ce180" table:formula="of:=IF([Calendario.$G67]+[Calendario.$I67]=0;&quot;(Vincente)&quot;;IF([Calendario.$G67]&gt;[Calendario.$I67];[Calendario.$B67];[Calendario.$C67]))" office:value-type="string" office:string-value="(Vincente)" calcext:value-type="string">
            <text:p>(Vincente)</text:p>
          </table:table-cell>
          <table:table-cell table:style-name="ce180" table:formula="of:=IF([Calendario.$G67]+[Calendario.$I67]=0;&quot;(Perdente)&quot;;IF([Calendario.$G67]&lt;[Calendario.$I67];[Calendario.$B67];[Calendario.$C67]))" office:value-type="string" office:string-value="(Perdente)" calcext:value-type="string">
            <text:p>(Perdente)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70]=&quot;&quot;;&quot;(Squadra A)&quot;;[Calendario.$B70])" office:value-type="string" office:string-value="(Squadra A)" calcext:value-type="string">
            <text:p>(Squadra A)</text:p>
          </table:table-cell>
          <table:table-cell table:formula="of:=IF([Calendario.$G70]+[Calendario.$I70]=0;;IF([Calendario.$G70]&gt;[Calendario.$I70];1;0))" office:value-type="float" office:value="0" calcext:value-type="float">
            <text:p>0</text:p>
          </table:table-cell>
          <table:table-cell table:style-name="ce180" table:formula="of:=IF([Calendario.$G70]+[Calendario.$I70]=0;;IF([Calendario.$G70]&lt;[Calendario.$I70];IF([Calendario.$G70]&amp;&quot;-&quot;&amp;[Calendario.$I70]=&quot;0-20&quot;;1;0);0))" office:value-type="float" office:value="0" calcext:value-type="float">
            <text:p>0</text:p>
          </table:table-cell>
          <table:table-cell table:style-name="ce180" table:formula="of:=IF([Calendario.$G70]+[Calendario.$I70]=0;;IF([Calendario.$G70]&lt;[Calendario.$I70];IF([Calendario.$G70]&amp;&quot;-&quot;&amp;[Calendario.$I70]&lt;&gt;&quot;0-20&quot;;1;0);0))" office:value-type="float" office:value="0" calcext:value-type="float">
            <text:p>0</text:p>
          </table:table-cell>
          <table:table-cell table:formula="of:=IF([Calendario.$G70]+[Calendario.$I70]=0;;[Calendario.$G70])" office:value-type="float" office:value="0" calcext:value-type="float">
            <text:p>0</text:p>
          </table:table-cell>
          <table:table-cell table:formula="of:=IF([Calendario.$G70]+[Calendario.$I70]=0;;[Calendario.$I70])" office:value-type="float" office:value="0" calcext:value-type="float">
            <text:p>0</text:p>
          </table:table-cell>
          <table:table-cell table:style-name="ce172" table:formula="of:=IF([Calendario.$G70]+[Calendario.$I70]=0;;[Calendario.$G70]-[Calendario.$I70])" office:value-type="float" office:value="0" calcext:value-type="float">
            <text:p>+0</text:p>
          </table:table-cell>
          <table:table-cell table:formula="of:=IF([Calendario.$C70]=&quot;&quot;;&quot;(Squadra B)&quot;;[Calendario.$C70])" office:value-type="string" office:string-value="(Squadra B)" calcext:value-type="string">
            <text:p>(Squadra B)</text:p>
          </table:table-cell>
          <table:table-cell table:formula="of:=IF([Calendario.$G70]+[Calendario.$I70]=0;;IF([Calendario.$I70]&gt;[Calendario.$G70];1;0))" office:value-type="float" office:value="0" calcext:value-type="float">
            <text:p>0</text:p>
          </table:table-cell>
          <table:table-cell table:style-name="ce180" table:formula="of:=IF([Calendario.$G70]+[Calendario.$I70]=0;;IF([Calendario.$I70]&lt;[Calendario.$G70];IF([Calendario.$G70]&amp;&quot;-&quot;&amp;[Calendario.$I70]=&quot;20-0&quot;;1;0);0))" office:value-type="float" office:value="0" calcext:value-type="float">
            <text:p>0</text:p>
          </table:table-cell>
          <table:table-cell table:style-name="ce180" table:formula="of:=IF([Calendario.$G70]+[Calendario.$I70]=0;;IF([Calendario.$I70]&lt;[Calendario.$G70];IF([Calendario.$G70]&amp;&quot;-&quot;&amp;[Calendario.$I70]&lt;&gt;&quot;20-0&quot;;1;0);0))" office:value-type="float" office:value="0" calcext:value-type="float">
            <text:p>0</text:p>
          </table:table-cell>
          <table:table-cell table:formula="of:=IF([Calendario.$G70]+[Calendario.$I70]=0;;[Calendario.$I70])" office:value-type="float" office:value="0" calcext:value-type="float">
            <text:p>0</text:p>
          </table:table-cell>
          <table:table-cell table:formula="of:=IF([Calendario.$G70]+[Calendario.$I70]=0;;[Calendario.$G70])" office:value-type="float" office:value="0" calcext:value-type="float">
            <text:p>0</text:p>
          </table:table-cell>
          <table:table-cell table:style-name="ce172" table:formula="of:=IF([Calendario.$G70]+[Calendario.$I70]=0;;[Calendario.$I70]-[Calendario.$G70])" office:value-type="float" office:value="0" calcext:value-type="float">
            <text:p>+0</text:p>
          </table:table-cell>
          <table:table-cell table:style-name="ce180" table:formula="of:=IF([Calendario.$G70]+[Calendario.$I70]=0;&quot;(Vincente)&quot;;IF([Calendario.$G70]&gt;[Calendario.$I70];[Calendario.$B70];[Calendario.$C70]))" office:value-type="string" office:string-value="(Vincente)" calcext:value-type="string">
            <text:p>(Vincente)</text:p>
          </table:table-cell>
          <table:table-cell table:style-name="ce180" table:formula="of:=IF([Calendario.$G70]+[Calendario.$I70]=0;&quot;(Perdente)&quot;;IF([Calendario.$G70]&lt;[Calendario.$I70];[Calendario.$B70];[Calendario.$C70]))" office:value-type="string" office:string-value="(Perdente)" calcext:value-type="string">
            <text:p>(Perdente)</text:p>
          </table:table-cell>
          <table:table-cell table:number-columns-repeated="48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formula="of:=IF([Calendario.$B75]=&quot;&quot;;&quot;(Squadra A)&quot;;[Calendario.$B75])" office:value-type="string" office:string-value="(Squadra A)" calcext:value-type="string">
            <text:p>(Squadra A)</text:p>
          </table:table-cell>
          <table:table-cell table:formula="of:=IF([Calendario.$G75]+[Calendario.$I75]=0;;IF([Calendario.$G75]&gt;[Calendario.$I75];1;0))" office:value-type="float" office:value="0" calcext:value-type="float">
            <text:p>0</text:p>
          </table:table-cell>
          <table:table-cell table:style-name="ce180" table:formula="of:=IF([Calendario.$G75]+[Calendario.$I75]=0;;IF([Calendario.$G75]&lt;[Calendario.$I75];IF([Calendario.$G75]&amp;&quot;-&quot;&amp;[Calendario.$I75]=&quot;0-20&quot;;1;0);0))" office:value-type="float" office:value="0" calcext:value-type="float">
            <text:p>0</text:p>
          </table:table-cell>
          <table:table-cell table:style-name="ce180" table:formula="of:=IF([Calendario.$G75]+[Calendario.$I75]=0;;IF([Calendario.$G75]&lt;[Calendario.$I75];IF([Calendario.$G75]&amp;&quot;-&quot;&amp;[Calendario.$I75]&lt;&gt;&quot;0-20&quot;;1;0);0))" office:value-type="float" office:value="0" calcext:value-type="float">
            <text:p>0</text:p>
          </table:table-cell>
          <table:table-cell table:formula="of:=IF([Calendario.$G75]+[Calendario.$I75]=0;;[Calendario.$G75])" office:value-type="float" office:value="0" calcext:value-type="float">
            <text:p>0</text:p>
          </table:table-cell>
          <table:table-cell table:formula="of:=IF([Calendario.$G75]+[Calendario.$I75]=0;;[Calendario.$I75])" office:value-type="float" office:value="0" calcext:value-type="float">
            <text:p>0</text:p>
          </table:table-cell>
          <table:table-cell table:style-name="ce172" table:formula="of:=IF([Calendario.$G75]+[Calendario.$I75]=0;;[Calendario.$G75]-[Calendario.$I75])" office:value-type="float" office:value="0" calcext:value-type="float">
            <text:p>+0</text:p>
          </table:table-cell>
          <table:table-cell table:formula="of:=IF([Calendario.$C75]=&quot;&quot;;&quot;(Squadra B)&quot;;[Calendario.$C75])" office:value-type="string" office:string-value="(Squadra B)" calcext:value-type="string">
            <text:p>(Squadra B)</text:p>
          </table:table-cell>
          <table:table-cell table:formula="of:=IF([Calendario.$G75]+[Calendario.$I75]=0;;IF([Calendario.$I75]&gt;[Calendario.$G75];1;0))" office:value-type="float" office:value="0" calcext:value-type="float">
            <text:p>0</text:p>
          </table:table-cell>
          <table:table-cell table:style-name="ce180" table:formula="of:=IF([Calendario.$G75]+[Calendario.$I75]=0;;IF([Calendario.$I75]&lt;[Calendario.$G75];IF([Calendario.$G75]&amp;&quot;-&quot;&amp;[Calendario.$I75]=&quot;20-0&quot;;1;0);0))" office:value-type="float" office:value="0" calcext:value-type="float">
            <text:p>0</text:p>
          </table:table-cell>
          <table:table-cell table:style-name="ce180" table:formula="of:=IF([Calendario.$G75]+[Calendario.$I75]=0;;IF([Calendario.$I75]&lt;[Calendario.$G75];IF([Calendario.$G75]&amp;&quot;-&quot;&amp;[Calendario.$I75]&lt;&gt;&quot;20-0&quot;;1;0);0))" office:value-type="float" office:value="0" calcext:value-type="float">
            <text:p>0</text:p>
          </table:table-cell>
          <table:table-cell table:formula="of:=IF([Calendario.$G75]+[Calendario.$I75]=0;;[Calendario.$I75])" office:value-type="float" office:value="0" calcext:value-type="float">
            <text:p>0</text:p>
          </table:table-cell>
          <table:table-cell table:formula="of:=IF([Calendario.$G75]+[Calendario.$I75]=0;;[Calendario.$G75])" office:value-type="float" office:value="0" calcext:value-type="float">
            <text:p>0</text:p>
          </table:table-cell>
          <table:table-cell table:style-name="ce172" table:formula="of:=IF([Calendario.$G75]+[Calendario.$I75]=0;;[Calendario.$I75]-[Calendario.$G75])" office:value-type="float" office:value="0" calcext:value-type="float">
            <text:p>+0</text:p>
          </table:table-cell>
          <table:table-cell table:style-name="ce180" table:formula="of:=IF([Calendario.$G75]+[Calendario.$I75]=0;&quot;(Vincente)&quot;;IF([Calendario.$G75]&gt;[Calendario.$I75];[Calendario.$B75];[Calendario.$C75]))" office:value-type="string" office:string-value="(Vincente)" calcext:value-type="string">
            <text:p>(Vincente)</text:p>
          </table:table-cell>
          <table:table-cell table:style-name="ce180" table:formula="of:=IF([Calendario.$G75]+[Calendario.$I75]=0;&quot;(Perdente)&quot;;IF([Calendario.$G75]&lt;[Calendario.$I75];[Calendario.$B75];[Calendario.$C75]))" office:value-type="string" office:string-value="(Perdente)" calcext:value-type="string">
            <text:p>(Perdente)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78]=&quot;&quot;;&quot;(Squadra A)&quot;;[Calendario.$B78])" office:value-type="string" office:string-value="(Squadra A)" calcext:value-type="string">
            <text:p>(Squadra A)</text:p>
          </table:table-cell>
          <table:table-cell table:formula="of:=IF([Calendario.$G78]+[Calendario.$I78]=0;;IF([Calendario.$G78]&gt;[Calendario.$I78];1;0))" office:value-type="float" office:value="0" calcext:value-type="float">
            <text:p>0</text:p>
          </table:table-cell>
          <table:table-cell table:style-name="ce180" table:formula="of:=IF([Calendario.$G78]+[Calendario.$I78]=0;;IF([Calendario.$G78]&lt;[Calendario.$I78];IF([Calendario.$G78]&amp;&quot;-&quot;&amp;[Calendario.$I78]=&quot;0-20&quot;;1;0);0))" office:value-type="float" office:value="0" calcext:value-type="float">
            <text:p>0</text:p>
          </table:table-cell>
          <table:table-cell table:style-name="ce180" table:formula="of:=IF([Calendario.$G78]+[Calendario.$I78]=0;;IF([Calendario.$G78]&lt;[Calendario.$I78];IF([Calendario.$G78]&amp;&quot;-&quot;&amp;[Calendario.$I78]&lt;&gt;&quot;0-20&quot;;1;0);0))" office:value-type="float" office:value="0" calcext:value-type="float">
            <text:p>0</text:p>
          </table:table-cell>
          <table:table-cell table:formula="of:=IF([Calendario.$G78]+[Calendario.$I78]=0;;[Calendario.$G78])" office:value-type="float" office:value="0" calcext:value-type="float">
            <text:p>0</text:p>
          </table:table-cell>
          <table:table-cell table:formula="of:=IF([Calendario.$G78]+[Calendario.$I78]=0;;[Calendario.$I78])" office:value-type="float" office:value="0" calcext:value-type="float">
            <text:p>0</text:p>
          </table:table-cell>
          <table:table-cell table:style-name="ce172" table:formula="of:=IF([Calendario.$G78]+[Calendario.$I78]=0;;[Calendario.$G78]-[Calendario.$I78])" office:value-type="float" office:value="0" calcext:value-type="float">
            <text:p>+0</text:p>
          </table:table-cell>
          <table:table-cell table:formula="of:=IF([Calendario.$C78]=&quot;&quot;;&quot;(Squadra B)&quot;;[Calendario.$C78])" office:value-type="string" office:string-value="(Squadra B)" calcext:value-type="string">
            <text:p>(Squadra B)</text:p>
          </table:table-cell>
          <table:table-cell table:formula="of:=IF([Calendario.$G78]+[Calendario.$I78]=0;;IF([Calendario.$I78]&gt;[Calendario.$G78];1;0))" office:value-type="float" office:value="0" calcext:value-type="float">
            <text:p>0</text:p>
          </table:table-cell>
          <table:table-cell table:style-name="ce180" table:formula="of:=IF([Calendario.$G78]+[Calendario.$I78]=0;;IF([Calendario.$I78]&lt;[Calendario.$G78];IF([Calendario.$G78]&amp;&quot;-&quot;&amp;[Calendario.$I78]=&quot;20-0&quot;;1;0);0))" office:value-type="float" office:value="0" calcext:value-type="float">
            <text:p>0</text:p>
          </table:table-cell>
          <table:table-cell table:style-name="ce180" table:formula="of:=IF([Calendario.$G78]+[Calendario.$I78]=0;;IF([Calendario.$I78]&lt;[Calendario.$G78];IF([Calendario.$G78]&amp;&quot;-&quot;&amp;[Calendario.$I78]&lt;&gt;&quot;20-0&quot;;1;0);0))" office:value-type="float" office:value="0" calcext:value-type="float">
            <text:p>0</text:p>
          </table:table-cell>
          <table:table-cell table:formula="of:=IF([Calendario.$G78]+[Calendario.$I78]=0;;[Calendario.$I78])" office:value-type="float" office:value="0" calcext:value-type="float">
            <text:p>0</text:p>
          </table:table-cell>
          <table:table-cell table:formula="of:=IF([Calendario.$G78]+[Calendario.$I78]=0;;[Calendario.$G78])" office:value-type="float" office:value="0" calcext:value-type="float">
            <text:p>0</text:p>
          </table:table-cell>
          <table:table-cell table:style-name="ce172" table:formula="of:=IF([Calendario.$G78]+[Calendario.$I78]=0;;[Calendario.$I78]-[Calendario.$G78])" office:value-type="float" office:value="0" calcext:value-type="float">
            <text:p>+0</text:p>
          </table:table-cell>
          <table:table-cell table:style-name="ce180" table:formula="of:=IF([Calendario.$G78]+[Calendario.$I78]=0;&quot;(Vincente)&quot;;IF([Calendario.$G78]&gt;[Calendario.$I78];[Calendario.$B78];[Calendario.$C78]))" office:value-type="string" office:string-value="(Vincente)" calcext:value-type="string">
            <text:p>(Vincente)</text:p>
          </table:table-cell>
          <table:table-cell table:style-name="ce180" table:formula="of:=IF([Calendario.$G78]+[Calendario.$I78]=0;&quot;(Perdente)&quot;;IF([Calendario.$G78]&lt;[Calendario.$I78];[Calendario.$B78];[Calendario.$C78]))" office:value-type="string" office:string-value="(Perdente)" calcext:value-type="string">
            <text:p>(Perdente)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81]=&quot;&quot;;&quot;(Squadra A)&quot;;[Calendario.$B81])" office:value-type="string" office:string-value="(Squadra A)" calcext:value-type="string">
            <text:p>(Squadra A)</text:p>
          </table:table-cell>
          <table:table-cell table:formula="of:=IF([Calendario.$G81]+[Calendario.$I81]=0;;IF([Calendario.$G81]&gt;[Calendario.$I81];1;0))" office:value-type="float" office:value="0" calcext:value-type="float">
            <text:p>0</text:p>
          </table:table-cell>
          <table:table-cell table:style-name="ce180" table:formula="of:=IF([Calendario.$G81]+[Calendario.$I81]=0;;IF([Calendario.$G81]&lt;[Calendario.$I81];IF([Calendario.$G81]&amp;&quot;-&quot;&amp;[Calendario.$I81]=&quot;0-20&quot;;1;0);0))" office:value-type="float" office:value="0" calcext:value-type="float">
            <text:p>0</text:p>
          </table:table-cell>
          <table:table-cell table:style-name="ce180" table:formula="of:=IF([Calendario.$G81]+[Calendario.$I81]=0;;IF([Calendario.$G81]&lt;[Calendario.$I81];IF([Calendario.$G81]&amp;&quot;-&quot;&amp;[Calendario.$I81]&lt;&gt;&quot;0-20&quot;;1;0);0))" office:value-type="float" office:value="0" calcext:value-type="float">
            <text:p>0</text:p>
          </table:table-cell>
          <table:table-cell table:formula="of:=IF([Calendario.$G81]+[Calendario.$I81]=0;;[Calendario.$G81])" office:value-type="float" office:value="0" calcext:value-type="float">
            <text:p>0</text:p>
          </table:table-cell>
          <table:table-cell table:formula="of:=IF([Calendario.$G81]+[Calendario.$I81]=0;;[Calendario.$I81])" office:value-type="float" office:value="0" calcext:value-type="float">
            <text:p>0</text:p>
          </table:table-cell>
          <table:table-cell table:style-name="ce172" table:formula="of:=IF([Calendario.$G81]+[Calendario.$I81]=0;;[Calendario.$G81]-[Calendario.$I81])" office:value-type="float" office:value="0" calcext:value-type="float">
            <text:p>+0</text:p>
          </table:table-cell>
          <table:table-cell table:formula="of:=IF([Calendario.$C81]=&quot;&quot;;&quot;(Squadra B)&quot;;[Calendario.$C81])" office:value-type="string" office:string-value="(Squadra B)" calcext:value-type="string">
            <text:p>(Squadra B)</text:p>
          </table:table-cell>
          <table:table-cell table:formula="of:=IF([Calendario.$G81]+[Calendario.$I81]=0;;IF([Calendario.$I81]&gt;[Calendario.$G81];1;0))" office:value-type="float" office:value="0" calcext:value-type="float">
            <text:p>0</text:p>
          </table:table-cell>
          <table:table-cell table:style-name="ce180" table:formula="of:=IF([Calendario.$G81]+[Calendario.$I81]=0;;IF([Calendario.$I81]&lt;[Calendario.$G81];IF([Calendario.$G81]&amp;&quot;-&quot;&amp;[Calendario.$I81]=&quot;20-0&quot;;1;0);0))" office:value-type="float" office:value="0" calcext:value-type="float">
            <text:p>0</text:p>
          </table:table-cell>
          <table:table-cell table:style-name="ce180" table:formula="of:=IF([Calendario.$G81]+[Calendario.$I81]=0;;IF([Calendario.$I81]&lt;[Calendario.$G81];IF([Calendario.$G81]&amp;&quot;-&quot;&amp;[Calendario.$I81]&lt;&gt;&quot;20-0&quot;;1;0);0))" office:value-type="float" office:value="0" calcext:value-type="float">
            <text:p>0</text:p>
          </table:table-cell>
          <table:table-cell table:formula="of:=IF([Calendario.$G81]+[Calendario.$I81]=0;;[Calendario.$I81])" office:value-type="float" office:value="0" calcext:value-type="float">
            <text:p>0</text:p>
          </table:table-cell>
          <table:table-cell table:formula="of:=IF([Calendario.$G81]+[Calendario.$I81]=0;;[Calendario.$G81])" office:value-type="float" office:value="0" calcext:value-type="float">
            <text:p>0</text:p>
          </table:table-cell>
          <table:table-cell table:style-name="ce172" table:formula="of:=IF([Calendario.$G81]+[Calendario.$I81]=0;;[Calendario.$I81]-[Calendario.$G81])" office:value-type="float" office:value="0" calcext:value-type="float">
            <text:p>+0</text:p>
          </table:table-cell>
          <table:table-cell table:style-name="ce180" table:formula="of:=IF([Calendario.$G81]+[Calendario.$I81]=0;&quot;(Vincente)&quot;;IF([Calendario.$G81]&gt;[Calendario.$I81];[Calendario.$B81];[Calendario.$C81]))" office:value-type="string" office:string-value="(Vincente)" calcext:value-type="string">
            <text:p>(Vincente)</text:p>
          </table:table-cell>
          <table:table-cell table:style-name="ce180" table:formula="of:=IF([Calendario.$G81]+[Calendario.$I81]=0;&quot;(Perdente)&quot;;IF([Calendario.$G81]&lt;[Calendario.$I81];[Calendario.$B81];[Calendario.$C81]))" office:value-type="string" office:string-value="(Perdente)" calcext:value-type="string">
            <text:p>(Perdente)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 table:number-rows-repeated="12">
          <table:table-cell/>
          <table:table-cell table:style-name="ce162" table:number-columns-repeated="6"/>
          <table:table-cell/>
          <table:table-cell table:style-name="ce162" table:number-columns-repeated="8"/>
          <table:table-cell table:number-columns-repeated="48"/>
        </table:table-row>
        <table:table-row table:style-name="ro1" table:number-rows-repeated="104848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lendario" table:style-name="ta2" table:protected="true" table:print-ranges="Calendario.A1:Calendario.I1048576">
        <loext:table-protection loext:select-unprotected-cells="true"/>
        <office:forms form:automatic-focus="false" form:apply-design-mode="false"/>
        <table:table-column table:style-name="co22" table:default-cell-style-name="ce48"/>
        <table:table-column table:style-name="co23" table:number-columns-repeated="2" table:default-cell-style-name="ce62"/>
        <table:table-column table:style-name="co24" table:default-cell-style-name="ce68"/>
        <table:table-column table:style-name="co25" table:default-cell-style-name="ce68"/>
        <table:table-column table:style-name="co26" table:default-cell-style-name="ce68"/>
        <table:table-column table:style-name="co26" table:default-cell-style-name="ce62"/>
        <table:table-column table:style-name="co27" table:default-cell-style-name="ce62"/>
        <table:table-column table:style-name="co26" table:default-cell-style-name="ce62"/>
        <table:table-column table:style-name="co28" table:default-cell-style-name="ce62"/>
        <table:table-column table:style-name="co29" table:default-cell-style-name="ce62"/>
        <table:table-column table:style-name="co18" table:default-cell-style-name="ce62"/>
        <table:table-column table:style-name="co30" table:default-cell-style-name="ce62"/>
        <table:table-column table:style-name="co31" table:default-cell-style-name="ce62"/>
        <table:table-column table:style-name="co32" table:default-cell-style-name="ce62"/>
        <table:table-column table:style-name="co33" table:default-cell-style-name="ce62"/>
        <table:table-column table:style-name="co28" table:default-cell-style-name="ce62"/>
        <table:table-column table:style-name="co29" table:default-cell-style-name="ce62"/>
        <table:table-column table:style-name="co18" table:default-cell-style-name="ce62"/>
        <table:table-column table:style-name="co30" table:default-cell-style-name="ce62"/>
        <table:table-column table:style-name="co31" table:default-cell-style-name="ce62"/>
        <table:table-column table:style-name="co32" table:default-cell-style-name="ce62"/>
        <table:table-column table:style-name="co33" table:default-cell-style-name="ce62"/>
        <table:table-column table:style-name="co6" table:number-columns-repeated="2" table:default-cell-style-name="ce62"/>
        <table:table-column table:style-name="co3" table:number-columns-repeated="999" table:default-cell-style-name="ce62"/>
        <table:table-row table:style-name="ro6">
          <table:table-cell table:style-name="ce47" table:formula="of:=constNomeCampionato&amp;&quot;&quot;" table:number-columns-spanned="9" table:number-rows-spanned="1">
            <text:p/>
          </table:table-cell>
          <table:covered-table-cell table:number-columns-repeated="6" table:style-name="ce250"/>
          <table:covered-table-cell table:style-name="ce147"/>
          <table:covered-table-cell table:style-name="ce250"/>
          <table:table-cell table:number-columns-repeated="1015"/>
        </table:table-row>
        <table:table-row table:style-name="ro6">
          <table:table-cell table:style-name="ce47" table:formula="of:=constSezioneCampionato&amp;&quot;&quot;" table:number-columns-spanned="9" table:number-rows-spanned="1">
            <text:p/>
          </table:table-cell>
          <table:covered-table-cell table:number-columns-repeated="8" table:style-name="ce250"/>
          <table:table-cell table:number-columns-repeated="1015"/>
        </table:table-row>
        <table:table-row table:style-name="ro6">
          <table:table-cell table:style-name="ce47" table:formula="of:=constStagionaCampionato&amp;&quot;&quot;" table:number-columns-spanned="9" table:number-rows-spanned="1">
            <text:p/>
          </table:table-cell>
          <table:covered-table-cell table:number-columns-repeated="8" table:style-name="ce250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4" office:value-type="string" calcext:value-type="string" table:number-columns-spanned="9" table:number-rows-spanned="1">
            <text:p>GIRONE DI ANDAT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1" calcext:value-type="float">
            <text:p>1</text:p>
          </table:table-cell>
          <table:table-cell table:style-name="ce63" table:formula="of:=IF(ISNUMBER([.A7]);ROMAN([.A7])&amp;&quot; GIORNATA&quot;;COM.MICROSOFT.SWITCH([.A7];&quot;1-2&quot;;&quot;FINALE 1°-2° POSTO&quot;;&quot;3-4&quot;;&quot;FINALE 3°-4° POSTO&quot;;&quot;&quot;))" office:value-type="string" office:string-value="I GIORNATA" calcext:value-type="string" table:number-columns-spanned="8" table:number-rows-spanned="1">
            <text:p>I GIORNATA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015"/>
        </table:table-row>
        <table:table-row table:style-name="ro1">
          <table:table-cell table:style-name="ce58" table:content-validation-name="val1" office:value-type="float" office:value="1" calcext:value-type="float" table:number-columns-spanned="1" table:number-rows-spanned="2">
            <text:p>1</text:p>
          </table:table-cell>
          <table:table-cell table:style-name="ce65" table:content-validation-name="val2" table:number-columns-repeated="2"/>
          <table:table-cell table:style-name="ce92" table:formula="of:=IF([.E9]=&quot;&quot;;&quot;&quot;;TEXT([.E9];&quot;ggg&quot;))">
            <text:p/>
          </table:table-cell>
          <table:table-cell table:style-name="ce72" table:content-validation-name="val4"/>
          <table:table-cell table:style-name="ce73" table:content-validation-name="val5"/>
          <table:table-cell table:style-name="ce76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95" table:content-validation-name="val6" table:number-columns-spanned="1" table:number-rows-spanned="2"/>
          <table:table-cell table:number-columns-repeated="1015"/>
        </table:table-row>
        <table:table-row table:style-name="ro1">
          <table:covered-table-cell table:style-name="ce59"/>
          <table:table-cell table:style-name="ce6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0]=&quot;&quot;;&quot;&quot;;HYPERLINK(VLOOKUP([.B1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01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015"/>
        </table:table-row>
        <table:table-row table:style-name="ro1">
          <table:table-cell table:style-name="ce58" table:content-validation-name="val1" office:value-type="float" office:value="2" calcext:value-type="float" table:number-columns-spanned="1" table:number-rows-spanned="2">
            <text:p>2</text:p>
          </table:table-cell>
          <table:table-cell table:style-name="ce65" table:content-validation-name="val2" table:number-columns-repeated="2"/>
          <table:table-cell table:style-name="ce92" table:formula="of:=IF([.E12]=&quot;&quot;;&quot;&quot;;TEXT([.E12];&quot;ggg&quot;))">
            <text:p/>
          </table:table-cell>
          <table:table-cell table:style-name="ce72" table:content-validation-name="val4"/>
          <table:table-cell table:style-name="ce73" table:content-validation-name="val5"/>
          <table:table-cell table:style-name="ce7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95" table:number-columns-spanned="1" table:number-rows-spanned="2"/>
          <table:table-cell table:number-columns-repeated="1015"/>
        </table:table-row>
        <table:table-row table:style-name="ro1">
          <table:covered-table-cell table:style-name="ce59"/>
          <table:table-cell table:style-name="ce6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3]=&quot;&quot;;&quot;&quot;;HYPERLINK(VLOOKUP([.B1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01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015"/>
        </table:table-row>
        <table:table-row table:style-name="ro1">
          <table:table-cell table:style-name="ce58" table:content-validation-name="val1" office:value-type="float" office:value="3" calcext:value-type="float" table:number-columns-spanned="1" table:number-rows-spanned="2">
            <text:p>3</text:p>
          </table:table-cell>
          <table:table-cell table:style-name="ce65" table:content-validation-name="val2" table:number-columns-repeated="2"/>
          <table:table-cell table:style-name="ce92" table:formula="of:=IF([.E15]=&quot;&quot;;&quot;&quot;;TEXT([.E15];&quot;ggg&quot;))">
            <text:p/>
          </table:table-cell>
          <table:table-cell table:style-name="ce72" table:content-validation-name="val4"/>
          <table:table-cell table:style-name="ce73" table:content-validation-name="val5"/>
          <table:table-cell table:style-name="ce7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95" table:number-columns-spanned="1" table:number-rows-spanned="2"/>
          <table:table-cell table:number-columns-repeated="1015"/>
        </table:table-row>
        <table:table-row table:style-name="ro1">
          <table:covered-table-cell table:style-name="ce59"/>
          <table:table-cell table:style-name="ce6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6]=&quot;&quot;;&quot;&quot;;HYPERLINK(VLOOKUP([.B1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2" calcext:value-type="float">
            <text:p>2</text:p>
          </table:table-cell>
          <table:table-cell table:style-name="ce63" table:formula="of:=IF(ISNUMBER([.A18]);ROMAN([.A18])&amp;&quot; GIORNATA&quot;;COM.MICROSOFT.SWITCH([.A18];&quot;1-2&quot;;&quot;FINALE 1°-2° POSTO&quot;;&quot;3-4&quot;;&quot;FINALE 3°-4° POSTO&quot;;&quot;&quot;))" office:value-type="string" office:string-value="II GIORNATA" calcext:value-type="string" table:number-columns-spanned="8" table:number-rows-spanned="1">
            <text:p>II GIORNATA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015"/>
        </table:table-row>
        <table:table-row table:style-name="ro1">
          <table:table-cell table:style-name="ce58" table:content-validation-name="val1" office:value-type="float" office:value="4" calcext:value-type="float" table:number-columns-spanned="1" table:number-rows-spanned="2">
            <text:p>4</text:p>
          </table:table-cell>
          <table:table-cell table:style-name="ce65" table:content-validation-name="val2" table:number-columns-repeated="2"/>
          <table:table-cell table:style-name="ce92" table:formula="of:=IF([.E20]=&quot;&quot;;&quot;&quot;;TEXT([.E20];&quot;ggg&quot;))">
            <text:p/>
          </table:table-cell>
          <table:table-cell table:style-name="ce72" table:content-validation-name="val4"/>
          <table:table-cell table:style-name="ce73" table:content-validation-name="val5"/>
          <table:table-cell table:style-name="ce76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95" table:content-validation-name="val6" table:number-columns-spanned="1" table:number-rows-spanned="2"/>
          <table:table-cell table:number-columns-repeated="1015"/>
        </table:table-row>
        <table:table-row table:style-name="ro1">
          <table:covered-table-cell table:style-name="ce59"/>
          <table:table-cell table:style-name="ce6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1]=&quot;&quot;;&quot;&quot;;HYPERLINK(VLOOKUP([.B2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01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015"/>
        </table:table-row>
        <table:table-row table:style-name="ro1">
          <table:table-cell table:style-name="ce58" table:content-validation-name="val1" office:value-type="float" office:value="5" calcext:value-type="float" table:number-columns-spanned="1" table:number-rows-spanned="2">
            <text:p>5</text:p>
          </table:table-cell>
          <table:table-cell table:style-name="ce65" table:content-validation-name="val2" table:number-columns-repeated="2"/>
          <table:table-cell table:style-name="ce92" table:formula="of:=IF([.E23]=&quot;&quot;;&quot;&quot;;TEXT([.E23];&quot;ggg&quot;))">
            <text:p/>
          </table:table-cell>
          <table:table-cell table:style-name="ce72" table:content-validation-name="val4"/>
          <table:table-cell table:style-name="ce73" table:content-validation-name="val5"/>
          <table:table-cell table:style-name="ce7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95" table:number-columns-spanned="1" table:number-rows-spanned="2"/>
          <table:table-cell table:number-columns-repeated="1015"/>
        </table:table-row>
        <table:table-row table:style-name="ro1">
          <table:covered-table-cell table:style-name="ce59"/>
          <table:table-cell table:style-name="ce6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4]=&quot;&quot;;&quot;&quot;;HYPERLINK(VLOOKUP([.B2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01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015"/>
        </table:table-row>
        <table:table-row table:style-name="ro1">
          <table:table-cell table:style-name="ce58" table:content-validation-name="val1" office:value-type="float" office:value="6" calcext:value-type="float" table:number-columns-spanned="1" table:number-rows-spanned="2">
            <text:p>6</text:p>
          </table:table-cell>
          <table:table-cell table:style-name="ce65" table:content-validation-name="val2" table:number-columns-repeated="2"/>
          <table:table-cell table:style-name="ce92" table:formula="of:=IF([.E26]=&quot;&quot;;&quot;&quot;;TEXT([.E26];&quot;ggg&quot;))">
            <text:p/>
          </table:table-cell>
          <table:table-cell table:style-name="ce72" table:content-validation-name="val4"/>
          <table:table-cell table:style-name="ce73" table:content-validation-name="val5"/>
          <table:table-cell table:style-name="ce7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95" table:number-columns-spanned="1" table:number-rows-spanned="2"/>
          <table:table-cell table:number-columns-repeated="1015"/>
        </table:table-row>
        <table:table-row table:style-name="ro1">
          <table:covered-table-cell table:style-name="ce59"/>
          <table:table-cell table:style-name="ce6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7]=&quot;&quot;;&quot;&quot;;HYPERLINK(VLOOKUP([.B2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3" calcext:value-type="float">
            <text:p>3</text:p>
          </table:table-cell>
          <table:table-cell table:style-name="ce63" table:formula="of:=IF(ISNUMBER([.A29]);ROMAN([.A29])&amp;&quot; GIORNATA&quot;;COM.MICROSOFT.SWITCH([.A29];&quot;1-2&quot;;&quot;FINALE 1°-2° POSTO&quot;;&quot;3-4&quot;;&quot;FINALE 3°-4° POSTO&quot;;&quot;&quot;))" office:value-type="string" office:string-value="III GIORNATA" calcext:value-type="string" table:number-columns-spanned="8" table:number-rows-spanned="1">
            <text:p>III GIORNATA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015"/>
        </table:table-row>
        <table:table-row table:style-name="ro1">
          <table:table-cell table:style-name="ce58" table:content-validation-name="val1" office:value-type="float" office:value="7" calcext:value-type="float" table:number-columns-spanned="1" table:number-rows-spanned="2">
            <text:p>7</text:p>
          </table:table-cell>
          <table:table-cell table:style-name="ce65" table:content-validation-name="val2" table:number-columns-repeated="2"/>
          <table:table-cell table:style-name="ce92" table:formula="of:=IF([.E31]=&quot;&quot;;&quot;&quot;;TEXT([.E31];&quot;ggg&quot;))">
            <text:p/>
          </table:table-cell>
          <table:table-cell table:style-name="ce72" table:content-validation-name="val4"/>
          <table:table-cell table:style-name="ce73" table:content-validation-name="val5"/>
          <table:table-cell table:style-name="ce76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95" table:content-validation-name="val6" table:number-columns-spanned="1" table:number-rows-spanned="2"/>
          <table:table-cell table:number-columns-repeated="1015"/>
        </table:table-row>
        <table:table-row table:style-name="ro1">
          <table:covered-table-cell table:style-name="ce59"/>
          <table:table-cell table:style-name="ce6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2]=&quot;&quot;;&quot;&quot;;HYPERLINK(VLOOKUP([.B3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01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015"/>
        </table:table-row>
        <table:table-row table:style-name="ro1">
          <table:table-cell table:style-name="ce58" table:content-validation-name="val1" office:value-type="float" office:value="8" calcext:value-type="float" table:number-columns-spanned="1" table:number-rows-spanned="2">
            <text:p>8</text:p>
          </table:table-cell>
          <table:table-cell table:style-name="ce65" table:content-validation-name="val2" table:number-columns-repeated="2"/>
          <table:table-cell table:style-name="ce92" table:formula="of:=IF([.E34]=&quot;&quot;;&quot;&quot;;TEXT([.E34];&quot;ggg&quot;))">
            <text:p/>
          </table:table-cell>
          <table:table-cell table:style-name="ce72" table:content-validation-name="val4"/>
          <table:table-cell table:style-name="ce73" table:content-validation-name="val5"/>
          <table:table-cell table:style-name="ce7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95" table:number-columns-spanned="1" table:number-rows-spanned="2"/>
          <table:table-cell table:number-columns-repeated="1015"/>
        </table:table-row>
        <table:table-row table:style-name="ro1">
          <table:covered-table-cell table:style-name="ce59"/>
          <table:table-cell table:style-name="ce6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5]=&quot;&quot;;&quot;&quot;;HYPERLINK(VLOOKUP([.B3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01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015"/>
        </table:table-row>
        <table:table-row table:style-name="ro1">
          <table:table-cell table:style-name="ce58" table:content-validation-name="val1" office:value-type="float" office:value="9" calcext:value-type="float" table:number-columns-spanned="1" table:number-rows-spanned="2">
            <text:p>9</text:p>
          </table:table-cell>
          <table:table-cell table:style-name="ce65" table:content-validation-name="val2" table:number-columns-repeated="2"/>
          <table:table-cell table:style-name="ce92" table:formula="of:=IF([.E37]=&quot;&quot;;&quot;&quot;;TEXT([.E37];&quot;ggg&quot;))">
            <text:p/>
          </table:table-cell>
          <table:table-cell table:style-name="ce72" table:content-validation-name="val4"/>
          <table:table-cell table:style-name="ce73" table:content-validation-name="val5"/>
          <table:table-cell table:style-name="ce7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95" table:number-columns-spanned="1" table:number-rows-spanned="2"/>
          <table:table-cell table:number-columns-repeated="1015"/>
        </table:table-row>
        <table:table-row table:style-name="ro1">
          <table:covered-table-cell table:style-name="ce59"/>
          <table:table-cell table:style-name="ce6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8]=&quot;&quot;;&quot;&quot;;HYPERLINK(VLOOKUP([.B3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4" calcext:value-type="float">
            <text:p>4</text:p>
          </table:table-cell>
          <table:table-cell table:style-name="ce63" table:formula="of:=IF(ISNUMBER([.A40]);ROMAN([.A40])&amp;&quot; GIORNATA&quot;;COM.MICROSOFT.SWITCH([.A40];&quot;1-2&quot;;&quot;FINALE 1°-2° POSTO&quot;;&quot;3-4&quot;;&quot;FINALE 3°-4° POSTO&quot;;&quot;&quot;))" office:value-type="string" office:string-value="IV GIORNATA" calcext:value-type="string" table:number-columns-spanned="8" table:number-rows-spanned="1">
            <text:p>IV GIORNATA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015"/>
        </table:table-row>
        <table:table-row table:style-name="ro1">
          <table:table-cell table:style-name="ce58" table:content-validation-name="val1" office:value-type="float" office:value="10" calcext:value-type="float" table:number-columns-spanned="1" table:number-rows-spanned="2">
            <text:p>10</text:p>
          </table:table-cell>
          <table:table-cell table:style-name="ce65" table:content-validation-name="val2" table:number-columns-repeated="2"/>
          <table:table-cell table:style-name="ce92" table:formula="of:=IF([.E42]=&quot;&quot;;&quot;&quot;;TEXT([.E42];&quot;ggg&quot;))">
            <text:p/>
          </table:table-cell>
          <table:table-cell table:style-name="ce72" table:content-validation-name="val4"/>
          <table:table-cell table:style-name="ce73" table:content-validation-name="val5"/>
          <table:table-cell table:style-name="ce76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95" table:content-validation-name="val6" table:number-columns-spanned="1" table:number-rows-spanned="2"/>
          <table:table-cell table:number-columns-repeated="1015"/>
        </table:table-row>
        <table:table-row table:style-name="ro1">
          <table:covered-table-cell table:style-name="ce59"/>
          <table:table-cell table:style-name="ce6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3]=&quot;&quot;;&quot;&quot;;HYPERLINK(VLOOKUP([.B4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01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015"/>
        </table:table-row>
        <table:table-row table:style-name="ro1">
          <table:table-cell table:style-name="ce58" table:content-validation-name="val1" office:value-type="float" office:value="11" calcext:value-type="float" table:number-columns-spanned="1" table:number-rows-spanned="2">
            <text:p>11</text:p>
          </table:table-cell>
          <table:table-cell table:style-name="ce65" table:content-validation-name="val2" table:number-columns-repeated="2"/>
          <table:table-cell table:style-name="ce92" table:formula="of:=IF([.E45]=&quot;&quot;;&quot;&quot;;TEXT([.E45];&quot;ggg&quot;))">
            <text:p/>
          </table:table-cell>
          <table:table-cell table:style-name="ce72" table:content-validation-name="val4"/>
          <table:table-cell table:style-name="ce73" table:content-validation-name="val5"/>
          <table:table-cell table:style-name="ce7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95" table:number-columns-spanned="1" table:number-rows-spanned="2"/>
          <table:table-cell table:number-columns-repeated="1015"/>
        </table:table-row>
        <table:table-row table:style-name="ro1">
          <table:covered-table-cell table:style-name="ce59"/>
          <table:table-cell table:style-name="ce6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6]=&quot;&quot;;&quot;&quot;;HYPERLINK(VLOOKUP([.B4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01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015"/>
        </table:table-row>
        <table:table-row table:style-name="ro1">
          <table:table-cell table:style-name="ce58" table:content-validation-name="val1" office:value-type="float" office:value="12" calcext:value-type="float" table:number-columns-spanned="1" table:number-rows-spanned="2">
            <text:p>12</text:p>
          </table:table-cell>
          <table:table-cell table:style-name="ce65" table:content-validation-name="val2" table:number-columns-repeated="2"/>
          <table:table-cell table:style-name="ce92" table:formula="of:=IF([.E48]=&quot;&quot;;&quot;&quot;;TEXT([.E48];&quot;ggg&quot;))">
            <text:p/>
          </table:table-cell>
          <table:table-cell table:style-name="ce72" table:content-validation-name="val4"/>
          <table:table-cell table:style-name="ce73" table:content-validation-name="val5"/>
          <table:table-cell table:style-name="ce7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95" table:number-columns-spanned="1" table:number-rows-spanned="2"/>
          <table:table-cell table:number-columns-repeated="1015"/>
        </table:table-row>
        <table:table-row table:style-name="ro1">
          <table:covered-table-cell table:style-name="ce59"/>
          <table:table-cell table:style-name="ce6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9]=&quot;&quot;;&quot;&quot;;HYPERLINK(VLOOKUP([.B4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7">
          <table:table-cell table:style-name="ce157" office:value-type="float" office:value="5" calcext:value-type="float">
            <text:p>5</text:p>
          </table:table-cell>
          <table:table-cell table:style-name="ce63" table:formula="of:=IF(ISNUMBER([.A51]);ROMAN([.A51])&amp;&quot; GIORNATA&quot;;COM.MICROSOFT.SWITCH([.A51];&quot;1-2&quot;;&quot;FINALE 1°-2° POSTO&quot;;&quot;3-4&quot;;&quot;FINALE 3°-4° POSTO&quot;;&quot;&quot;))" office:value-type="string" office:string-value="V GIORNATA" calcext:value-type="string" table:number-columns-spanned="8" table:number-rows-spanned="1">
            <text:p>V GIORNATA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015"/>
        </table:table-row>
        <table:table-row table:style-name="ro1">
          <table:table-cell table:style-name="ce58" table:content-validation-name="val1" office:value-type="float" office:value="13" calcext:value-type="float" table:number-columns-spanned="1" table:number-rows-spanned="2">
            <text:p>13</text:p>
          </table:table-cell>
          <table:table-cell table:style-name="ce65" table:content-validation-name="val2" table:number-columns-repeated="2"/>
          <table:table-cell table:style-name="ce92" table:formula="of:=IF([.E53]=&quot;&quot;;&quot;&quot;;TEXT([.E53];&quot;ggg&quot;))">
            <text:p/>
          </table:table-cell>
          <table:table-cell table:style-name="ce72" table:content-validation-name="val4"/>
          <table:table-cell table:style-name="ce73" table:content-validation-name="val5"/>
          <table:table-cell table:style-name="ce76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95" table:content-validation-name="val6" table:number-columns-spanned="1" table:number-rows-spanned="2"/>
          <table:table-cell table:number-columns-repeated="1015"/>
        </table:table-row>
        <table:table-row table:style-name="ro1">
          <table:covered-table-cell table:style-name="ce59"/>
          <table:table-cell table:style-name="ce6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4]=&quot;&quot;;&quot;&quot;;HYPERLINK(VLOOKUP([.B5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01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015"/>
        </table:table-row>
        <table:table-row table:style-name="ro1">
          <table:table-cell table:style-name="ce58" table:content-validation-name="val1" office:value-type="float" office:value="14" calcext:value-type="float" table:number-columns-spanned="1" table:number-rows-spanned="2">
            <text:p>14</text:p>
          </table:table-cell>
          <table:table-cell table:style-name="ce65" table:content-validation-name="val2" table:number-columns-repeated="2"/>
          <table:table-cell table:style-name="ce92" table:formula="of:=IF([.E56]=&quot;&quot;;&quot;&quot;;TEXT([.E56];&quot;ggg&quot;))">
            <text:p/>
          </table:table-cell>
          <table:table-cell table:style-name="ce72" table:content-validation-name="val4"/>
          <table:table-cell table:style-name="ce73" table:content-validation-name="val5"/>
          <table:table-cell table:style-name="ce7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95" table:number-columns-spanned="1" table:number-rows-spanned="2"/>
          <table:table-cell table:number-columns-repeated="1015"/>
        </table:table-row>
        <table:table-row table:style-name="ro1">
          <table:covered-table-cell table:style-name="ce59"/>
          <table:table-cell table:style-name="ce6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7]=&quot;&quot;;&quot;&quot;;HYPERLINK(VLOOKUP([.B5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01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015"/>
        </table:table-row>
        <table:table-row table:style-name="ro1">
          <table:table-cell table:style-name="ce58" table:content-validation-name="val1" office:value-type="float" office:value="15" calcext:value-type="float" table:number-columns-spanned="1" table:number-rows-spanned="2">
            <text:p>15</text:p>
          </table:table-cell>
          <table:table-cell table:style-name="ce65" table:content-validation-name="val2" table:number-columns-repeated="2"/>
          <table:table-cell table:style-name="ce92" table:formula="of:=IF([.E59]=&quot;&quot;;&quot;&quot;;TEXT([.E59];&quot;ggg&quot;))">
            <text:p/>
          </table:table-cell>
          <table:table-cell table:style-name="ce72" table:content-validation-name="val4"/>
          <table:table-cell table:style-name="ce73" table:content-validation-name="val5"/>
          <table:table-cell table:style-name="ce7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95" table:number-columns-spanned="1" table:number-rows-spanned="2"/>
          <table:table-cell table:number-columns-repeated="1015"/>
        </table:table-row>
        <table:table-row table:style-name="ro1">
          <table:covered-table-cell table:style-name="ce59"/>
          <table:table-cell table:style-name="ce6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0]=&quot;&quot;;&quot;&quot;;HYPERLINK(VLOOKUP([.B6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6" calcext:value-type="float">
            <text:p>6</text:p>
          </table:table-cell>
          <table:table-cell table:style-name="ce63" table:formula="of:=IF(ISNUMBER([.A62]);ROMAN([.A62])&amp;&quot; GIORNATA&quot;;COM.MICROSOFT.SWITCH([.A62];&quot;1-2&quot;;&quot;FINALE 1°-2° POSTO&quot;;&quot;3-4&quot;;&quot;FINALE 3°-4° POSTO&quot;;&quot;&quot;))" office:value-type="string" office:string-value="VI GIORNATA" calcext:value-type="string" table:number-columns-spanned="8" table:number-rows-spanned="1">
            <text:p>VI GIORNATA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015"/>
        </table:table-row>
        <table:table-row table:style-name="ro1">
          <table:table-cell table:style-name="ce58" table:content-validation-name="val1" office:value-type="float" office:value="16" calcext:value-type="float" table:number-columns-spanned="1" table:number-rows-spanned="2">
            <text:p>16</text:p>
          </table:table-cell>
          <table:table-cell table:style-name="ce65" table:content-validation-name="val2" table:number-columns-repeated="2"/>
          <table:table-cell table:style-name="ce92" table:formula="of:=IF([.E64]=&quot;&quot;;&quot;&quot;;TEXT([.E64];&quot;ggg&quot;))">
            <text:p/>
          </table:table-cell>
          <table:table-cell table:style-name="ce72" table:content-validation-name="val4"/>
          <table:table-cell table:style-name="ce73" table:content-validation-name="val5"/>
          <table:table-cell table:style-name="ce76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95" table:content-validation-name="val6" table:number-columns-spanned="1" table:number-rows-spanned="2"/>
          <table:table-cell table:number-columns-repeated="1015"/>
        </table:table-row>
        <table:table-row table:style-name="ro1">
          <table:covered-table-cell table:style-name="ce59"/>
          <table:table-cell table:style-name="ce6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5]=&quot;&quot;;&quot;&quot;;HYPERLINK(VLOOKUP([.B6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01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015"/>
        </table:table-row>
        <table:table-row table:style-name="ro1">
          <table:table-cell table:style-name="ce58" table:content-validation-name="val1" office:value-type="float" office:value="17" calcext:value-type="float" table:number-columns-spanned="1" table:number-rows-spanned="2">
            <text:p>17</text:p>
          </table:table-cell>
          <table:table-cell table:style-name="ce65" table:content-validation-name="val2" table:number-columns-repeated="2"/>
          <table:table-cell table:style-name="ce92" table:formula="of:=IF([.E67]=&quot;&quot;;&quot;&quot;;TEXT([.E67];&quot;ggg&quot;))">
            <text:p/>
          </table:table-cell>
          <table:table-cell table:style-name="ce72" table:content-validation-name="val4"/>
          <table:table-cell table:style-name="ce73" table:content-validation-name="val5"/>
          <table:table-cell table:style-name="ce7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95" table:number-columns-spanned="1" table:number-rows-spanned="2"/>
          <table:table-cell table:number-columns-repeated="1015"/>
        </table:table-row>
        <table:table-row table:style-name="ro1">
          <table:covered-table-cell table:style-name="ce59"/>
          <table:table-cell table:style-name="ce6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8]=&quot;&quot;;&quot;&quot;;HYPERLINK(VLOOKUP([.B6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01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015"/>
        </table:table-row>
        <table:table-row table:style-name="ro1">
          <table:table-cell table:style-name="ce58" table:content-validation-name="val1" office:value-type="float" office:value="18" calcext:value-type="float" table:number-columns-spanned="1" table:number-rows-spanned="2">
            <text:p>18</text:p>
          </table:table-cell>
          <table:table-cell table:style-name="ce65" table:content-validation-name="val2" table:number-columns-repeated="2"/>
          <table:table-cell table:style-name="ce92" table:formula="of:=IF([.E70]=&quot;&quot;;&quot;&quot;;TEXT([.E70];&quot;ggg&quot;))">
            <text:p/>
          </table:table-cell>
          <table:table-cell table:style-name="ce72" table:content-validation-name="val4"/>
          <table:table-cell table:style-name="ce73" table:content-validation-name="val5"/>
          <table:table-cell table:style-name="ce7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95" table:number-columns-spanned="1" table:number-rows-spanned="2"/>
          <table:table-cell table:number-columns-repeated="1015"/>
        </table:table-row>
        <table:table-row table:style-name="ro1">
          <table:covered-table-cell table:style-name="ce59"/>
          <table:table-cell table:style-name="ce6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71]=&quot;&quot;;&quot;&quot;;HYPERLINK(VLOOKUP([.B7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7" calcext:value-type="float">
            <text:p>7</text:p>
          </table:table-cell>
          <table:table-cell table:style-name="ce63" table:formula="of:=IF(ISNUMBER([.A73]);ROMAN([.A73])&amp;&quot; GIORNATA&quot;;COM.MICROSOFT.SWITCH([.A73];&quot;1-2&quot;;&quot;FINALE 1°-2° POSTO&quot;;&quot;3-4&quot;;&quot;FINALE 3°-4° POSTO&quot;;&quot;&quot;))" office:value-type="string" office:string-value="VII GIORNATA" calcext:value-type="string" table:number-columns-spanned="8" table:number-rows-spanned="1">
            <text:p>VII GIORNATA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015"/>
        </table:table-row>
        <table:table-row table:style-name="ro1">
          <table:table-cell table:style-name="ce58" table:content-validation-name="val1" office:value-type="float" office:value="19" calcext:value-type="float" table:number-columns-spanned="1" table:number-rows-spanned="2">
            <text:p>19</text:p>
          </table:table-cell>
          <table:table-cell table:style-name="ce65" table:content-validation-name="val2" table:number-columns-repeated="2"/>
          <table:table-cell table:style-name="ce92" table:formula="of:=IF([.E75]=&quot;&quot;;&quot;&quot;;TEXT([.E75];&quot;ggg&quot;))">
            <text:p/>
          </table:table-cell>
          <table:table-cell table:style-name="ce72" table:content-validation-name="val4"/>
          <table:table-cell table:style-name="ce73" table:content-validation-name="val5"/>
          <table:table-cell table:style-name="ce76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95" table:content-validation-name="val6" table:number-columns-spanned="1" table:number-rows-spanned="2"/>
          <table:table-cell table:number-columns-repeated="1015"/>
        </table:table-row>
        <table:table-row table:style-name="ro1">
          <table:covered-table-cell table:style-name="ce59"/>
          <table:table-cell table:style-name="ce6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76]=&quot;&quot;;&quot;&quot;;HYPERLINK(VLOOKUP([.B7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01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015"/>
        </table:table-row>
        <table:table-row table:style-name="ro1">
          <table:table-cell table:style-name="ce58" table:content-validation-name="val1" office:value-type="float" office:value="20" calcext:value-type="float" table:number-columns-spanned="1" table:number-rows-spanned="2">
            <text:p>20</text:p>
          </table:table-cell>
          <table:table-cell table:style-name="ce65" table:content-validation-name="val2" table:number-columns-repeated="2"/>
          <table:table-cell table:style-name="ce92" table:formula="of:=IF([.E78]=&quot;&quot;;&quot;&quot;;TEXT([.E78];&quot;ggg&quot;))">
            <text:p/>
          </table:table-cell>
          <table:table-cell table:style-name="ce72" table:content-validation-name="val4"/>
          <table:table-cell table:style-name="ce73" table:content-validation-name="val5"/>
          <table:table-cell table:style-name="ce7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95" table:number-columns-spanned="1" table:number-rows-spanned="2"/>
          <table:table-cell table:number-columns-repeated="1015"/>
        </table:table-row>
        <table:table-row table:style-name="ro1">
          <table:covered-table-cell table:style-name="ce59"/>
          <table:table-cell table:style-name="ce6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79]=&quot;&quot;;&quot;&quot;;HYPERLINK(VLOOKUP([.B7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01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015"/>
        </table:table-row>
        <table:table-row table:style-name="ro1">
          <table:table-cell table:style-name="ce58" table:content-validation-name="val1" office:value-type="float" office:value="21" calcext:value-type="float" table:number-columns-spanned="1" table:number-rows-spanned="2">
            <text:p>21</text:p>
          </table:table-cell>
          <table:table-cell table:style-name="ce65" table:content-validation-name="val2" table:number-columns-repeated="2"/>
          <table:table-cell table:style-name="ce92" table:formula="of:=IF([.E81]=&quot;&quot;;&quot;&quot;;TEXT([.E81];&quot;ggg&quot;))">
            <text:p/>
          </table:table-cell>
          <table:table-cell table:style-name="ce72" table:content-validation-name="val4"/>
          <table:table-cell table:style-name="ce73" table:content-validation-name="val5"/>
          <table:table-cell table:style-name="ce7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95" table:number-columns-spanned="1" table:number-rows-spanned="2"/>
          <table:table-cell table:number-columns-repeated="1015"/>
        </table:table-row>
        <table:table-row table:style-name="ro1">
          <table:covered-table-cell table:style-name="ce59"/>
          <table:table-cell table:style-name="ce6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82]=&quot;&quot;;&quot;&quot;;HYPERLINK(VLOOKUP([.B8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015"/>
        </table:table-row>
        <table:table-row table:style-name="ro1" table:number-rows-repeated="12">
          <table:table-cell table:number-columns-repeated="3"/>
          <table:table-cell table:style-name="ce62" table:number-columns-repeated="3"/>
          <table:table-cell table:number-columns-repeated="1018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assifica" table:style-name="ta2" table:protected="true">
        <loext:table-protection loext:select-protected-cells="true" loext:select-unprotected-cells="true"/>
        <office:forms form:automatic-focus="false" form:apply-design-mode="false"/>
        <table:table-column table:style-name="co34" table:default-cell-style-name="ce242"/>
        <table:table-column table:style-name="co23" table:default-cell-style-name="ce242"/>
        <table:table-column table:style-name="co35" table:default-cell-style-name="ce242"/>
        <table:table-column table:style-name="co36" table:number-columns-repeated="5" table:default-cell-style-name="ce242"/>
        <table:table-column table:style-name="co35" table:default-cell-style-name="ce242"/>
        <table:table-column table:style-name="co37" table:default-cell-style-name="ce252"/>
        <table:table-column table:style-name="co10" table:number-columns-repeated="2" table:default-cell-style-name="ce258"/>
        <table:table-column table:style-name="co9" table:default-cell-style-name="ce265"/>
        <table:table-column table:style-name="co3" table:number-columns-repeated="51" table:default-cell-style-name="ce149"/>
        <table:table-row table:style-name="ro6">
          <table:table-cell table:style-name="ce241" table:formula="of:=constNomeCampionato&amp;&quot;&quot;" table:number-columns-spanned="13" table:number-rows-spanned="1">
            <text:p/>
          </table:table-cell>
          <table:covered-table-cell table:number-columns-repeated="6" table:style-name="ce248"/>
          <table:covered-table-cell table:number-columns-repeated="2" table:style-name="ce250"/>
          <table:covered-table-cell table:style-name="ce251"/>
          <table:covered-table-cell table:style-name="ce257"/>
          <table:covered-table-cell table:style-name="ce264"/>
          <table:covered-table-cell table:style-name="ce248"/>
          <table:table-cell table:number-columns-repeated="51"/>
        </table:table-row>
        <table:table-row table:style-name="ro6">
          <table:table-cell table:style-name="ce241" table:formula="of:=constSezioneCampionato&amp;&quot;&quot;" table:number-columns-spanned="13" table:number-rows-spanned="1">
            <text:p/>
          </table:table-cell>
          <table:covered-table-cell table:number-columns-repeated="6" table:style-name="ce248"/>
          <table:covered-table-cell table:number-columns-repeated="2" table:style-name="ce250"/>
          <table:covered-table-cell table:style-name="ce251"/>
          <table:covered-table-cell table:style-name="ce257"/>
          <table:covered-table-cell table:number-columns-repeated="2" table:style-name="ce248"/>
          <table:table-cell table:number-columns-repeated="51"/>
        </table:table-row>
        <table:table-row table:style-name="ro6">
          <table:table-cell table:style-name="ce241" table:formula="of:=constStagionaCampionato&amp;&quot;&quot;" table:number-columns-spanned="13" table:number-rows-spanned="1">
            <text:p/>
          </table:table-cell>
          <table:covered-table-cell table:number-columns-repeated="6" table:style-name="ce248"/>
          <table:covered-table-cell table:number-columns-repeated="2" table:style-name="ce250"/>
          <table:covered-table-cell table:style-name="ce251"/>
          <table:covered-table-cell table:style-name="ce257"/>
          <table:covered-table-cell table:number-columns-repeated="2" table:style-name="ce248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style-name="ce243" office:value-type="string" calcext:value-type="string" table:number-columns-spanned="13" table:number-rows-spanned="1">
            <text:p>CLASSIFICA</text:p>
          </table:table-cell>
          <table:covered-table-cell table:number-columns-repeated="8" table:style-name="ce249"/>
          <table:covered-table-cell table:style-name="ce253"/>
          <table:covered-table-cell table:number-columns-repeated="2" table:style-name="ce259"/>
          <table:covered-table-cell table:style-name="ce266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style-name="ce121" office:value-type="string" calcext:value-type="string" table:number-columns-spanned="1" table:number-rows-spanned="2">
            <text:p>P</text:p>
          </table:table-cell>
          <table:table-cell table:style-name="ce121" office:value-type="string" calcext:value-type="string" table:number-columns-spanned="1" table:number-rows-spanned="2">
            <text:p>Classifica</text:p>
          </table:table-cell>
          <table:table-cell table:style-name="ce121" office:value-type="string" calcext:value-type="string" table:number-columns-spanned="1" table:number-rows-spanned="2">
            <text:p>Pun</text:p>
          </table:table-cell>
          <table:table-cell table:style-name="ce121" office:value-type="string" calcext:value-type="string" table:number-columns-spanned="4" table:number-rows-spanned="1">
            <text:p>Partite</text:p>
          </table:table-cell>
          <table:covered-table-cell table:number-columns-repeated="3" table:style-name="ce123"/>
          <table:table-cell table:style-name="ce121" office:value-type="string" calcext:value-type="string" table:number-columns-spanned="3" table:number-rows-spanned="1">
            <text:p>Punti</text:p>
          </table:table-cell>
          <table:covered-table-cell table:style-name="ce123"/>
          <table:covered-table-cell table:style-name="ce131"/>
          <table:table-cell table:style-name="ce260" office:value-type="string" calcext:value-type="string" table:number-columns-spanned="3" table:number-rows-spanned="1">
            <text:p>Media</text:p>
          </table:table-cell>
          <table:covered-table-cell table:style-name="ce138"/>
          <table:covered-table-cell table:style-name="ce144"/>
          <table:table-cell table:number-columns-repeated="51"/>
        </table:table-row>
        <table:table-row table:style-name="ro1">
          <table:covered-table-cell table:number-columns-repeated="3" table:style-name="ce123"/>
          <table:table-cell table:style-name="ce123" office:value-type="string" calcext:value-type="string">
            <text:p>G</text:p>
          </table:table-cell>
          <table:table-cell table:style-name="ce123" office:value-type="string" calcext:value-type="string">
            <text:p>V</text:p>
          </table:table-cell>
          <table:table-cell table:style-name="ce123" office:value-type="string" calcext:value-type="string">
            <text:p>P</text:p>
          </table:table-cell>
          <table:table-cell table:style-name="ce123" office:value-type="string" calcext:value-type="string">
            <text:p>F</text:p>
          </table:table-cell>
          <table:table-cell table:style-name="ce123" office:value-type="string" calcext:value-type="string">
            <text:p>Fat</text:p>
          </table:table-cell>
          <table:table-cell table:style-name="ce123" office:value-type="string" calcext:value-type="string">
            <text:p>Sub</text:p>
          </table:table-cell>
          <table:table-cell table:style-name="ce131" office:value-type="string" calcext:value-type="string">
            <text:p>Dif</text:p>
          </table:table-cell>
          <table:table-cell table:style-name="ce138" office:value-type="string" calcext:value-type="string">
            <text:p>Fat</text:p>
          </table:table-cell>
          <table:table-cell table:style-name="ce138" office:value-type="string" calcext:value-type="string">
            <text:p>Sub</text:p>
          </table:table-cell>
          <table:table-cell table:style-name="ce144" office:value-type="string" calcext:value-type="string">
            <text:p>Dif</text:p>
          </table:table-cell>
          <table:table-cell table:number-columns-repeated="51"/>
        </table:table-row>
        <table:table-row table:style-name="ro1">
          <table:table-cell table:style-name="ce246" office:value-type="float" office:value="1" calcext:value-type="float">
            <text:p>1</text:p>
          </table:table-cell>
          <table:table-cell table:style-name="ce246" table:formula="of:=VLOOKUP([.A9];areaCercaDatiPerPosizioneSquadre;2;0)">
            <text:p/>
          </table:table-cell>
          <table:table-cell table:style-name="ce246" table:formula="of:=VLOOKUP([.A9];areaCercaDatiPerPosizioneSquadre;4;0)" office:value-type="float" office:value="0" calcext:value-type="float">
            <text:p>0</text:p>
          </table:table-cell>
          <table:table-cell table:style-name="ce246" table:formula="of:=VLOOKUP([.A9];areaCercaDatiPerPosizioneSquadre;5;0)" office:value-type="float" office:value="0" calcext:value-type="float">
            <text:p>0</text:p>
          </table:table-cell>
          <table:table-cell table:style-name="ce246" table:formula="of:=VLOOKUP([.A9];areaCercaDatiPerPosizioneSquadre;6;0)" office:value-type="float" office:value="0" calcext:value-type="float">
            <text:p>0</text:p>
          </table:table-cell>
          <table:table-cell table:style-name="ce246" table:formula="of:=VLOOKUP([.A9];areaCercaDatiPerPosizioneSquadre;7;0)" office:value-type="float" office:value="0" calcext:value-type="float">
            <text:p>0</text:p>
          </table:table-cell>
          <table:table-cell table:style-name="ce246" table:formula="of:=VLOOKUP([.A9];areaCercaDatiPerPosizioneSquadre;8;0)" office:value-type="float" office:value="0" calcext:value-type="float">
            <text:p>0</text:p>
          </table:table-cell>
          <table:table-cell table:style-name="ce246" table:formula="of:=VLOOKUP([.A9];areaCercaDatiPerPosizioneSquadre;9;0)" office:value-type="float" office:value="0" calcext:value-type="float">
            <text:p>0</text:p>
          </table:table-cell>
          <table:table-cell table:style-name="ce246" table:formula="of:=VLOOKUP([.A9];areaCercaDatiPerPosizioneSquadre;10;0)" office:value-type="float" office:value="0" calcext:value-type="float">
            <text:p>0</text:p>
          </table:table-cell>
          <table:table-cell table:style-name="ce255" table:formula="of:=VLOOKUP([.A9];areaCercaDatiPerPosizioneSquadre;11;0)" office:value-type="float" office:value="0" calcext:value-type="float">
            <text:p>+0</text:p>
          </table:table-cell>
          <table:table-cell table:style-name="ce262" table:formula="of:=VLOOKUP([.A9];areaCercaDatiPerPosizioneSquadre;12;0)" office:value-type="float" office:value="0" calcext:value-type="float">
            <text:p>0,00</text:p>
          </table:table-cell>
          <table:table-cell table:style-name="ce262" table:formula="of:=VLOOKUP([.A9];areaCercaDatiPerPosizioneSquadre;13;0)" office:value-type="float" office:value="0" calcext:value-type="float">
            <text:p>0,00</text:p>
          </table:table-cell>
          <table:table-cell table:style-name="ce268" table:formula="of:=VLOOKUP([.A9];areaCercaDatiPerPosizioneSquadre;14;0)" office:value-type="float" office:value="0" calcext:value-type="float">
            <text:p>+0,00</text:p>
          </table:table-cell>
          <table:table-cell table:number-columns-repeated="51"/>
        </table:table-row>
        <table:table-row table:style-name="ro1">
          <table:table-cell table:style-name="ce246" office:value-type="float" office:value="2" calcext:value-type="float">
            <text:p>2</text:p>
          </table:table-cell>
          <table:table-cell table:style-name="ce246" table:formula="of:=VLOOKUP([.A10];areaCercaDatiPerPosizioneSquadre;2;0)">
            <text:p/>
          </table:table-cell>
          <table:table-cell table:style-name="ce246" table:formula="of:=VLOOKUP([.A10];areaCercaDatiPerPosizioneSquadre;4;0)" office:value-type="float" office:value="0" calcext:value-type="float">
            <text:p>0</text:p>
          </table:table-cell>
          <table:table-cell table:style-name="ce246" table:formula="of:=VLOOKUP([.A10];areaCercaDatiPerPosizioneSquadre;5;0)" office:value-type="float" office:value="0" calcext:value-type="float">
            <text:p>0</text:p>
          </table:table-cell>
          <table:table-cell table:style-name="ce246" table:formula="of:=VLOOKUP([.A10];areaCercaDatiPerPosizioneSquadre;6;0)" office:value-type="float" office:value="0" calcext:value-type="float">
            <text:p>0</text:p>
          </table:table-cell>
          <table:table-cell table:style-name="ce246" table:formula="of:=VLOOKUP([.A10];areaCercaDatiPerPosizioneSquadre;7;0)" office:value-type="float" office:value="0" calcext:value-type="float">
            <text:p>0</text:p>
          </table:table-cell>
          <table:table-cell table:style-name="ce246" table:formula="of:=VLOOKUP([.A10];areaCercaDatiPerPosizioneSquadre;8;0)" office:value-type="float" office:value="0" calcext:value-type="float">
            <text:p>0</text:p>
          </table:table-cell>
          <table:table-cell table:style-name="ce246" table:formula="of:=VLOOKUP([.A10];areaCercaDatiPerPosizioneSquadre;9;0)" office:value-type="float" office:value="0" calcext:value-type="float">
            <text:p>0</text:p>
          </table:table-cell>
          <table:table-cell table:style-name="ce246" table:formula="of:=VLOOKUP([.A10];areaCercaDatiPerPosizioneSquadre;10;0)" office:value-type="float" office:value="0" calcext:value-type="float">
            <text:p>0</text:p>
          </table:table-cell>
          <table:table-cell table:style-name="ce255" table:formula="of:=VLOOKUP([.A10];areaCercaDatiPerPosizioneSquadre;11;0)" office:value-type="float" office:value="0" calcext:value-type="float">
            <text:p>+0</text:p>
          </table:table-cell>
          <table:table-cell table:style-name="ce262" table:formula="of:=VLOOKUP([.A10];areaCercaDatiPerPosizioneSquadre;12;0)" office:value-type="float" office:value="0" calcext:value-type="float">
            <text:p>0,00</text:p>
          </table:table-cell>
          <table:table-cell table:style-name="ce262" table:formula="of:=VLOOKUP([.A10];areaCercaDatiPerPosizioneSquadre;13;0)" office:value-type="float" office:value="0" calcext:value-type="float">
            <text:p>0,00</text:p>
          </table:table-cell>
          <table:table-cell table:style-name="ce268" table:formula="of:=VLOOKUP([.A10];areaCercaDatiPerPosizioneSquadre;14;0)" office:value-type="float" office:value="0" calcext:value-type="float">
            <text:p>+0,00</text:p>
          </table:table-cell>
          <table:table-cell table:number-columns-repeated="51"/>
        </table:table-row>
        <table:table-row table:style-name="ro1">
          <table:table-cell table:style-name="ce246" office:value-type="float" office:value="3" calcext:value-type="float">
            <text:p>3</text:p>
          </table:table-cell>
          <table:table-cell table:style-name="ce246" table:formula="of:=VLOOKUP([.A11];areaCercaDatiPerPosizioneSquadre;2;0)">
            <text:p/>
          </table:table-cell>
          <table:table-cell table:style-name="ce246" table:formula="of:=VLOOKUP([.A11];areaCercaDatiPerPosizioneSquadre;4;0)" office:value-type="float" office:value="0" calcext:value-type="float">
            <text:p>0</text:p>
          </table:table-cell>
          <table:table-cell table:style-name="ce246" table:formula="of:=VLOOKUP([.A11];areaCercaDatiPerPosizioneSquadre;5;0)" office:value-type="float" office:value="0" calcext:value-type="float">
            <text:p>0</text:p>
          </table:table-cell>
          <table:table-cell table:style-name="ce246" table:formula="of:=VLOOKUP([.A11];areaCercaDatiPerPosizioneSquadre;6;0)" office:value-type="float" office:value="0" calcext:value-type="float">
            <text:p>0</text:p>
          </table:table-cell>
          <table:table-cell table:style-name="ce246" table:formula="of:=VLOOKUP([.A11];areaCercaDatiPerPosizioneSquadre;7;0)" office:value-type="float" office:value="0" calcext:value-type="float">
            <text:p>0</text:p>
          </table:table-cell>
          <table:table-cell table:style-name="ce246" table:formula="of:=VLOOKUP([.A11];areaCercaDatiPerPosizioneSquadre;8;0)" office:value-type="float" office:value="0" calcext:value-type="float">
            <text:p>0</text:p>
          </table:table-cell>
          <table:table-cell table:style-name="ce246" table:formula="of:=VLOOKUP([.A11];areaCercaDatiPerPosizioneSquadre;9;0)" office:value-type="float" office:value="0" calcext:value-type="float">
            <text:p>0</text:p>
          </table:table-cell>
          <table:table-cell table:style-name="ce246" table:formula="of:=VLOOKUP([.A11];areaCercaDatiPerPosizioneSquadre;10;0)" office:value-type="float" office:value="0" calcext:value-type="float">
            <text:p>0</text:p>
          </table:table-cell>
          <table:table-cell table:style-name="ce255" table:formula="of:=VLOOKUP([.A11];areaCercaDatiPerPosizioneSquadre;11;0)" office:value-type="float" office:value="0" calcext:value-type="float">
            <text:p>+0</text:p>
          </table:table-cell>
          <table:table-cell table:style-name="ce262" table:formula="of:=VLOOKUP([.A11];areaCercaDatiPerPosizioneSquadre;12;0)" office:value-type="float" office:value="0" calcext:value-type="float">
            <text:p>0,00</text:p>
          </table:table-cell>
          <table:table-cell table:style-name="ce262" table:formula="of:=VLOOKUP([.A11];areaCercaDatiPerPosizioneSquadre;13;0)" office:value-type="float" office:value="0" calcext:value-type="float">
            <text:p>0,00</text:p>
          </table:table-cell>
          <table:table-cell table:style-name="ce268" table:formula="of:=VLOOKUP([.A11];areaCercaDatiPerPosizioneSquadre;14;0)" office:value-type="float" office:value="0" calcext:value-type="float">
            <text:p>+0,00</text:p>
          </table:table-cell>
          <table:table-cell table:number-columns-repeated="51"/>
        </table:table-row>
        <table:table-row table:style-name="ro1">
          <table:table-cell table:style-name="ce246" office:value-type="float" office:value="4" calcext:value-type="float">
            <text:p>4</text:p>
          </table:table-cell>
          <table:table-cell table:style-name="ce246" table:formula="of:=VLOOKUP([.A12];areaCercaDatiPerPosizioneSquadre;2;0)">
            <text:p/>
          </table:table-cell>
          <table:table-cell table:style-name="ce246" table:formula="of:=VLOOKUP([.A12];areaCercaDatiPerPosizioneSquadre;4;0)" office:value-type="float" office:value="0" calcext:value-type="float">
            <text:p>0</text:p>
          </table:table-cell>
          <table:table-cell table:style-name="ce246" table:formula="of:=VLOOKUP([.A12];areaCercaDatiPerPosizioneSquadre;5;0)" office:value-type="float" office:value="0" calcext:value-type="float">
            <text:p>0</text:p>
          </table:table-cell>
          <table:table-cell table:style-name="ce246" table:formula="of:=VLOOKUP([.A12];areaCercaDatiPerPosizioneSquadre;6;0)" office:value-type="float" office:value="0" calcext:value-type="float">
            <text:p>0</text:p>
          </table:table-cell>
          <table:table-cell table:style-name="ce246" table:formula="of:=VLOOKUP([.A12];areaCercaDatiPerPosizioneSquadre;7;0)" office:value-type="float" office:value="0" calcext:value-type="float">
            <text:p>0</text:p>
          </table:table-cell>
          <table:table-cell table:style-name="ce246" table:formula="of:=VLOOKUP([.A12];areaCercaDatiPerPosizioneSquadre;8;0)" office:value-type="float" office:value="0" calcext:value-type="float">
            <text:p>0</text:p>
          </table:table-cell>
          <table:table-cell table:style-name="ce246" table:formula="of:=VLOOKUP([.A12];areaCercaDatiPerPosizioneSquadre;9;0)" office:value-type="float" office:value="0" calcext:value-type="float">
            <text:p>0</text:p>
          </table:table-cell>
          <table:table-cell table:style-name="ce246" table:formula="of:=VLOOKUP([.A12];areaCercaDatiPerPosizioneSquadre;10;0)" office:value-type="float" office:value="0" calcext:value-type="float">
            <text:p>0</text:p>
          </table:table-cell>
          <table:table-cell table:style-name="ce255" table:formula="of:=VLOOKUP([.A12];areaCercaDatiPerPosizioneSquadre;11;0)" office:value-type="float" office:value="0" calcext:value-type="float">
            <text:p>+0</text:p>
          </table:table-cell>
          <table:table-cell table:style-name="ce262" table:formula="of:=VLOOKUP([.A12];areaCercaDatiPerPosizioneSquadre;12;0)" office:value-type="float" office:value="0" calcext:value-type="float">
            <text:p>0,00</text:p>
          </table:table-cell>
          <table:table-cell table:style-name="ce262" table:formula="of:=VLOOKUP([.A12];areaCercaDatiPerPosizioneSquadre;13;0)" office:value-type="float" office:value="0" calcext:value-type="float">
            <text:p>0,00</text:p>
          </table:table-cell>
          <table:table-cell table:style-name="ce268" table:formula="of:=VLOOKUP([.A12];areaCercaDatiPerPosizioneSquadre;14;0)" office:value-type="float" office:value="0" calcext:value-type="float">
            <text:p>+0,00</text:p>
          </table:table-cell>
          <table:table-cell table:number-columns-repeated="51"/>
        </table:table-row>
        <table:table-row table:style-name="ro1">
          <table:table-cell table:style-name="ce246" office:value-type="float" office:value="5" calcext:value-type="float">
            <text:p>5</text:p>
          </table:table-cell>
          <table:table-cell table:style-name="ce246" table:formula="of:=VLOOKUP([.A13];areaCercaDatiPerPosizioneSquadre;2;0)">
            <text:p/>
          </table:table-cell>
          <table:table-cell table:style-name="ce246" table:formula="of:=VLOOKUP([.A13];areaCercaDatiPerPosizioneSquadre;4;0)" office:value-type="float" office:value="0" calcext:value-type="float">
            <text:p>0</text:p>
          </table:table-cell>
          <table:table-cell table:style-name="ce246" table:formula="of:=VLOOKUP([.A13];areaCercaDatiPerPosizioneSquadre;5;0)" office:value-type="float" office:value="0" calcext:value-type="float">
            <text:p>0</text:p>
          </table:table-cell>
          <table:table-cell table:style-name="ce246" table:formula="of:=VLOOKUP([.A13];areaCercaDatiPerPosizioneSquadre;6;0)" office:value-type="float" office:value="0" calcext:value-type="float">
            <text:p>0</text:p>
          </table:table-cell>
          <table:table-cell table:style-name="ce246" table:formula="of:=VLOOKUP([.A13];areaCercaDatiPerPosizioneSquadre;7;0)" office:value-type="float" office:value="0" calcext:value-type="float">
            <text:p>0</text:p>
          </table:table-cell>
          <table:table-cell table:style-name="ce246" table:formula="of:=VLOOKUP([.A13];areaCercaDatiPerPosizioneSquadre;8;0)" office:value-type="float" office:value="0" calcext:value-type="float">
            <text:p>0</text:p>
          </table:table-cell>
          <table:table-cell table:style-name="ce246" table:formula="of:=VLOOKUP([.A13];areaCercaDatiPerPosizioneSquadre;9;0)" office:value-type="float" office:value="0" calcext:value-type="float">
            <text:p>0</text:p>
          </table:table-cell>
          <table:table-cell table:style-name="ce246" table:formula="of:=VLOOKUP([.A13];areaCercaDatiPerPosizioneSquadre;10;0)" office:value-type="float" office:value="0" calcext:value-type="float">
            <text:p>0</text:p>
          </table:table-cell>
          <table:table-cell table:style-name="ce255" table:formula="of:=VLOOKUP([.A13];areaCercaDatiPerPosizioneSquadre;11;0)" office:value-type="float" office:value="0" calcext:value-type="float">
            <text:p>+0</text:p>
          </table:table-cell>
          <table:table-cell table:style-name="ce262" table:formula="of:=VLOOKUP([.A13];areaCercaDatiPerPosizioneSquadre;12;0)" office:value-type="float" office:value="0" calcext:value-type="float">
            <text:p>0,00</text:p>
          </table:table-cell>
          <table:table-cell table:style-name="ce262" table:formula="of:=VLOOKUP([.A13];areaCercaDatiPerPosizioneSquadre;13;0)" office:value-type="float" office:value="0" calcext:value-type="float">
            <text:p>0,00</text:p>
          </table:table-cell>
          <table:table-cell table:style-name="ce268" table:formula="of:=VLOOKUP([.A13];areaCercaDatiPerPosizioneSquadre;14;0)" office:value-type="float" office:value="0" calcext:value-type="float">
            <text:p>+0,00</text:p>
          </table:table-cell>
          <table:table-cell table:number-columns-repeated="51"/>
        </table:table-row>
        <table:table-row table:style-name="ro1">
          <table:table-cell table:style-name="ce246" office:value-type="float" office:value="6" calcext:value-type="float">
            <text:p>6</text:p>
          </table:table-cell>
          <table:table-cell table:style-name="ce246" table:formula="of:=VLOOKUP([.A14];areaCercaDatiPerPosizioneSquadre;2;0)">
            <text:p/>
          </table:table-cell>
          <table:table-cell table:style-name="ce246" table:formula="of:=VLOOKUP([.A14];areaCercaDatiPerPosizioneSquadre;4;0)" office:value-type="float" office:value="0" calcext:value-type="float">
            <text:p>0</text:p>
          </table:table-cell>
          <table:table-cell table:style-name="ce246" table:formula="of:=VLOOKUP([.A14];areaCercaDatiPerPosizioneSquadre;5;0)" office:value-type="float" office:value="0" calcext:value-type="float">
            <text:p>0</text:p>
          </table:table-cell>
          <table:table-cell table:style-name="ce246" table:formula="of:=VLOOKUP([.A14];areaCercaDatiPerPosizioneSquadre;6;0)" office:value-type="float" office:value="0" calcext:value-type="float">
            <text:p>0</text:p>
          </table:table-cell>
          <table:table-cell table:style-name="ce246" table:formula="of:=VLOOKUP([.A14];areaCercaDatiPerPosizioneSquadre;7;0)" office:value-type="float" office:value="0" calcext:value-type="float">
            <text:p>0</text:p>
          </table:table-cell>
          <table:table-cell table:style-name="ce246" table:formula="of:=VLOOKUP([.A14];areaCercaDatiPerPosizioneSquadre;8;0)" office:value-type="float" office:value="0" calcext:value-type="float">
            <text:p>0</text:p>
          </table:table-cell>
          <table:table-cell table:style-name="ce246" table:formula="of:=VLOOKUP([.A14];areaCercaDatiPerPosizioneSquadre;9;0)" office:value-type="float" office:value="0" calcext:value-type="float">
            <text:p>0</text:p>
          </table:table-cell>
          <table:table-cell table:style-name="ce246" table:formula="of:=VLOOKUP([.A14];areaCercaDatiPerPosizioneSquadre;10;0)" office:value-type="float" office:value="0" calcext:value-type="float">
            <text:p>0</text:p>
          </table:table-cell>
          <table:table-cell table:style-name="ce255" table:formula="of:=VLOOKUP([.A14];areaCercaDatiPerPosizioneSquadre;11;0)" office:value-type="float" office:value="0" calcext:value-type="float">
            <text:p>+0</text:p>
          </table:table-cell>
          <table:table-cell table:style-name="ce262" table:formula="of:=VLOOKUP([.A14];areaCercaDatiPerPosizioneSquadre;12;0)" office:value-type="float" office:value="0" calcext:value-type="float">
            <text:p>0,00</text:p>
          </table:table-cell>
          <table:table-cell table:style-name="ce262" table:formula="of:=VLOOKUP([.A14];areaCercaDatiPerPosizioneSquadre;13;0)" office:value-type="float" office:value="0" calcext:value-type="float">
            <text:p>0,00</text:p>
          </table:table-cell>
          <table:table-cell table:style-name="ce268" table:formula="of:=VLOOKUP([.A14];areaCercaDatiPerPosizioneSquadre;14;0)" office:value-type="float" office:value="0" calcext:value-type="float">
            <text:p>+0,00</text:p>
          </table:table-cell>
          <table:table-cell table:number-columns-repeated="51"/>
        </table:table-row>
        <table:table-row table:style-name="ro1">
          <table:table-cell table:style-name="ce246" office:value-type="float" office:value="7" calcext:value-type="float">
            <text:p>7</text:p>
          </table:table-cell>
          <table:table-cell table:style-name="ce246" table:formula="of:=VLOOKUP([.A15];areaCercaDatiPerPosizioneSquadre;2;0)">
            <text:p/>
          </table:table-cell>
          <table:table-cell table:style-name="ce246" table:formula="of:=VLOOKUP([.A15];areaCercaDatiPerPosizioneSquadre;4;0)" office:value-type="float" office:value="0" calcext:value-type="float">
            <text:p>0</text:p>
          </table:table-cell>
          <table:table-cell table:style-name="ce246" table:formula="of:=VLOOKUP([.A15];areaCercaDatiPerPosizioneSquadre;5;0)" office:value-type="float" office:value="0" calcext:value-type="float">
            <text:p>0</text:p>
          </table:table-cell>
          <table:table-cell table:style-name="ce246" table:formula="of:=VLOOKUP([.A15];areaCercaDatiPerPosizioneSquadre;6;0)" office:value-type="float" office:value="0" calcext:value-type="float">
            <text:p>0</text:p>
          </table:table-cell>
          <table:table-cell table:style-name="ce246" table:formula="of:=VLOOKUP([.A15];areaCercaDatiPerPosizioneSquadre;7;0)" office:value-type="float" office:value="0" calcext:value-type="float">
            <text:p>0</text:p>
          </table:table-cell>
          <table:table-cell table:style-name="ce246" table:formula="of:=VLOOKUP([.A15];areaCercaDatiPerPosizioneSquadre;8;0)" office:value-type="float" office:value="0" calcext:value-type="float">
            <text:p>0</text:p>
          </table:table-cell>
          <table:table-cell table:style-name="ce246" table:formula="of:=VLOOKUP([.A15];areaCercaDatiPerPosizioneSquadre;9;0)" office:value-type="float" office:value="0" calcext:value-type="float">
            <text:p>0</text:p>
          </table:table-cell>
          <table:table-cell table:style-name="ce246" table:formula="of:=VLOOKUP([.A15];areaCercaDatiPerPosizioneSquadre;10;0)" office:value-type="float" office:value="0" calcext:value-type="float">
            <text:p>0</text:p>
          </table:table-cell>
          <table:table-cell table:style-name="ce255" table:formula="of:=VLOOKUP([.A15];areaCercaDatiPerPosizioneSquadre;11;0)" office:value-type="float" office:value="0" calcext:value-type="float">
            <text:p>+0</text:p>
          </table:table-cell>
          <table:table-cell table:style-name="ce262" table:formula="of:=VLOOKUP([.A15];areaCercaDatiPerPosizioneSquadre;12;0)" office:value-type="float" office:value="0" calcext:value-type="float">
            <text:p>0,00</text:p>
          </table:table-cell>
          <table:table-cell table:style-name="ce262" table:formula="of:=VLOOKUP([.A15];areaCercaDatiPerPosizioneSquadre;13;0)" office:value-type="float" office:value="0" calcext:value-type="float">
            <text:p>0,00</text:p>
          </table:table-cell>
          <table:table-cell table:style-name="ce268" table:formula="of:=VLOOKUP([.A15];areaCercaDatiPerPosizioneSquadre;14;0)" office:value-type="float" office:value="0" calcext:value-type="float">
            <text:p>+0,00</text:p>
          </table:table-cell>
          <table:table-cell table:number-columns-repeated="51"/>
        </table:table-row>
        <table:table-row table:style-name="ro1" table:number-rows-repeated="3">
          <table:table-cell table:style-name="ce247" table:number-columns-repeated="9"/>
          <table:table-cell table:style-name="ce256"/>
          <table:table-cell table:style-name="ce263" table:number-columns-repeated="2"/>
          <table:table-cell table:style-name="ce269"/>
          <table:table-cell table:number-columns-repeated="51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yoff" table:style-name="ta2" table:protected="true" table:print-ranges="Playoff.A1:Playoff.I1048576">
        <loext:table-protection loext:select-protected-cells="true" loext:select-unprotected-cells="true"/>
        <table:table-column table:style-name="co38" table:default-cell-style-name="ce62"/>
        <table:table-column table:style-name="co39" table:number-columns-repeated="2" table:default-cell-style-name="ce62"/>
        <table:table-column table:style-name="co40" table:default-cell-style-name="ce62"/>
        <table:table-column table:style-name="co41" table:default-cell-style-name="ce62"/>
        <table:table-column table:style-name="co42" table:number-columns-repeated="2" table:default-cell-style-name="ce62"/>
        <table:table-column table:style-name="co43" table:default-cell-style-name="ce62"/>
        <table:table-column table:style-name="co42" table:default-cell-style-name="ce62"/>
        <table:table-column table:style-name="co3" table:number-columns-repeated="55" table:default-cell-style-name="ce149"/>
        <table:table-row table:style-name="ro6">
          <table:table-cell table:style-name="ce107" table:formula="of:=constNomeCampionato&amp;&quot;&quot;" table:number-columns-spanned="9" table:number-rows-spanned="1">
            <text:p/>
          </table:table-cell>
          <table:covered-table-cell table:number-columns-repeated="6" table:style-name="ce250"/>
          <table:covered-table-cell table:style-name="ce147"/>
          <table:covered-table-cell table:style-name="ce250"/>
          <table:table-cell table:number-columns-repeated="55"/>
        </table:table-row>
        <table:table-row table:style-name="ro6">
          <table:table-cell table:style-name="ce107" table:formula="of:=constSezioneCampionato&amp;&quot;&quot;" table:number-columns-spanned="9" table:number-rows-spanned="1">
            <text:p/>
          </table:table-cell>
          <table:covered-table-cell table:number-columns-repeated="8" table:style-name="ce250"/>
          <table:table-cell table:number-columns-repeated="55"/>
        </table:table-row>
        <table:table-row table:style-name="ro6">
          <table:table-cell table:style-name="ce107" table:formula="of:=constStagionaCampionato&amp;&quot;&quot;" table:number-columns-spanned="9" table:number-rows-spanned="1">
            <text:p/>
          </table:table-cell>
          <table:covered-table-cell table:number-columns-repeated="8" table:style-name="ce250"/>
          <table:table-cell table:number-columns-repeated="55"/>
        </table:table-row>
        <table:table-row table:style-name="ro1">
          <table:table-cell table:number-columns-repeated="3"/>
          <table:table-cell table:style-name="ce68" table:number-columns-repeated="3"/>
          <table:table-cell table:number-columns-repeated="58"/>
        </table:table-row>
        <table:table-row table:style-name="ro1">
          <table:table-cell table:style-name="ce82" office:value-type="string" calcext:value-type="string" table:number-columns-spanned="9" table:number-rows-spanned="1">
            <text:p>PLAYOFF</text:p>
          </table:table-cell>
          <table:covered-table-cell table:number-columns-repeated="2"/>
          <table:covered-table-cell table:number-columns-repeated="3" table:style-name="ce68"/>
          <table:covered-table-cell table:number-columns-repeated="3"/>
          <table:table-cell table:number-columns-repeated="55"/>
        </table:table-row>
        <table:table-row table:style-name="ro1">
          <table:table-cell table:number-columns-repeated="3"/>
          <table:table-cell table:style-name="ce68" table:number-columns-repeated="3"/>
          <table:table-cell table:number-columns-repeated="58"/>
        </table:table-row>
        <table:table-row table:style-name="ro1">
          <table:table-cell table:style-name="ce157" office:value-type="string" calcext:value-type="string">
            <text:p>1-2</text:p>
          </table:table-cell>
          <table:table-cell table:style-name="ce182" table:formula="of:=IF(ISNUMBER([.A7]);ROMAN([.A7])&amp;&quot; GIORNATA&quot;;COM.MICROSOFT.SWITCH([.A7];&quot;1-2&quot;;&quot;FINALE 1°-2° POSTO&quot;;&quot;3-4&quot;;&quot;FINALE 3°-4° POSTO&quot;;&quot;&quot;))" office:value-type="string" office:string-value="FINALE 1°-2° POSTO" calcext:value-type="string" table:number-columns-spanned="8" table:number-rows-spanned="1">
            <text:p>FINALE 1°-2° POSTO</text:p>
          </table:table-cell>
          <table:covered-table-cell/>
          <table:covered-table-cell table:number-columns-repeated="3" table:style-name="ce68"/>
          <table:covered-table-cell table:number-columns-repeated="3"/>
          <table:table-cell table:number-columns-repeated="55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85" table:content-validation-name="val1" office:value-type="float" office:value="22" calcext:value-type="float" table:number-columns-spanned="1" table:number-rows-spanned="2">
            <text:p>22</text:p>
          </table:table-cell>
          <table:table-cell table:style-name="ce160" table:content-validation-name="val7" table:formula="of:=VLOOKUP(1;areaCercaDatiPerPosizioneSquadre;2;0)">
            <text:p/>
          </table:table-cell>
          <table:table-cell table:style-name="ce160" table:content-validation-name="val7" table:formula="of:=VLOOKUP(2;areaCercaDatiPerPosizioneSquadre;2;0)">
            <text:p/>
          </table:table-cell>
          <table:table-cell table:style-name="ce92" table:formula="of:=IF([.E9]=&quot;&quot;;&quot;&quot;;TEXT([.E9];&quot;ggg&quot;))" office:value-type="string" office:string-value="dom" calcext:value-type="string">
            <text:p>dom</text:p>
          </table:table-cell>
          <table:table-cell table:style-name="ce169" table:content-validation-name="val4" office:value-type="date" office:date-value="2018-05-27" calcext:value-type="date">
            <text:p>27 mag 2018</text:p>
          </table:table-cell>
          <table:table-cell table:style-name="ce170" table:content-validation-name="val5" office:value-type="time" office:time-value="PT09H00M00S" calcext:value-type="time">
            <text:p>09:00</text:p>
          </table:table-cell>
          <table:table-cell table:style-name="ce174" table:content-validation-name="val6" office:value-type="float" office:value="45" calcext:value-type="float" table:number-columns-spanned="1" table:number-rows-spanned="2">
            <text:p>45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86" table:content-validation-name="val6" office:value-type="float" office:value="49" calcext:value-type="float" table:number-columns-spanned="1" table:number-rows-spanned="2">
            <text:p>49</text:p>
          </table:table-cell>
          <table:table-cell table:number-columns-repeated="55"/>
        </table:table-row>
        <table:table-row table:style-name="ro1">
          <table:covered-table-cell table:style-name="ce86"/>
          <table:table-cell table:style-name="ce164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10]=&quot;&quot;;&quot;&quot;;HYPERLINK(VLOOKUP([.B10];areaLinkMappeSquadre;2;0);&quot;Mappa&quot;))" office:value-type="string" office:string-value="" calcext:value-type="error">
            <text:p>#N/D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number-columns-repeated="3"/>
          <table:table-cell table:style-name="ce68" table:number-columns-repeated="3"/>
          <table:table-cell table:number-columns-repeated="58"/>
        </table:table-row>
        <table:table-row table:style-name="ro1">
          <table:table-cell table:style-name="ce157" office:value-type="string" calcext:value-type="string">
            <text:p>3-4</text:p>
          </table:table-cell>
          <table:table-cell table:style-name="ce182" table:formula="of:=IF(ISNUMBER([.A12]);ROMAN([.A12])&amp;&quot; GIORNATA&quot;;COM.MICROSOFT.SWITCH([.A12];&quot;1-2&quot;;&quot;FINALE 1°-2° POSTO&quot;;&quot;3-4&quot;;&quot;FINALE 3°-4° POSTO&quot;;&quot;&quot;))" office:value-type="string" office:string-value="FINALE 3°-4° POSTO" calcext:value-type="string" table:number-columns-spanned="8" table:number-rows-spanned="1">
            <text:p>FINALE 3°-4° POSTO</text:p>
          </table:table-cell>
          <table:covered-table-cell/>
          <table:covered-table-cell table:number-columns-repeated="3" table:style-name="ce68"/>
          <table:covered-table-cell table:number-columns-repeated="3"/>
          <table:table-cell table:number-columns-repeated="55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85" table:content-validation-name="val1" office:value-type="float" office:value="23" calcext:value-type="float" table:number-columns-spanned="1" table:number-rows-spanned="2">
            <text:p>23</text:p>
          </table:table-cell>
          <table:table-cell table:style-name="ce160" table:content-validation-name="val7" table:formula="of:=VLOOKUP(3;areaCercaDatiPerPosizioneSquadre;2;0)">
            <text:p/>
          </table:table-cell>
          <table:table-cell table:style-name="ce160" table:content-validation-name="val7" table:formula="of:=VLOOKUP(4;areaCercaDatiPerPosizioneSquadre;2;0)">
            <text:p/>
          </table:table-cell>
          <table:table-cell table:style-name="ce92" table:formula="of:=IF([.E14]=&quot;&quot;;&quot;&quot;;TEXT([.E14];&quot;ggg&quot;))" office:value-type="string" office:string-value="dom" calcext:value-type="string">
            <text:p>dom</text:p>
          </table:table-cell>
          <table:table-cell table:style-name="ce169" table:content-validation-name="val4" office:value-type="date" office:date-value="2018-05-27" calcext:value-type="date">
            <text:p>27 mag 2018</text:p>
          </table:table-cell>
          <table:table-cell table:style-name="ce170" table:content-validation-name="val5" office:value-type="time" office:time-value="PT11H00M00S" calcext:value-type="time">
            <text:p>11:00</text:p>
          </table:table-cell>
          <table:table-cell table:style-name="ce174" table:content-validation-name="val6" office:value-type="float" office:value="52" calcext:value-type="float" table:number-columns-spanned="1" table:number-rows-spanned="2">
            <text:p>52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86" table:content-validation-name="val6" office:value-type="float" office:value="63" calcext:value-type="float" table:number-columns-spanned="1" table:number-rows-spanned="2">
            <text:p>63</text:p>
          </table:table-cell>
          <table:table-cell table:number-columns-repeated="55"/>
        </table:table-row>
        <table:table-row table:style-name="ro1">
          <table:covered-table-cell table:style-name="ce86"/>
          <table:table-cell table:style-name="ce164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15]=&quot;&quot;;&quot;&quot;;HYPERLINK(VLOOKUP([.B15];areaLinkMappeSquadre;2;0);&quot;Mappa&quot;))" office:value-type="string" office:string-value="" calcext:value-type="error">
            <text:p>#N/D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 table:number-rows-repeated="16">
          <table:table-cell table:number-columns-repeated="64"/>
        </table:table-row>
        <table:table-row table:style-name="ro1">
          <table:table-cell table:number-columns-repeated="5"/>
          <table:table-cell table:style-name="ce183"/>
          <table:table-cell table:number-columns-repeated="58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areaCercaDatiPerPosizioneSquadre" table:base-cell-address="$Squadre.$Q$1" table:cell-range-address="$Analisi_Classifica.$A$1:.$N$1048576"/>
        <table:named-range table:name="areaCercaPuntiClassificaSquadre" table:base-cell-address="$Squadre.$G$1" table:cell-range-address="$Analisi_Classifica.$B$1:.$D$1048576"/>
        <table:named-range table:name="areaCercaSquadraPerPosizioneSquadre" table:base-cell-address="$Squadre.$E$1" table:cell-range-address="$Analisi_Classifica.$A$1:.$B$1048576"/>
        <table:named-range table:name="areaCoefficienteSquadre" table:base-cell-address="$Squadre.$F$1" table:cell-range-address="$Analisi_Classifica.$C$1:.$C$1048576"/>
        <table:named-range table:name="areaDifferenzaPuntiACalendario" table:base-cell-address="$Calendario.$X$4" table:cell-range-address="$Analisi_Risultati.$G$1:.$G$1048576"/>
        <table:named-range table:name="areaDifferenzaPuntiBCalendario" table:base-cell-address="$Calendario.$X$4" table:cell-range-address="$Analisi_Risultati.$N$1:.$N$1048576"/>
        <table:named-range table:name="areaForfaitACalendario" table:base-cell-address="$Calendario.$M$5" table:cell-range-address="$Analisi_Risultati.$C$1:.$C$1048576"/>
        <table:named-range table:name="areaForfaitBCalendario" table:base-cell-address="$Calendario.$T$5" table:cell-range-address="$Analisi_Risultati.$J$1:.$J$1048576"/>
        <table:named-range table:name="areaLinkMappeSquadre" table:base-cell-address="$Squadre.$K$1" table:cell-range-address="$Squadre.$B$2:.$C$9"/>
        <table:named-range table:name="areaNomiCampiSquadre" table:base-cell-address="$Squadre.$K$1" table:cell-range-address="$Squadre.$B$3:.$B$9"/>
        <table:named-range table:name="areaNomiSquadreSquadre" table:base-cell-address="$Squadre.$A$2" table:cell-range-address="$Squadre.$A$3:.$A$9"/>
        <table:named-range table:name="areaPersaACalendario" table:base-cell-address="$Calendario.$N$1" table:cell-range-address="$Analisi_Risultati.$D$1:.$D$1048576"/>
        <table:named-range table:name="areaPersaBCalendario" table:base-cell-address="$Calendario.$U$5" table:cell-range-address="$Analisi_Risultati.$K$1:.$K$1048576"/>
        <table:named-range table:name="areaPuntiFattiACalendario" table:base-cell-address="$Calendario.$O$1" table:cell-range-address="$Analisi_Risultati.$E$1:.$E$1048576"/>
        <table:named-range table:name="areaPuntiFattiBCalendario" table:base-cell-address="$Calendario.$V$5" table:cell-range-address="$Analisi_Risultati.$L$1:.$L$1048576"/>
        <table:named-range table:name="areaPuntiSubitiACalendario" table:base-cell-address="$Calendario.$P$5" table:cell-range-address="$Analisi_Risultati.$F$1:.$F$1048576"/>
        <table:named-range table:name="areaPuntiSubitiBCalendario" table:base-cell-address="$Calendario.$V$5" table:cell-range-address="$Analisi_Risultati.$M$1:.$M$1048576"/>
        <table:named-range table:name="areaSquadraACalendario" table:base-cell-address="$Calendario.$O$20" table:cell-range-address="$Analisi_Risultati.$A$1:.$A$1048576"/>
        <table:named-range table:name="areaSquadraBCalendario" table:base-cell-address="$Calendario.$O$20" table:cell-range-address="$Analisi_Risultati.$H$1:.$H$1048576"/>
        <table:named-expression table:name="areaSquadreAnalisiRisultati" table:base-cell-address="$Squadre.$A$2" table:expression="#REF!"/>
        <table:named-range table:name="areaVintaACalendario" table:base-cell-address="$Calendario.$L$5" table:cell-range-address="$Analisi_Risultati.$B$1:.$B$1048576"/>
        <table:named-range table:name="areaVintaBCalendario" table:base-cell-address="$Calendario.$S$5" table:cell-range-address="$Analisi_Risultati.$I$1:.$I$1048576"/>
        <table:named-range table:name="constNomeCampionato" table:base-cell-address="$Campionato.$B$1" table:cell-range-address="$Campionato.$B$1"/>
        <table:named-range table:name="constPuntiForfait" table:base-cell-address="$Campionato.$C$6" table:cell-range-address="$Campionato.$B$6"/>
        <table:named-range table:name="constPuntiSconfitta" table:base-cell-address="$Campionato.$C$5" table:cell-range-address="$Campionato.$B$5"/>
        <table:named-range table:name="constPuntiVittoria" table:base-cell-address="$Campionato.$C$4" table:cell-range-address="$Campionato.$B$4"/>
        <table:named-range table:name="constSezioneCampionato" table:base-cell-address="$Campionato.$B$2" table:cell-range-address="$Campionato.$B$2"/>
        <table:named-range table:name="constStagionaCampionato" table:base-cell-address="$Campionato.$B$3" table:cell-range-address="$Campionato.$B$3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7P0" style:volatile="true">
      <number:text>+</number:text>
      <number:number number:decimal-places="0" number:min-decimal-places="0" number:min-integer-digits="1"/>
    </number:number-style>
    <number:number-style style:name="N107">
      <number:text>-</number:text>
      <number:number number:decimal-places="0" number:min-decimal-places="0" number:min-integer-digits="1"/>
      <style:map style:condition="value()&gt;=0" style:apply-style-name="N107P0"/>
    </number:number-style>
    <number:number-style style:name="N109P0" style:volatile="true">
      <number:text>+</number:text>
      <number:number number:decimal-places="2" number:min-decimal-places="2" number:min-integer-digits="1"/>
    </number:number-style>
    <number:number-style style:name="N109">
      <number:text>-</number:text>
      <number:number number:decimal-places="2" number:min-decimal-places="2" number:min-integer-digits="1"/>
      <style:map style:condition="value()&gt;=0" style:apply-style-name="N109P0"/>
    </number:number-style>
    <style:style style:name="Default" style:family="table-cell">
      <style:text-properties fo:font-size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cale-to-X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/00/0000</text:date>, <text:time style:data-style-name="N2" text:time-value="15:41:31.530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10T15:51:00.523000000</dc:date>
    <meta:editing-duration>PT6H33M14S</meta:editing-duration>
    <meta:editing-cycles>70</meta:editing-cycles>
    <meta:generator>LibreOffice/7.0.1.2$Windows_X86_64 LibreOffice_project/7cbcfc562f6eb6708b5ff7d7397325de9e764452</meta:generator>
    <meta:document-statistic meta:table-count="7" meta:cell-count="1011" meta:object-count="0"/>
  </office:meta>
</office:document-meta>
</file>